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3.353cm"/>
    </style:style>
    <style:style style:name="co4" style:family="table-column">
      <style:table-column-properties fo:break-before="auto" style:column-width="3.443cm"/>
    </style:style>
    <style:style style:name="co5" style:family="table-column">
      <style:table-column-properties fo:break-before="auto" style:column-width="4.016cm"/>
    </style:style>
    <style:style style:name="co6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3.762cm"/>
    </style:style>
    <style:style style:name="co8" style:family="table-column">
      <style:table-column-properties fo:break-before="auto" style:column-width="3.648cm"/>
    </style:style>
    <style:style style:name="co9" style:family="table-column">
      <style:table-column-properties fo:break-before="auto" style:column-width="3.965cm"/>
    </style:style>
    <style:style style:name="co10" style:family="table-column">
      <style:table-column-properties fo:break-before="auto" style:column-width="3.852cm"/>
    </style:style>
    <style:style style:name="co11" style:family="table-column">
      <style:table-column-properties fo:break-before="auto" style:column-width="3.835cm"/>
    </style:style>
    <style:style style:name="co12" style:family="table-column">
      <style:table-column-properties fo:break-before="auto" style:column-width="5.764cm"/>
    </style:style>
    <style:style style:name="co13" style:family="table-column">
      <style:table-column-properties fo:break-before="auto" style:column-width="3.63cm"/>
    </style:style>
    <style:style style:name="co14" style:family="table-column">
      <style:table-column-properties fo:break-before="auto" style:column-width="3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8"/>
    <style:style style:name="ce7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-3,3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Default"/>
        <table:table-column table:style-name="co12" table:default-cell-style-name="ce7"/>
        <table:table-column table:style-name="co13" table:number-columns-repeated="3" table:default-cell-style-name="ce9"/>
        <table:table-row table:style-name="ro1">
          <table:table-cell table:style-name="ce1" office:value-type="string" calcext:value-type="string">
            <text:p>x</text:p>
          </table:table-cell>
          <table:table-cell table:style-name="ce4" office:value-type="string" calcext:value-type="string">
            <text:p>x² </text:p>
          </table:table-cell>
          <table:table-cell table:style-name="ce4" office:value-type="string" calcext:value-type="string">
            <text:p>x³</text:p>
          </table:table-cell>
          <table:table-cell table:style-name="ce4" office:value-type="string" calcext:value-type="string">
            <text:p>x⁴</text:p>
          </table:table-cell>
          <table:table-cell table:style-name="ce4" office:value-type="string" calcext:value-type="string">
            <text:p>x⁵</text:p>
          </table:table-cell>
          <table:table-cell table:style-name="ce4" office:value-type="string" calcext:value-type="string">
            <text:p>x⁶</text:p>
          </table:table-cell>
          <table:table-cell table:style-name="ce4" office:value-type="string" calcext:value-type="string">
            <text:p>x⁷</text:p>
          </table:table-cell>
          <table:table-cell table:style-name="ce4" office:value-type="string" calcext:value-type="string">
            <text:p>x⁸</text:p>
          </table:table-cell>
          <table:table-cell table:style-name="ce4" office:value-type="string" calcext:value-type="string">
            <text:p>x⁹</text:p>
          </table:table-cell>
          <table:table-cell table:style-name="ce4" office:value-type="string" calcext:value-type="string">
            <text:p>x^10</text:p>
          </table:table-cell>
          <table:table-cell table:style-name="ce5" office:value-type="string" calcext:value-type="string">
            <text:p>y</text:p>
          </table:table-cell>
          <table:table-cell office:value-type="string" calcext:value-type="string">
            <text:p>x*y</text:p>
          </table:table-cell>
          <table:table-cell office:value-type="string" calcext:value-type="string">
            <text:p>X^2*Y</text:p>
          </table:table-cell>
          <table:table-cell office:value-type="string" calcext:value-type="string">
            <text:p>x^3*y</text:p>
          </table:table-cell>
          <table:table-cell office:value-type="string" calcext:value-type="string">
            <text:p>X^4*Y</text:p>
          </table:table-cell>
        </table:table-row>
        <table:table-row table:style-name="ro1">
          <table:table-cell table:style-name="ce2" office:value-type="float" office:value="-3" calcext:value-type="float">
            <text:p>-3</text:p>
          </table:table-cell>
          <table:table-cell table:style-name="ce5" table:formula="of:=[.A2] ^2" office:value-type="float" office:value="9" calcext:value-type="float">
            <text:p>9,000000000000</text:p>
          </table:table-cell>
          <table:table-cell table:style-name="ce5" table:formula="of:=[.A2] ^ 3" office:value-type="float" office:value="-27" calcext:value-type="float">
            <text:p>-27,000000000000</text:p>
          </table:table-cell>
          <table:table-cell table:style-name="ce5" table:formula="of:=[.A2] ^ 4" office:value-type="float" office:value="81" calcext:value-type="float">
            <text:p>81,000000000000</text:p>
          </table:table-cell>
          <table:table-cell table:style-name="ce5" table:formula="of:=[.A2] ^ 5" office:value-type="float" office:value="-243" calcext:value-type="float">
            <text:p>-243,000000000000</text:p>
          </table:table-cell>
          <table:table-cell table:formula="of:=[.A2]^6" office:value-type="float" office:value="729" calcext:value-type="float">
            <text:p>729,000000000000</text:p>
          </table:table-cell>
          <table:table-cell table:formula="of:=[.A2]^7" office:value-type="float" office:value="-2187" calcext:value-type="float">
            <text:p>-2187,000000000000</text:p>
          </table:table-cell>
          <table:table-cell table:formula="of:=[.A2]^8" office:value-type="float" office:value="6561" calcext:value-type="float">
            <text:p>6561,000000000000</text:p>
          </table:table-cell>
          <table:table-cell table:formula="of:=[.A2]^9" office:value-type="float" office:value="-19683" calcext:value-type="float">
            <text:p>-19683,000000000000</text:p>
          </table:table-cell>
          <table:table-cell table:formula="of:=[.A2]^10" office:value-type="float" office:value="59049" calcext:value-type="float">
            <text:p>59049,000000000000</text:p>
          </table:table-cell>
          <table:table-cell table:style-name="ce5" table:formula="of:=(2.718281^-([.A2]^2))" office:value-type="float" office:value="0.000123410142595038" calcext:value-type="float">
            <text:p>0,000123410143</text:p>
          </table:table-cell>
          <table:table-cell table:formula="of:=([.A2]*[.K2])" office:value-type="float" office:value="-0.000370230427785113" calcext:value-type="float">
            <text:p>-0,00037023042778511300</text:p>
          </table:table-cell>
          <table:table-cell table:formula="of:=[.B2]*[.K2]" office:value-type="float" office:value="0.00111069128335534" calcext:value-type="float">
            <text:p>0,0011106913</text:p>
          </table:table-cell>
          <table:table-cell table:formula="of:=[.C2]*[.K2]" office:value-type="float" office:value="-0.00333207385006601" calcext:value-type="float">
            <text:p>-0,0033320739</text:p>
          </table:table-cell>
          <table:table-cell table:formula="of:=[.D2]*[.K2]" office:value-type="float" office:value="0.00999622155019804" calcext:value-type="float">
            <text:p>0,0099962216</text:p>
          </table:table-cell>
        </table:table-row>
        <table:table-row table:style-name="ro1">
          <table:table-cell table:style-name="ce2" office:value-type="float" office:value="-2.875" calcext:value-type="float">
            <text:p>-2,875</text:p>
          </table:table-cell>
          <table:table-cell table:style-name="ce5" table:formula="of:=[.A3] ^2" office:value-type="float" office:value="8.265625" calcext:value-type="float">
            <text:p>8,265625000000</text:p>
          </table:table-cell>
          <table:table-cell table:style-name="ce5" table:formula="of:=[.A3] ^ 3" office:value-type="float" office:value="-23.763671875" calcext:value-type="float">
            <text:p>-23,763671875000</text:p>
          </table:table-cell>
          <table:table-cell table:style-name="ce5" table:formula="of:=[.A3] ^ 4" office:value-type="float" office:value="68.320556640625" calcext:value-type="float">
            <text:p>68,320556640625</text:p>
          </table:table-cell>
          <table:table-cell table:style-name="ce5" table:formula="of:=[.A3] ^ 5" office:value-type="float" office:value="-196.421600341797" calcext:value-type="float">
            <text:p>-196,421600341797</text:p>
          </table:table-cell>
          <table:table-cell table:formula="of:=[.A3]^6" office:value-type="float" office:value="564.712100982666" calcext:value-type="float">
            <text:p>564,712100982666</text:p>
          </table:table-cell>
          <table:table-cell table:formula="of:=[.A3]^7" office:value-type="float" office:value="-1623.54729032516" calcext:value-type="float">
            <text:p>-1623,547290325160</text:p>
          </table:table-cell>
          <table:table-cell table:formula="of:=[.A3]^8" office:value-type="float" office:value="4667.69845968485" calcext:value-type="float">
            <text:p>4667,698459684850</text:p>
          </table:table-cell>
          <table:table-cell table:formula="of:=[.A3]^9" office:value-type="float" office:value="-13419.6330715939" calcext:value-type="float">
            <text:p>-13419,633071593900</text:p>
          </table:table-cell>
          <table:table-cell table:formula="of:=[.A3]^10" office:value-type="float" office:value="38581.4450808326" calcext:value-type="float">
            <text:p>38581,445080832600</text:p>
          </table:table-cell>
          <table:table-cell table:style-name="ce5" table:formula="of:=(2.718281^-([.A3]^2))" office:value-type="float" office:value="0.000257208766744775" calcext:value-type="float">
            <text:p>0,000257208767</text:p>
          </table:table-cell>
          <table:table-cell table:formula="of:=([.A3]*[.K3])" office:value-type="float" office:value="-0.000739475204391228" calcext:value-type="float">
            <text:p>-0,00073947520439122800</text:p>
          </table:table-cell>
          <table:table-cell table:formula="of:=[.B3]*[.K3]" office:value-type="float" office:value="0.00212599121262478" calcext:value-type="float">
            <text:p>0,0021259912</text:p>
          </table:table-cell>
          <table:table-cell table:formula="of:=[.C3]*[.K3]" office:value-type="float" office:value="-0.00611222473629624" calcext:value-type="float">
            <text:p>-0,0061122247</text:p>
          </table:table-cell>
          <table:table-cell table:formula="of:=[.D3]*[.K3]" office:value-type="float" office:value="0.0175726461168517" calcext:value-type="float">
            <text:p>0,0175726461</text:p>
          </table:table-cell>
        </table:table-row>
        <table:table-row table:style-name="ro1">
          <table:table-cell table:style-name="ce2" office:value-type="float" office:value="-2.75" calcext:value-type="float">
            <text:p>-2,75</text:p>
          </table:table-cell>
          <table:table-cell table:style-name="ce5" table:formula="of:=[.A4] ^2" office:value-type="float" office:value="7.5625" calcext:value-type="float">
            <text:p>7,562500000000</text:p>
          </table:table-cell>
          <table:table-cell table:style-name="ce5" table:formula="of:=[.A4] ^ 3" office:value-type="float" office:value="-20.796875" calcext:value-type="float">
            <text:p>-20,796875000000</text:p>
          </table:table-cell>
          <table:table-cell table:style-name="ce5" table:formula="of:=[.A4] ^ 4" office:value-type="float" office:value="57.19140625" calcext:value-type="float">
            <text:p>57,191406250000</text:p>
          </table:table-cell>
          <table:table-cell table:style-name="ce5" table:formula="of:=[.A4] ^ 5" office:value-type="float" office:value="-157.2763671875" calcext:value-type="float">
            <text:p>-157,276367187500</text:p>
          </table:table-cell>
          <table:table-cell table:formula="of:=[.A4]^6" office:value-type="float" office:value="432.510009765625" calcext:value-type="float">
            <text:p>432,510009765625</text:p>
          </table:table-cell>
          <table:table-cell table:formula="of:=[.A4]^7" office:value-type="float" office:value="-1189.40252685547" calcext:value-type="float">
            <text:p>-1189,402526855470</text:p>
          </table:table-cell>
          <table:table-cell table:formula="of:=[.A4]^8" office:value-type="float" office:value="3270.85694885254" calcext:value-type="float">
            <text:p>3270,856948852540</text:p>
          </table:table-cell>
          <table:table-cell table:formula="of:=[.A4]^9" office:value-type="float" office:value="-8994.85660934448" calcext:value-type="float">
            <text:p>-8994,856609344480</text:p>
          </table:table-cell>
          <table:table-cell table:formula="of:=[.A4]^10" office:value-type="float" office:value="24735.8556756973" calcext:value-type="float">
            <text:p>24735,855675697300</text:p>
          </table:table-cell>
          <table:table-cell table:style-name="ce5" table:formula="of:=(2.718281^-([.A4]^2))" office:value-type="float" office:value="0.00051957587969613" calcext:value-type="float">
            <text:p>0,000519575880</text:p>
          </table:table-cell>
          <table:table-cell table:formula="of:=([.A4]*[.K4])" office:value-type="float" office:value="-0.00142883366916436" calcext:value-type="float">
            <text:p>-0,00142883366916436000</text:p>
          </table:table-cell>
          <table:table-cell table:formula="of:=[.B4]*[.K4]" office:value-type="float" office:value="0.00392929259020198" calcext:value-type="float">
            <text:p>0,0039292926</text:p>
          </table:table-cell>
          <table:table-cell table:formula="of:=[.C4]*[.K4]" office:value-type="float" office:value="-0.0108055546230555" calcext:value-type="float">
            <text:p>-0,0108055546</text:p>
          </table:table-cell>
          <table:table-cell table:formula="of:=[.D4]*[.K4]" office:value-type="float" office:value="0.0297152752134025" calcext:value-type="float">
            <text:p>0,0297152752</text:p>
          </table:table-cell>
        </table:table-row>
        <table:table-row table:style-name="ro1">
          <table:table-cell table:style-name="ce2" office:value-type="float" office:value="-2.625" calcext:value-type="float">
            <text:p>-2,625</text:p>
          </table:table-cell>
          <table:table-cell table:style-name="ce5" table:formula="of:=[.A5] ^2" office:value-type="float" office:value="6.890625" calcext:value-type="float">
            <text:p>6,890625000000</text:p>
          </table:table-cell>
          <table:table-cell table:style-name="ce5" table:formula="of:=[.A5] ^ 3" office:value-type="float" office:value="-18.087890625" calcext:value-type="float">
            <text:p>-18,087890625000</text:p>
          </table:table-cell>
          <table:table-cell table:style-name="ce5" table:formula="of:=[.A5] ^ 4" office:value-type="float" office:value="47.480712890625" calcext:value-type="float">
            <text:p>47,480712890625</text:p>
          </table:table-cell>
          <table:table-cell table:style-name="ce5" table:formula="of:=[.A5] ^ 5" office:value-type="float" office:value="-124.636871337891" calcext:value-type="float">
            <text:p>-124,636871337891</text:p>
          </table:table-cell>
          <table:table-cell table:formula="of:=[.A5]^6" office:value-type="float" office:value="327.171787261963" calcext:value-type="float">
            <text:p>327,171787261963</text:p>
          </table:table-cell>
          <table:table-cell table:formula="of:=[.A5]^7" office:value-type="float" office:value="-858.825941562653" calcext:value-type="float">
            <text:p>-858,825941562653</text:p>
          </table:table-cell>
          <table:table-cell table:formula="of:=[.A5]^8" office:value-type="float" office:value="2254.41809660196" calcext:value-type="float">
            <text:p>2254,418096601960</text:p>
          </table:table-cell>
          <table:table-cell table:formula="of:=[.A5]^9" office:value-type="float" office:value="-5917.84750358015" calcext:value-type="float">
            <text:p>-5917,847503580150</text:p>
          </table:table-cell>
          <table:table-cell table:formula="of:=[.A5]^10" office:value-type="float" office:value="15534.3496968979" calcext:value-type="float">
            <text:p>15534,349696897900</text:p>
          </table:table-cell>
          <table:table-cell table:style-name="ce5" table:formula="of:=(2.718281^-([.A5]^2))" office:value-type="float" office:value="0.00101727997997887" calcext:value-type="float">
            <text:p>0,001017279980</text:p>
          </table:table-cell>
          <table:table-cell table:formula="of:=([.A5]*[.K5])" office:value-type="float" office:value="-0.00267035994744453" calcext:value-type="float">
            <text:p>-0,00267035994744453000</text:p>
          </table:table-cell>
          <table:table-cell table:formula="of:=[.B5]*[.K5]" office:value-type="float" office:value="0.0070096948620419" calcext:value-type="float">
            <text:p>0,0070096949</text:p>
          </table:table-cell>
          <table:table-cell table:formula="of:=[.C5]*[.K5]" office:value-type="float" office:value="-0.01840044901286" calcext:value-type="float">
            <text:p>-0,018400449</text:p>
          </table:table-cell>
          <table:table-cell table:formula="of:=[.D5]*[.K5]" office:value-type="float" office:value="0.0483011786587574" calcext:value-type="float">
            <text:p>0,0483011787</text:p>
          </table:table-cell>
        </table:table-row>
        <table:table-row table:style-name="ro1">
          <table:table-cell table:style-name="ce2" office:value-type="float" office:value="-2.5" calcext:value-type="float">
            <text:p>-2,5</text:p>
          </table:table-cell>
          <table:table-cell table:style-name="ce5" table:formula="of:=[.A6] ^2" office:value-type="float" office:value="6.25" calcext:value-type="float">
            <text:p>6,250000000000</text:p>
          </table:table-cell>
          <table:table-cell table:style-name="ce5" table:formula="of:=[.A6] ^ 3" office:value-type="float" office:value="-15.625" calcext:value-type="float">
            <text:p>-15,625000000000</text:p>
          </table:table-cell>
          <table:table-cell table:style-name="ce5" table:formula="of:=[.A6] ^ 4" office:value-type="float" office:value="39.0625" calcext:value-type="float">
            <text:p>39,062500000000</text:p>
          </table:table-cell>
          <table:table-cell table:style-name="ce5" table:formula="of:=[.A6] ^ 5" office:value-type="float" office:value="-97.65625" calcext:value-type="float">
            <text:p>-97,656250000000</text:p>
          </table:table-cell>
          <table:table-cell table:formula="of:=[.A6]^6" office:value-type="float" office:value="244.140625" calcext:value-type="float">
            <text:p>244,140625000000</text:p>
          </table:table-cell>
          <table:table-cell table:formula="of:=[.A6]^7" office:value-type="float" office:value="-610.3515625" calcext:value-type="float">
            <text:p>-610,351562500000</text:p>
          </table:table-cell>
          <table:table-cell table:formula="of:=[.A6]^8" office:value-type="float" office:value="1525.87890625" calcext:value-type="float">
            <text:p>1525,878906250000</text:p>
          </table:table-cell>
          <table:table-cell table:formula="of:=[.A6]^9" office:value-type="float" office:value="-3814.697265625" calcext:value-type="float">
            <text:p>-3814,697265625000</text:p>
          </table:table-cell>
          <table:table-cell table:formula="of:=[.A6]^10" office:value-type="float" office:value="9536.7431640625" calcext:value-type="float">
            <text:p>9536,743164062500</text:p>
          </table:table-cell>
          <table:table-cell table:style-name="ce5" table:formula="of:=(2.718281^-([.A6]^2))" office:value-type="float" office:value="0.00193045781342175" calcext:value-type="float">
            <text:p>0,001930457813</text:p>
          </table:table-cell>
          <table:table-cell table:formula="of:=([.A6]*[.K6])" office:value-type="float" office:value="-0.00482614453355437" calcext:value-type="float">
            <text:p>-0,00482614453355437000</text:p>
          </table:table-cell>
          <table:table-cell table:formula="of:=[.B6]*[.K6]" office:value-type="float" office:value="0.0120653613338859" calcext:value-type="float">
            <text:p>0,0120653613</text:p>
          </table:table-cell>
          <table:table-cell table:formula="of:=[.C6]*[.K6]" office:value-type="float" office:value="-0.0301634033347148" calcext:value-type="float">
            <text:p>-0,0301634033</text:p>
          </table:table-cell>
          <table:table-cell table:formula="of:=[.D6]*[.K6]" office:value-type="float" office:value="0.075408508336787" calcext:value-type="float">
            <text:p>0,0754085083</text:p>
          </table:table-cell>
        </table:table-row>
        <table:table-row table:style-name="ro1">
          <table:table-cell table:style-name="ce2" office:value-type="float" office:value="-2.375" calcext:value-type="float">
            <text:p>-2,375</text:p>
          </table:table-cell>
          <table:table-cell table:style-name="ce5" table:formula="of:=[.A7] ^2" office:value-type="float" office:value="5.640625" calcext:value-type="float">
            <text:p>5,640625000000</text:p>
          </table:table-cell>
          <table:table-cell table:style-name="ce5" table:formula="of:=[.A7] ^ 3" office:value-type="float" office:value="-13.396484375" calcext:value-type="float">
            <text:p>-13,396484375000</text:p>
          </table:table-cell>
          <table:table-cell table:style-name="ce5" table:formula="of:=[.A7] ^ 4" office:value-type="float" office:value="31.816650390625" calcext:value-type="float">
            <text:p>31,816650390625</text:p>
          </table:table-cell>
          <table:table-cell table:style-name="ce5" table:formula="of:=[.A7] ^ 5" office:value-type="float" office:value="-75.5645446777344" calcext:value-type="float">
            <text:p>-75,564544677734</text:p>
          </table:table-cell>
          <table:table-cell table:formula="of:=[.A7]^6" office:value-type="float" office:value="179.465793609619" calcext:value-type="float">
            <text:p>179,465793609619</text:p>
          </table:table-cell>
          <table:table-cell table:formula="of:=[.A7]^7" office:value-type="float" office:value="-426.231259822846" calcext:value-type="float">
            <text:p>-426,231259822846</text:p>
          </table:table-cell>
          <table:table-cell table:formula="of:=[.A7]^8" office:value-type="float" office:value="1012.29924207926" calcext:value-type="float">
            <text:p>1012,299242079260</text:p>
          </table:table-cell>
          <table:table-cell table:formula="of:=[.A7]^9" office:value-type="float" office:value="-2404.21069993824" calcext:value-type="float">
            <text:p>-2404,210699938240</text:p>
          </table:table-cell>
          <table:table-cell table:formula="of:=[.A7]^10" office:value-type="float" office:value="5710.00041235331" calcext:value-type="float">
            <text:p>5710,000412353310</text:p>
          </table:table-cell>
          <table:table-cell table:style-name="ce5" table:formula="of:=(2.718281^-([.A7]^2))" office:value-type="float" office:value="0.00355065466120589" calcext:value-type="float">
            <text:p>0,003550654661</text:p>
          </table:table-cell>
          <table:table-cell table:formula="of:=([.A7]*[.K7])" office:value-type="float" office:value="-0.00843280482036399" calcext:value-type="float">
            <text:p>-0,00843280482036399000</text:p>
          </table:table-cell>
          <table:table-cell table:formula="of:=[.B7]*[.K7]" office:value-type="float" office:value="0.0200279114483645" calcext:value-type="float">
            <text:p>0,0200279114</text:p>
          </table:table-cell>
          <table:table-cell table:formula="of:=[.C7]*[.K7]" office:value-type="float" office:value="-0.0475662896898656" calcext:value-type="float">
            <text:p>-0,0475662897</text:p>
          </table:table-cell>
          <table:table-cell table:formula="of:=[.D7]*[.K7]" office:value-type="float" office:value="0.112969938013431" calcext:value-type="float">
            <text:p>0,112969938</text:p>
          </table:table-cell>
        </table:table-row>
        <table:table-row table:style-name="ro1">
          <table:table-cell table:style-name="ce2" office:value-type="float" office:value="-2.25" calcext:value-type="float">
            <text:p>-2,25</text:p>
          </table:table-cell>
          <table:table-cell table:style-name="ce5" table:formula="of:=[.A8] ^2" office:value-type="float" office:value="5.0625" calcext:value-type="float">
            <text:p>5,062500000000</text:p>
          </table:table-cell>
          <table:table-cell table:style-name="ce5" table:formula="of:=[.A8] ^ 3" office:value-type="float" office:value="-11.390625" calcext:value-type="float">
            <text:p>-11,390625000000</text:p>
          </table:table-cell>
          <table:table-cell table:style-name="ce5" table:formula="of:=[.A8] ^ 4" office:value-type="float" office:value="25.62890625" calcext:value-type="float">
            <text:p>25,628906250000</text:p>
          </table:table-cell>
          <table:table-cell table:style-name="ce5" table:formula="of:=[.A8] ^ 5" office:value-type="float" office:value="-57.6650390625" calcext:value-type="float">
            <text:p>-57,665039062500</text:p>
          </table:table-cell>
          <table:table-cell table:formula="of:=[.A8]^6" office:value-type="float" office:value="129.746337890625" calcext:value-type="float">
            <text:p>129,746337890625</text:p>
          </table:table-cell>
          <table:table-cell table:formula="of:=[.A8]^7" office:value-type="float" office:value="-291.929260253906" calcext:value-type="float">
            <text:p>-291,929260253906</text:p>
          </table:table-cell>
          <table:table-cell table:formula="of:=[.A8]^8" office:value-type="float" office:value="656.840835571289" calcext:value-type="float">
            <text:p>656,840835571289</text:p>
          </table:table-cell>
          <table:table-cell table:formula="of:=[.A8]^9" office:value-type="float" office:value="-1477.8918800354" calcext:value-type="float">
            <text:p>-1477,891880035400</text:p>
          </table:table-cell>
          <table:table-cell table:formula="of:=[.A8]^10" office:value-type="float" office:value="3325.25673007965" calcext:value-type="float">
            <text:p>3325,256730079650</text:p>
          </table:table-cell>
          <table:table-cell table:style-name="ce5" table:formula="of:=(2.718281^-([.A8]^2))" office:value-type="float" office:value="0.00632972519369859" calcext:value-type="float">
            <text:p>0,006329725194</text:p>
          </table:table-cell>
          <table:table-cell table:formula="of:=([.A8]*[.K8])" office:value-type="float" office:value="-0.0142418816858218" calcext:value-type="float">
            <text:p>-0,01424188168582180000</text:p>
          </table:table-cell>
          <table:table-cell table:formula="of:=[.B8]*[.K8]" office:value-type="float" office:value="0.0320442337930991" calcext:value-type="float">
            <text:p>0,0320442338</text:p>
          </table:table-cell>
          <table:table-cell table:formula="of:=[.C8]*[.K8]" office:value-type="float" office:value="-0.072099526034473" calcext:value-type="float">
            <text:p>-0,072099526</text:p>
          </table:table-cell>
          <table:table-cell table:formula="of:=[.D8]*[.K8]" office:value-type="float" office:value="0.162223933577564" calcext:value-type="float">
            <text:p>0,1622239336</text:p>
          </table:table-cell>
        </table:table-row>
        <table:table-row table:style-name="ro1">
          <table:table-cell table:style-name="ce2" office:value-type="float" office:value="-2.125" calcext:value-type="float">
            <text:p>-2,125</text:p>
          </table:table-cell>
          <table:table-cell table:style-name="ce5" table:formula="of:=[.A9] ^2" office:value-type="float" office:value="4.515625" calcext:value-type="float">
            <text:p>4,515625000000</text:p>
          </table:table-cell>
          <table:table-cell table:style-name="ce5" table:formula="of:=[.A9] ^ 3" office:value-type="float" office:value="-9.595703125" calcext:value-type="float">
            <text:p>-9,595703125000</text:p>
          </table:table-cell>
          <table:table-cell table:style-name="ce5" table:formula="of:=[.A9] ^ 4" office:value-type="float" office:value="20.390869140625" calcext:value-type="float">
            <text:p>20,390869140625</text:p>
          </table:table-cell>
          <table:table-cell table:style-name="ce5" table:formula="of:=[.A9] ^ 5" office:value-type="float" office:value="-43.3305969238281" calcext:value-type="float">
            <text:p>-43,330596923828</text:p>
          </table:table-cell>
          <table:table-cell table:formula="of:=[.A9]^6" office:value-type="float" office:value="92.0775184631348" calcext:value-type="float">
            <text:p>92,077518463135</text:p>
          </table:table-cell>
          <table:table-cell table:formula="of:=[.A9]^7" office:value-type="float" office:value="-195.664726734161" calcext:value-type="float">
            <text:p>-195,664726734161</text:p>
          </table:table-cell>
          <table:table-cell table:formula="of:=[.A9]^8" office:value-type="float" office:value="415.787544310093" calcext:value-type="float">
            <text:p>415,787544310093</text:p>
          </table:table-cell>
          <table:table-cell table:formula="of:=[.A9]^9" office:value-type="float" office:value="-883.548531658948" calcext:value-type="float">
            <text:p>-883,548531658948</text:p>
          </table:table-cell>
          <table:table-cell table:formula="of:=[.A9]^10" office:value-type="float" office:value="1877.54062977526" calcext:value-type="float">
            <text:p>1877,540629775260</text:p>
          </table:table-cell>
          <table:table-cell table:style-name="ce5" table:formula="of:=(2.718281^-([.A9]^2))" office:value-type="float" office:value="0.0109367825622434" calcext:value-type="float">
            <text:p>0,010936782562</text:p>
          </table:table-cell>
          <table:table-cell table:formula="of:=([.A9]*[.K9])" office:value-type="float" office:value="-0.0232406629447671" calcext:value-type="float">
            <text:p>-0,02324066294476710000</text:p>
          </table:table-cell>
          <table:table-cell table:formula="of:=[.B9]*[.K9]" office:value-type="float" office:value="0.0493864087576302" calcext:value-type="float">
            <text:p>0,0493864088</text:p>
          </table:table-cell>
          <table:table-cell table:formula="of:=[.C9]*[.K9]" office:value-type="float" office:value="-0.104946118609964" calcext:value-type="float">
            <text:p>-0,1049461186</text:p>
          </table:table-cell>
          <table:table-cell table:formula="of:=[.D9]*[.K9]" office:value-type="float" office:value="0.223010502046174" calcext:value-type="float">
            <text:p>0,223010502</text:p>
          </table:table-cell>
        </table:table-row>
        <table:table-row table:style-name="ro1">
          <table:table-cell table:style-name="ce2" office:value-type="float" office:value="-2" calcext:value-type="float">
            <text:p>-2</text:p>
          </table:table-cell>
          <table:table-cell table:style-name="ce5" table:formula="of:=[.A10] ^2" office:value-type="float" office:value="4" calcext:value-type="float">
            <text:p>4,000000000000</text:p>
          </table:table-cell>
          <table:table-cell table:style-name="ce5" table:formula="of:=[.A10] ^ 3" office:value-type="float" office:value="-8" calcext:value-type="float">
            <text:p>-8,000000000000</text:p>
          </table:table-cell>
          <table:table-cell table:style-name="ce5" table:formula="of:=[.A10] ^ 4" office:value-type="float" office:value="16" calcext:value-type="float">
            <text:p>16,000000000000</text:p>
          </table:table-cell>
          <table:table-cell table:style-name="ce5" table:formula="of:=[.A10] ^ 5" office:value-type="float" office:value="-32" calcext:value-type="float">
            <text:p>-32,000000000000</text:p>
          </table:table-cell>
          <table:table-cell table:formula="of:=[.A10]^6" office:value-type="float" office:value="64" calcext:value-type="float">
            <text:p>64,000000000000</text:p>
          </table:table-cell>
          <table:table-cell table:formula="of:=[.A10]^7" office:value-type="float" office:value="-128" calcext:value-type="float">
            <text:p>-128,000000000000</text:p>
          </table:table-cell>
          <table:table-cell table:formula="of:=[.A10]^8" office:value-type="float" office:value="256" calcext:value-type="float">
            <text:p>256,000000000000</text:p>
          </table:table-cell>
          <table:table-cell table:formula="of:=[.A10]^9" office:value-type="float" office:value="-512" calcext:value-type="float">
            <text:p>-512,000000000000</text:p>
          </table:table-cell>
          <table:table-cell table:formula="of:=[.A10]^10" office:value-type="float" office:value="1024" calcext:value-type="float">
            <text:p>1024,000000000000</text:p>
          </table:table-cell>
          <table:table-cell table:style-name="ce5" table:formula="of:=(2.718281^-([.A10]^2))" office:value-type="float" office:value="0.0183156612172037" calcext:value-type="float">
            <text:p>0,018315661217</text:p>
          </table:table-cell>
          <table:table-cell table:formula="of:=([.A10]*[.K10])" office:value-type="float" office:value="-0.0366313224344075" calcext:value-type="float">
            <text:p>-0,03663132243440750000</text:p>
          </table:table-cell>
          <table:table-cell table:formula="of:=[.B10]*[.K10]" office:value-type="float" office:value="0.073262644868815" calcext:value-type="float">
            <text:p>0,0732626449</text:p>
          </table:table-cell>
          <table:table-cell table:formula="of:=[.C10]*[.K10]" office:value-type="float" office:value="-0.14652528973763" calcext:value-type="float">
            <text:p>-0,1465252897</text:p>
          </table:table-cell>
          <table:table-cell table:formula="of:=[.D10]*[.K10]" office:value-type="float" office:value="0.29305057947526" calcext:value-type="float">
            <text:p>0,2930505795</text:p>
          </table:table-cell>
        </table:table-row>
        <table:table-row table:style-name="ro1">
          <table:table-cell table:style-name="ce2" office:value-type="float" office:value="-1.875" calcext:value-type="float">
            <text:p>-1,875</text:p>
          </table:table-cell>
          <table:table-cell table:style-name="ce5" table:formula="of:=[.A11] ^2" office:value-type="float" office:value="3.515625" calcext:value-type="float">
            <text:p>3,515625000000</text:p>
          </table:table-cell>
          <table:table-cell table:style-name="ce5" table:formula="of:=[.A11] ^ 3" office:value-type="float" office:value="-6.591796875" calcext:value-type="float">
            <text:p>-6,591796875000</text:p>
          </table:table-cell>
          <table:table-cell table:style-name="ce5" table:formula="of:=[.A11] ^ 4" office:value-type="float" office:value="12.359619140625" calcext:value-type="float">
            <text:p>12,359619140625</text:p>
          </table:table-cell>
          <table:table-cell table:style-name="ce5" table:formula="of:=[.A11] ^ 5" office:value-type="float" office:value="-23.1742858886719" calcext:value-type="float">
            <text:p>-23,174285888672</text:p>
          </table:table-cell>
          <table:table-cell table:formula="of:=[.A11]^6" office:value-type="float" office:value="43.4517860412598" calcext:value-type="float">
            <text:p>43,451786041260</text:p>
          </table:table-cell>
          <table:table-cell table:formula="of:=[.A11]^7" office:value-type="float" office:value="-81.4720988273621" calcext:value-type="float">
            <text:p>-81,472098827362</text:p>
          </table:table-cell>
          <table:table-cell table:formula="of:=[.A11]^8" office:value-type="float" office:value="152.760185301304" calcext:value-type="float">
            <text:p>152,760185301304</text:p>
          </table:table-cell>
          <table:table-cell table:formula="of:=[.A11]^9" office:value-type="float" office:value="-286.425347439945" calcext:value-type="float">
            <text:p>-286,425347439945</text:p>
          </table:table-cell>
          <table:table-cell table:formula="of:=[.A11]^10" office:value-type="float" office:value="537.047526449896" calcext:value-type="float">
            <text:p>537,047526449896</text:p>
          </table:table-cell>
          <table:table-cell table:style-name="ce5" table:formula="of:=(2.718281^-([.A11]^2))" office:value-type="float" office:value="0.0297292482400774" calcext:value-type="float">
            <text:p>0,029729248240</text:p>
          </table:table-cell>
          <table:table-cell table:formula="of:=([.A11]*[.K11])" office:value-type="float" office:value="-0.0557423404501452" calcext:value-type="float">
            <text:p>-0,05574234045014520000</text:p>
          </table:table-cell>
          <table:table-cell table:formula="of:=[.B11]*[.K11]" office:value-type="float" office:value="0.104516888344022" calcext:value-type="float">
            <text:p>0,1045168883</text:p>
          </table:table-cell>
          <table:table-cell table:formula="of:=[.C11]*[.K11]" office:value-type="float" office:value="-0.195969165645042" calcext:value-type="float">
            <text:p>-0,1959691656</text:p>
          </table:table-cell>
          <table:table-cell table:formula="of:=[.D11]*[.K11]" office:value-type="float" office:value="0.367442185584453" calcext:value-type="float">
            <text:p>0,3674421856</text:p>
          </table:table-cell>
        </table:table-row>
        <table:table-row table:style-name="ro1">
          <table:table-cell table:style-name="ce2" office:value-type="float" office:value="-1.75" calcext:value-type="float">
            <text:p>-1,75</text:p>
          </table:table-cell>
          <table:table-cell table:style-name="ce5" table:formula="of:=[.A12] ^2" office:value-type="float" office:value="3.0625" calcext:value-type="float">
            <text:p>3,062500000000</text:p>
          </table:table-cell>
          <table:table-cell table:style-name="ce5" table:formula="of:=[.A12] ^ 3" office:value-type="float" office:value="-5.359375" calcext:value-type="float">
            <text:p>-5,359375000000</text:p>
          </table:table-cell>
          <table:table-cell table:style-name="ce5" table:formula="of:=[.A12] ^ 4" office:value-type="float" office:value="9.37890625" calcext:value-type="float">
            <text:p>9,378906250000</text:p>
          </table:table-cell>
          <table:table-cell table:style-name="ce5" table:formula="of:=[.A12] ^ 5" office:value-type="float" office:value="-16.4130859375" calcext:value-type="float">
            <text:p>-16,413085937500</text:p>
          </table:table-cell>
          <table:table-cell table:formula="of:=[.A12]^6" office:value-type="float" office:value="28.722900390625" calcext:value-type="float">
            <text:p>28,722900390625</text:p>
          </table:table-cell>
          <table:table-cell table:formula="of:=[.A12]^7" office:value-type="float" office:value="-50.2650756835938" calcext:value-type="float">
            <text:p>-50,265075683594</text:p>
          </table:table-cell>
          <table:table-cell table:formula="of:=[.A12]^8" office:value-type="float" office:value="87.9638824462891" calcext:value-type="float">
            <text:p>87,963882446289</text:p>
          </table:table-cell>
          <table:table-cell table:formula="of:=[.A12]^9" office:value-type="float" office:value="-153.936794281006" calcext:value-type="float">
            <text:p>-153,936794281006</text:p>
          </table:table-cell>
          <table:table-cell table:formula="of:=[.A12]^10" office:value-type="float" office:value="269.38938999176" calcext:value-type="float">
            <text:p>269,389389991760</text:p>
          </table:table-cell>
          <table:table-cell table:style-name="ce5" table:formula="of:=(2.718281^-([.A12]^2))" office:value-type="float" office:value="0.0467706660381634" calcext:value-type="float">
            <text:p>0,046770666038</text:p>
          </table:table-cell>
          <table:table-cell table:formula="of:=([.A12]*[.K12])" office:value-type="float" office:value="-0.0818486655667859" calcext:value-type="float">
            <text:p>-0,08184866556678590000</text:p>
          </table:table-cell>
          <table:table-cell table:formula="of:=[.B12]*[.K12]" office:value-type="float" office:value="0.143235164741875" calcext:value-type="float">
            <text:p>0,1432351647</text:p>
          </table:table-cell>
          <table:table-cell table:formula="of:=[.C12]*[.K12]" office:value-type="float" office:value="-0.250661538298282" calcext:value-type="float">
            <text:p>-0,2506615383</text:p>
          </table:table-cell>
          <table:table-cell table:formula="of:=[.D12]*[.K12]" office:value-type="float" office:value="0.438657692021993" calcext:value-type="float">
            <text:p>0,438657692</text:p>
          </table:table-cell>
        </table:table-row>
        <table:table-row table:style-name="ro1">
          <table:table-cell table:style-name="ce2" office:value-type="float" office:value="-1.625" calcext:value-type="float">
            <text:p>-1,625</text:p>
          </table:table-cell>
          <table:table-cell table:style-name="ce5" table:formula="of:=[.A13] ^2" office:value-type="float" office:value="2.640625" calcext:value-type="float">
            <text:p>2,640625000000</text:p>
          </table:table-cell>
          <table:table-cell table:style-name="ce5" table:formula="of:=[.A13] ^ 3" office:value-type="float" office:value="-4.291015625" calcext:value-type="float">
            <text:p>-4,291015625000</text:p>
          </table:table-cell>
          <table:table-cell table:style-name="ce5" table:formula="of:=[.A13] ^ 4" office:value-type="float" office:value="6.972900390625" calcext:value-type="float">
            <text:p>6,972900390625</text:p>
          </table:table-cell>
          <table:table-cell table:style-name="ce5" table:formula="of:=[.A13] ^ 5" office:value-type="float" office:value="-11.3309631347656" calcext:value-type="float">
            <text:p>-11,330963134766</text:p>
          </table:table-cell>
          <table:table-cell table:formula="of:=[.A13]^6" office:value-type="float" office:value="18.4128150939941" calcext:value-type="float">
            <text:p>18,412815093994</text:p>
          </table:table-cell>
          <table:table-cell table:formula="of:=[.A13]^7" office:value-type="float" office:value="-29.9208245277405" calcext:value-type="float">
            <text:p>-29,920824527741</text:p>
          </table:table-cell>
          <table:table-cell table:formula="of:=[.A13]^8" office:value-type="float" office:value="48.6213398575783" calcext:value-type="float">
            <text:p>48,621339857578</text:p>
          </table:table-cell>
          <table:table-cell table:formula="of:=[.A13]^9" office:value-type="float" office:value="-79.0096772685647" calcext:value-type="float">
            <text:p>-79,009677268565</text:p>
          </table:table-cell>
          <table:table-cell table:formula="of:=[.A13]^10" office:value-type="float" office:value="128.390725561418" calcext:value-type="float">
            <text:p>128,390725561418</text:p>
          </table:table-cell>
          <table:table-cell table:style-name="ce5" table:formula="of:=(2.718281^-([.A13]^2))" office:value-type="float" office:value="0.0713167400928383" calcext:value-type="float">
            <text:p>0,071316740093</text:p>
          </table:table-cell>
          <table:table-cell table:formula="of:=([.A13]*[.K13])" office:value-type="float" office:value="-0.115889702650862" calcext:value-type="float">
            <text:p>-0,11588970265086200000</text:p>
          </table:table-cell>
          <table:table-cell table:formula="of:=[.B13]*[.K13]" office:value-type="float" office:value="0.188320766807651" calcext:value-type="float">
            <text:p>0,1883207668</text:p>
          </table:table-cell>
          <table:table-cell table:formula="of:=[.C13]*[.K13]" office:value-type="float" office:value="-0.306021246062433" calcext:value-type="float">
            <text:p>-0,3060212461</text:p>
          </table:table-cell>
          <table:table-cell table:formula="of:=[.D13]*[.K13]" office:value-type="float" office:value="0.497284524851454" calcext:value-type="float">
            <text:p>0,4972845249</text:p>
          </table:table-cell>
        </table:table-row>
        <table:table-row table:style-name="ro1">
          <table:table-cell table:style-name="ce2" office:value-type="float" office:value="-1.5" calcext:value-type="float">
            <text:p>-1,5</text:p>
          </table:table-cell>
          <table:table-cell table:style-name="ce5" table:formula="of:=[.A14] ^2" office:value-type="float" office:value="2.25" calcext:value-type="float">
            <text:p>2,250000000000</text:p>
          </table:table-cell>
          <table:table-cell table:style-name="ce5" table:formula="of:=[.A14] ^ 3" office:value-type="float" office:value="-3.375" calcext:value-type="float">
            <text:p>-3,375000000000</text:p>
          </table:table-cell>
          <table:table-cell table:style-name="ce5" table:formula="of:=[.A14] ^ 4" office:value-type="float" office:value="5.0625" calcext:value-type="float">
            <text:p>5,062500000000</text:p>
          </table:table-cell>
          <table:table-cell table:style-name="ce5" table:formula="of:=[.A14] ^ 5" office:value-type="float" office:value="-7.59375" calcext:value-type="float">
            <text:p>-7,593750000000</text:p>
          </table:table-cell>
          <table:table-cell table:formula="of:=[.A14]^6" office:value-type="float" office:value="11.390625" calcext:value-type="float">
            <text:p>11,390625000000</text:p>
          </table:table-cell>
          <table:table-cell table:formula="of:=[.A14]^7" office:value-type="float" office:value="-17.0859375" calcext:value-type="float">
            <text:p>-17,085937500000</text:p>
          </table:table-cell>
          <table:table-cell table:formula="of:=[.A14]^8" office:value-type="float" office:value="25.62890625" calcext:value-type="float">
            <text:p>25,628906250000</text:p>
          </table:table-cell>
          <table:table-cell table:formula="of:=[.A14]^9" office:value-type="float" office:value="-38.443359375" calcext:value-type="float">
            <text:p>-38,443359375000</text:p>
          </table:table-cell>
          <table:table-cell table:formula="of:=[.A14]^10" office:value-type="float" office:value="57.6650390625" calcext:value-type="float">
            <text:p>57,665039062500</text:p>
          </table:table-cell>
          <table:table-cell table:style-name="ce5" table:formula="of:=(2.718281^-([.A14]^2))" office:value-type="float" office:value="0.105399296838297" calcext:value-type="float">
            <text:p>0,105399296838</text:p>
          </table:table-cell>
          <table:table-cell table:formula="of:=([.A14]*[.K14])" office:value-type="float" office:value="-0.158098945257446" calcext:value-type="float">
            <text:p>-0,15809894525744600000</text:p>
          </table:table-cell>
          <table:table-cell table:formula="of:=[.B14]*[.K14]" office:value-type="float" office:value="0.237148417886169" calcext:value-type="float">
            <text:p>0,2371484179</text:p>
          </table:table-cell>
          <table:table-cell table:formula="of:=[.C14]*[.K14]" office:value-type="float" office:value="-0.355722626829253" calcext:value-type="float">
            <text:p>-0,3557226268</text:p>
          </table:table-cell>
          <table:table-cell table:formula="of:=[.D14]*[.K14]" office:value-type="float" office:value="0.53358394024388" calcext:value-type="float">
            <text:p>0,5335839402</text:p>
          </table:table-cell>
        </table:table-row>
        <table:table-row table:style-name="ro1">
          <table:table-cell table:style-name="ce2" office:value-type="float" office:value="-1.375" calcext:value-type="float">
            <text:p>-1,375</text:p>
          </table:table-cell>
          <table:table-cell table:style-name="ce5" table:formula="of:=[.A15] ^2" office:value-type="float" office:value="1.890625" calcext:value-type="float">
            <text:p>1,890625000000</text:p>
          </table:table-cell>
          <table:table-cell table:style-name="ce5" table:formula="of:=[.A15] ^ 3" office:value-type="float" office:value="-2.599609375" calcext:value-type="float">
            <text:p>-2,599609375000</text:p>
          </table:table-cell>
          <table:table-cell table:style-name="ce5" table:formula="of:=[.A15] ^ 4" office:value-type="float" office:value="3.574462890625" calcext:value-type="float">
            <text:p>3,574462890625</text:p>
          </table:table-cell>
          <table:table-cell table:style-name="ce5" table:formula="of:=[.A15] ^ 5" office:value-type="float" office:value="-4.91488647460938" calcext:value-type="float">
            <text:p>-4,914886474609</text:p>
          </table:table-cell>
          <table:table-cell table:formula="of:=[.A15]^6" office:value-type="float" office:value="6.75796890258789" calcext:value-type="float">
            <text:p>6,757968902588</text:p>
          </table:table-cell>
          <table:table-cell table:formula="of:=[.A15]^7" office:value-type="float" office:value="-9.29220724105835" calcext:value-type="float">
            <text:p>-9,292207241058</text:p>
          </table:table-cell>
          <table:table-cell table:formula="of:=[.A15]^8" office:value-type="float" office:value="12.7767849564552" calcext:value-type="float">
            <text:p>12,776784956455</text:p>
          </table:table-cell>
          <table:table-cell table:formula="of:=[.A15]^9" office:value-type="float" office:value="-17.5680793151259" calcext:value-type="float">
            <text:p>-17,568079315126</text:p>
          </table:table-cell>
          <table:table-cell table:formula="of:=[.A15]^10" office:value-type="float" office:value="24.1561090582982" calcext:value-type="float">
            <text:p>24,156109058298</text:p>
          </table:table-cell>
          <table:table-cell table:style-name="ce5" table:formula="of:=(2.718281^-([.A15]^2))" office:value-type="float" office:value="0.150977505450885" calcext:value-type="float">
            <text:p>0,150977505451</text:p>
          </table:table-cell>
          <table:table-cell table:formula="of:=([.A15]*[.K15])" office:value-type="float" office:value="-0.207594069994967" calcext:value-type="float">
            <text:p>-0,20759406999496700000</text:p>
          </table:table-cell>
          <table:table-cell table:formula="of:=[.B15]*[.K15]" office:value-type="float" office:value="0.285441846243079" calcext:value-type="float">
            <text:p>0,2854418462</text:p>
          </table:table-cell>
          <table:table-cell table:formula="of:=[.C15]*[.K15]" office:value-type="float" office:value="-0.392482538584234" calcext:value-type="float">
            <text:p>-0,3924825386</text:p>
          </table:table-cell>
          <table:table-cell table:formula="of:=[.D15]*[.K15]" office:value-type="float" office:value="0.539663490553322" calcext:value-type="float">
            <text:p>0,5396634906</text:p>
          </table:table-cell>
        </table:table-row>
        <table:table-row table:style-name="ro1">
          <table:table-cell table:style-name="ce2" office:value-type="float" office:value="-1.25" calcext:value-type="float">
            <text:p>-1,25</text:p>
          </table:table-cell>
          <table:table-cell table:style-name="ce5" table:formula="of:=[.A16] ^2" office:value-type="float" office:value="1.5625" calcext:value-type="float">
            <text:p>1,562500000000</text:p>
          </table:table-cell>
          <table:table-cell table:style-name="ce5" table:formula="of:=[.A16] ^ 3" office:value-type="float" office:value="-1.953125" calcext:value-type="float">
            <text:p>-1,953125000000</text:p>
          </table:table-cell>
          <table:table-cell table:style-name="ce5" table:formula="of:=[.A16] ^ 4" office:value-type="float" office:value="2.44140625" calcext:value-type="float">
            <text:p>2,441406250000</text:p>
          </table:table-cell>
          <table:table-cell table:style-name="ce5" table:formula="of:=[.A16] ^ 5" office:value-type="float" office:value="-3.0517578125" calcext:value-type="float">
            <text:p>-3,051757812500</text:p>
          </table:table-cell>
          <table:table-cell table:formula="of:=[.A16]^6" office:value-type="float" office:value="3.814697265625" calcext:value-type="float">
            <text:p>3,814697265625</text:p>
          </table:table-cell>
          <table:table-cell table:formula="of:=[.A16]^7" office:value-type="float" office:value="-4.76837158203125" calcext:value-type="float">
            <text:p>-4,768371582031</text:p>
          </table:table-cell>
          <table:table-cell table:formula="of:=[.A16]^8" office:value-type="float" office:value="5.96046447753906" calcext:value-type="float">
            <text:p>5,960464477539</text:p>
          </table:table-cell>
          <table:table-cell table:formula="of:=[.A16]^9" office:value-type="float" office:value="-7.45058059692383" calcext:value-type="float">
            <text:p>-7,450580596924</text:p>
          </table:table-cell>
          <table:table-cell table:formula="of:=[.A16]^10" office:value-type="float" office:value="9.31322574615479" calcext:value-type="float">
            <text:p>9,313225746155</text:p>
          </table:table-cell>
          <table:table-cell table:style-name="ce5" table:formula="of:=(2.718281^-([.A16]^2))" office:value-type="float" office:value="0.209611486969733" calcext:value-type="float">
            <text:p>0,209611486970</text:p>
          </table:table-cell>
          <table:table-cell table:formula="of:=([.A16]*[.K16])" office:value-type="float" office:value="-0.262014358712167" calcext:value-type="float">
            <text:p>-0,26201435871216700000</text:p>
          </table:table-cell>
          <table:table-cell table:formula="of:=[.B16]*[.K16]" office:value-type="float" office:value="0.327517948390209" calcext:value-type="float">
            <text:p>0,3275179484</text:p>
          </table:table-cell>
          <table:table-cell table:formula="of:=[.C16]*[.K16]" office:value-type="float" office:value="-0.409397435487761" calcext:value-type="float">
            <text:p>-0,4093974355</text:p>
          </table:table-cell>
          <table:table-cell table:formula="of:=[.D16]*[.K16]" office:value-type="float" office:value="0.511746794359701" calcext:value-type="float">
            <text:p>0,5117467944</text:p>
          </table:table-cell>
        </table:table-row>
        <table:table-row table:style-name="ro1">
          <table:table-cell table:style-name="ce2" office:value-type="float" office:value="-1.125" calcext:value-type="float">
            <text:p>-1,125</text:p>
          </table:table-cell>
          <table:table-cell table:style-name="ce5" table:formula="of:=[.A17] ^2" office:value-type="float" office:value="1.265625" calcext:value-type="float">
            <text:p>1,265625000000</text:p>
          </table:table-cell>
          <table:table-cell table:style-name="ce5" table:formula="of:=[.A17] ^ 3" office:value-type="float" office:value="-1.423828125" calcext:value-type="float">
            <text:p>-1,423828125000</text:p>
          </table:table-cell>
          <table:table-cell table:style-name="ce5" table:formula="of:=[.A17] ^ 4" office:value-type="float" office:value="1.601806640625" calcext:value-type="float">
            <text:p>1,601806640625</text:p>
          </table:table-cell>
          <table:table-cell table:style-name="ce5" table:formula="of:=[.A17] ^ 5" office:value-type="float" office:value="-1.80203247070313" calcext:value-type="float">
            <text:p>-1,802032470703</text:p>
          </table:table-cell>
          <table:table-cell table:formula="of:=[.A17]^6" office:value-type="float" office:value="2.02728652954102" calcext:value-type="float">
            <text:p>2,027286529541</text:p>
          </table:table-cell>
          <table:table-cell table:formula="of:=[.A17]^7" office:value-type="float" office:value="-2.28069734573364" calcext:value-type="float">
            <text:p>-2,280697345734</text:p>
          </table:table-cell>
          <table:table-cell table:formula="of:=[.A17]^8" office:value-type="float" office:value="2.56578451395035" calcext:value-type="float">
            <text:p>2,565784513950</text:p>
          </table:table-cell>
          <table:table-cell table:formula="of:=[.A17]^9" office:value-type="float" office:value="-2.88650757819414" calcext:value-type="float">
            <text:p>-2,886507578194</text:p>
          </table:table-cell>
          <table:table-cell table:formula="of:=[.A17]^10" office:value-type="float" office:value="3.24732102546841" calcext:value-type="float">
            <text:p>3,247321025468</text:p>
          </table:table-cell>
          <table:table-cell table:style-name="ce5" table:formula="of:=(2.718281^-([.A17]^2))" office:value-type="float" office:value="0.282063060493542" calcext:value-type="float">
            <text:p>0,282063060494</text:p>
          </table:table-cell>
          <table:table-cell table:formula="of:=([.A17]*[.K17])" office:value-type="float" office:value="-0.317320943055235" calcext:value-type="float">
            <text:p>-0,31732094305523500000</text:p>
          </table:table-cell>
          <table:table-cell table:formula="of:=[.B17]*[.K17]" office:value-type="float" office:value="0.356986060937139" calcext:value-type="float">
            <text:p>0,3569860609</text:p>
          </table:table-cell>
          <table:table-cell table:formula="of:=[.C17]*[.K17]" office:value-type="float" office:value="-0.401609318554281" calcext:value-type="float">
            <text:p>-0,4016093186</text:p>
          </table:table-cell>
          <table:table-cell table:formula="of:=[.D17]*[.K17]" office:value-type="float" office:value="0.451810483373566" calcext:value-type="float">
            <text:p>0,4518104834</text:p>
          </table:table-cell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style-name="ce5" table:formula="of:=[.A18] ^2" office:value-type="float" office:value="1" calcext:value-type="float">
            <text:p>1,000000000000</text:p>
          </table:table-cell>
          <table:table-cell table:style-name="ce5" table:formula="of:=[.A18] ^ 3" office:value-type="float" office:value="-1" calcext:value-type="float">
            <text:p>-1,000000000000</text:p>
          </table:table-cell>
          <table:table-cell table:style-name="ce5" table:formula="of:=[.A18] ^ 4" office:value-type="float" office:value="1" calcext:value-type="float">
            <text:p>1,000000000000</text:p>
          </table:table-cell>
          <table:table-cell table:style-name="ce5" table:formula="of:=[.A18] ^ 5" office:value-type="float" office:value="-1" calcext:value-type="float">
            <text:p>-1,000000000000</text:p>
          </table:table-cell>
          <table:table-cell table:formula="of:=[.A18]^6" office:value-type="float" office:value="1" calcext:value-type="float">
            <text:p>1,000000000000</text:p>
          </table:table-cell>
          <table:table-cell table:formula="of:=[.A18]^7" office:value-type="float" office:value="-1" calcext:value-type="float">
            <text:p>-1,000000000000</text:p>
          </table:table-cell>
          <table:table-cell table:formula="of:=[.A18]^8" office:value-type="float" office:value="1" calcext:value-type="float">
            <text:p>1,000000000000</text:p>
          </table:table-cell>
          <table:table-cell table:formula="of:=[.A18]^9" office:value-type="float" office:value="-1" calcext:value-type="float">
            <text:p>-1,000000000000</text:p>
          </table:table-cell>
          <table:table-cell table:formula="of:=[.A18]^10" office:value-type="float" office:value="1" calcext:value-type="float">
            <text:p>1,000000000000</text:p>
          </table:table-cell>
          <table:table-cell table:style-name="ce5" table:formula="of:=(2.718281^-([.A18]^2))" office:value-type="float" office:value="0.367879553291216" calcext:value-type="float">
            <text:p>0,367879553291</text:p>
          </table:table-cell>
          <table:table-cell table:formula="of:=([.A18]*[.K18])" office:value-type="float" office:value="-0.367879553291216" calcext:value-type="float">
            <text:p>-0,36787955329121600000</text:p>
          </table:table-cell>
          <table:table-cell table:formula="of:=[.B18]*[.K18]" office:value-type="float" office:value="0.367879553291216" calcext:value-type="float">
            <text:p>0,3678795533</text:p>
          </table:table-cell>
          <table:table-cell table:formula="of:=[.C18]*[.K18]" office:value-type="float" office:value="-0.367879553291216" calcext:value-type="float">
            <text:p>-0,3678795533</text:p>
          </table:table-cell>
          <table:table-cell table:formula="of:=[.D18]*[.K18]" office:value-type="float" office:value="0.367879553291216" calcext:value-type="float">
            <text:p>0,3678795533</text:p>
          </table:table-cell>
        </table:table-row>
        <table:table-row table:style-name="ro1">
          <table:table-cell table:style-name="ce2" office:value-type="float" office:value="-0.875" calcext:value-type="float">
            <text:p>-0,875</text:p>
          </table:table-cell>
          <table:table-cell table:style-name="ce5" table:formula="of:=[.A19] ^2" office:value-type="float" office:value="0.765625" calcext:value-type="float">
            <text:p>0,765625000000</text:p>
          </table:table-cell>
          <table:table-cell table:style-name="ce5" table:formula="of:=[.A19] ^ 3" office:value-type="float" office:value="-0.669921875" calcext:value-type="float">
            <text:p>-0,669921875000</text:p>
          </table:table-cell>
          <table:table-cell table:style-name="ce5" table:formula="of:=[.A19] ^ 4" office:value-type="float" office:value="0.586181640625" calcext:value-type="float">
            <text:p>0,586181640625</text:p>
          </table:table-cell>
          <table:table-cell table:style-name="ce5" table:formula="of:=[.A19] ^ 5" office:value-type="float" office:value="-0.512908935546875" calcext:value-type="float">
            <text:p>-0,512908935547</text:p>
          </table:table-cell>
          <table:table-cell table:formula="of:=[.A19]^6" office:value-type="float" office:value="0.448795318603516" calcext:value-type="float">
            <text:p>0,448795318604</text:p>
          </table:table-cell>
          <table:table-cell table:formula="of:=[.A19]^7" office:value-type="float" office:value="-0.392695903778076" calcext:value-type="float">
            <text:p>-0,392695903778</text:p>
          </table:table-cell>
          <table:table-cell table:formula="of:=[.A19]^8" office:value-type="float" office:value="0.343608915805817" calcext:value-type="float">
            <text:p>0,343608915806</text:p>
          </table:table-cell>
          <table:table-cell table:formula="of:=[.A19]^9" office:value-type="float" office:value="-0.30065780133009" calcext:value-type="float">
            <text:p>-0,300657801330</text:p>
          </table:table-cell>
          <table:table-cell table:formula="of:=[.A19]^10" office:value-type="float" office:value="0.263075576163828" calcext:value-type="float">
            <text:p>0,263075576164</text:p>
          </table:table-cell>
          <table:table-cell table:style-name="ce5" table:formula="of:=(2.718281^-([.A19]^2))" office:value-type="float" office:value="0.465043296648131" calcext:value-type="float">
            <text:p>0,465043296648</text:p>
          </table:table-cell>
          <table:table-cell table:formula="of:=([.A19]*[.K19])" office:value-type="float" office:value="-0.406912884567115" calcext:value-type="float">
            <text:p>-0,40691288456711500000</text:p>
          </table:table-cell>
          <table:table-cell table:formula="of:=[.B19]*[.K19]" office:value-type="float" office:value="0.356048773996225" calcext:value-type="float">
            <text:p>0,356048774</text:p>
          </table:table-cell>
          <table:table-cell table:formula="of:=[.C19]*[.K19]" office:value-type="float" office:value="-0.311542677246697" calcext:value-type="float">
            <text:p>-0,3115426772</text:p>
          </table:table-cell>
          <table:table-cell table:formula="of:=[.D19]*[.K19]" office:value-type="float" office:value="0.27259984259086" calcext:value-type="float">
            <text:p>0,2725998426</text:p>
          </table:table-cell>
        </table:table-row>
        <table:table-row table:style-name="ro1">
          <table:table-cell table:style-name="ce2" office:value-type="float" office:value="-0.75" calcext:value-type="float">
            <text:p>-0,75</text:p>
          </table:table-cell>
          <table:table-cell table:style-name="ce5" table:formula="of:=[.A20] ^2" office:value-type="float" office:value="0.5625" calcext:value-type="float">
            <text:p>0,562500000000</text:p>
          </table:table-cell>
          <table:table-cell table:style-name="ce5" table:formula="of:=[.A20] ^ 3" office:value-type="float" office:value="-0.421875" calcext:value-type="float">
            <text:p>-0,421875000000</text:p>
          </table:table-cell>
          <table:table-cell table:style-name="ce5" table:formula="of:=[.A20] ^ 4" office:value-type="float" office:value="0.31640625" calcext:value-type="float">
            <text:p>0,316406250000</text:p>
          </table:table-cell>
          <table:table-cell table:style-name="ce5" table:formula="of:=[.A20] ^ 5" office:value-type="float" office:value="-0.2373046875" calcext:value-type="float">
            <text:p>-0,237304687500</text:p>
          </table:table-cell>
          <table:table-cell table:formula="of:=[.A20]^6" office:value-type="float" office:value="0.177978515625" calcext:value-type="float">
            <text:p>0,177978515625</text:p>
          </table:table-cell>
          <table:table-cell table:formula="of:=[.A20]^7" office:value-type="float" office:value="-0.13348388671875" calcext:value-type="float">
            <text:p>-0,133483886719</text:p>
          </table:table-cell>
          <table:table-cell table:formula="of:=[.A20]^8" office:value-type="float" office:value="0.100112915039063" calcext:value-type="float">
            <text:p>0,100112915039</text:p>
          </table:table-cell>
          <table:table-cell table:formula="of:=[.A20]^9" office:value-type="float" office:value="-0.0750846862792969" calcext:value-type="float">
            <text:p>-0,075084686279</text:p>
          </table:table-cell>
          <table:table-cell table:formula="of:=[.A20]^10" office:value-type="float" office:value="0.0563135147094727" calcext:value-type="float">
            <text:p>0,056313514709</text:p>
          </table:table-cell>
          <table:table-cell table:style-name="ce5" table:formula="of:=(2.718281^-([.A20]^2))" office:value-type="float" office:value="0.569782922411574" calcext:value-type="float">
            <text:p>0,569782922412</text:p>
          </table:table-cell>
          <table:table-cell table:formula="of:=([.A20]*[.K20])" office:value-type="float" office:value="-0.427337191808681" calcext:value-type="float">
            <text:p>-0,42733719180868100000</text:p>
          </table:table-cell>
          <table:table-cell table:formula="of:=[.B20]*[.K20]" office:value-type="float" office:value="0.32050289385651" calcext:value-type="float">
            <text:p>0,3205028939</text:p>
          </table:table-cell>
          <table:table-cell table:formula="of:=[.C20]*[.K20]" office:value-type="float" office:value="-0.240377170392383" calcext:value-type="float">
            <text:p>-0,2403771704</text:p>
          </table:table-cell>
          <table:table-cell table:formula="of:=[.D20]*[.K20]" office:value-type="float" office:value="0.180282877794287" calcext:value-type="float">
            <text:p>0,1802828778</text:p>
          </table:table-cell>
        </table:table-row>
        <table:table-row table:style-name="ro1">
          <table:table-cell table:style-name="ce2" office:value-type="float" office:value="-0.625" calcext:value-type="float">
            <text:p>-0,625</text:p>
          </table:table-cell>
          <table:table-cell table:style-name="ce5" table:formula="of:=[.A21] ^2" office:value-type="float" office:value="0.390625" calcext:value-type="float">
            <text:p>0,390625000000</text:p>
          </table:table-cell>
          <table:table-cell table:style-name="ce5" table:formula="of:=[.A21] ^ 3" office:value-type="float" office:value="-0.244140625" calcext:value-type="float">
            <text:p>-0,244140625000</text:p>
          </table:table-cell>
          <table:table-cell table:style-name="ce5" table:formula="of:=[.A21] ^ 4" office:value-type="float" office:value="0.152587890625" calcext:value-type="float">
            <text:p>0,152587890625</text:p>
          </table:table-cell>
          <table:table-cell table:style-name="ce5" table:formula="of:=[.A21] ^ 5" office:value-type="float" office:value="-0.095367431640625" calcext:value-type="float">
            <text:p>-0,095367431641</text:p>
          </table:table-cell>
          <table:table-cell table:formula="of:=[.A21]^6" office:value-type="float" office:value="0.0596046447753906" calcext:value-type="float">
            <text:p>0,059604644775</text:p>
          </table:table-cell>
          <table:table-cell table:formula="of:=[.A21]^7" office:value-type="float" office:value="-0.0372529029846191" calcext:value-type="float">
            <text:p>-0,037252902985</text:p>
          </table:table-cell>
          <table:table-cell table:formula="of:=[.A21]^8" office:value-type="float" office:value="0.023283064365387" calcext:value-type="float">
            <text:p>0,023283064365</text:p>
          </table:table-cell>
          <table:table-cell table:formula="of:=[.A21]^9" office:value-type="float" office:value="-0.0145519152283669" calcext:value-type="float">
            <text:p>-0,014551915228</text:p>
          </table:table-cell>
          <table:table-cell table:formula="of:=[.A21]^10" office:value-type="float" office:value="0.00909494701772928" calcext:value-type="float">
            <text:p>0,009094947018</text:p>
          </table:table-cell>
          <table:table-cell table:style-name="ce5" table:formula="of:=(2.718281^-([.A21]^2))" office:value-type="float" office:value="0.67663392671634" calcext:value-type="float">
            <text:p>0,676633926716</text:p>
          </table:table-cell>
          <table:table-cell table:formula="of:=([.A21]*[.K21])" office:value-type="float" office:value="-0.422896204197713" calcext:value-type="float">
            <text:p>-0,42289620419771300000</text:p>
          </table:table-cell>
          <table:table-cell table:formula="of:=[.B21]*[.K21]" office:value-type="float" office:value="0.26431012762357" calcext:value-type="float">
            <text:p>0,2643101276</text:p>
          </table:table-cell>
          <table:table-cell table:formula="of:=[.C21]*[.K21]" office:value-type="float" office:value="-0.165193829764732" calcext:value-type="float">
            <text:p>-0,1651938298</text:p>
          </table:table-cell>
          <table:table-cell table:formula="of:=[.D21]*[.K21]" office:value-type="float" office:value="0.103246143602957" calcext:value-type="float">
            <text:p>0,1032461436</text:p>
          </table:table-cell>
        </table:table-row>
        <table:table-row table:style-name="ro1">
          <table:table-cell table:style-name="ce2" office:value-type="float" office:value="-0.5" calcext:value-type="float">
            <text:p>-0,5</text:p>
          </table:table-cell>
          <table:table-cell table:style-name="ce5" table:formula="of:=[.A22] ^2" office:value-type="float" office:value="0.25" calcext:value-type="float">
            <text:p>0,250000000000</text:p>
          </table:table-cell>
          <table:table-cell table:style-name="ce5" table:formula="of:=[.A22] ^ 3" office:value-type="float" office:value="-0.125" calcext:value-type="float">
            <text:p>-0,125000000000</text:p>
          </table:table-cell>
          <table:table-cell table:style-name="ce5" table:formula="of:=[.A22] ^ 4" office:value-type="float" office:value="0.0625" calcext:value-type="float">
            <text:p>0,062500000000</text:p>
          </table:table-cell>
          <table:table-cell table:style-name="ce5" table:formula="of:=[.A22] ^ 5" office:value-type="float" office:value="-0.03125" calcext:value-type="float">
            <text:p>-0,031250000000</text:p>
          </table:table-cell>
          <table:table-cell table:formula="of:=[.A22]^6" office:value-type="float" office:value="0.015625" calcext:value-type="float">
            <text:p>0,015625000000</text:p>
          </table:table-cell>
          <table:table-cell table:formula="of:=[.A22]^7" office:value-type="float" office:value="-0.0078125" calcext:value-type="float">
            <text:p>-0,007812500000</text:p>
          </table:table-cell>
          <table:table-cell table:formula="of:=[.A22]^8" office:value-type="float" office:value="0.00390625" calcext:value-type="float">
            <text:p>0,003906250000</text:p>
          </table:table-cell>
          <table:table-cell table:formula="of:=[.A22]^9" office:value-type="float" office:value="-0.001953125" calcext:value-type="float">
            <text:p>-0,001953125000</text:p>
          </table:table-cell>
          <table:table-cell table:formula="of:=[.A22]^10" office:value-type="float" office:value="0.0009765625" calcext:value-type="float">
            <text:p>0,000976562500</text:p>
          </table:table-cell>
          <table:table-cell table:style-name="ce5" table:formula="of:=(2.718281^-([.A22]^2))" office:value-type="float" office:value="0.778800842410789" calcext:value-type="float">
            <text:p>0,778800842411</text:p>
          </table:table-cell>
          <table:table-cell table:formula="of:=([.A22]*[.K22])" office:value-type="float" office:value="-0.389400421205394" calcext:value-type="float">
            <text:p>-0,38940042120539400000</text:p>
          </table:table-cell>
          <table:table-cell table:formula="of:=[.B22]*[.K22]" office:value-type="float" office:value="0.194700210602697" calcext:value-type="float">
            <text:p>0,1947002106</text:p>
          </table:table-cell>
          <table:table-cell table:formula="of:=[.C22]*[.K22]" office:value-type="float" office:value="-0.0973501053013486" calcext:value-type="float">
            <text:p>-0,0973501053</text:p>
          </table:table-cell>
          <table:table-cell table:formula="of:=[.D22]*[.K22]" office:value-type="float" office:value="0.0486750526506743" calcext:value-type="float">
            <text:p>0,0486750527</text:p>
          </table:table-cell>
        </table:table-row>
        <table:table-row table:style-name="ro1">
          <table:table-cell table:style-name="ce2" office:value-type="float" office:value="-0.375" calcext:value-type="float">
            <text:p>-0,375</text:p>
          </table:table-cell>
          <table:table-cell table:style-name="ce5" table:formula="of:=[.A23] ^2" office:value-type="float" office:value="0.140625" calcext:value-type="float">
            <text:p>0,140625000000</text:p>
          </table:table-cell>
          <table:table-cell table:style-name="ce5" table:formula="of:=[.A23] ^ 3" office:value-type="float" office:value="-0.052734375" calcext:value-type="float">
            <text:p>-0,052734375000</text:p>
          </table:table-cell>
          <table:table-cell table:style-name="ce5" table:formula="of:=[.A23] ^ 4" office:value-type="float" office:value="0.019775390625" calcext:value-type="float">
            <text:p>0,019775390625</text:p>
          </table:table-cell>
          <table:table-cell table:style-name="ce5" table:formula="of:=[.A23] ^ 5" office:value-type="float" office:value="-0.007415771484375" calcext:value-type="float">
            <text:p>-0,007415771484</text:p>
          </table:table-cell>
          <table:table-cell table:formula="of:=[.A23]^6" office:value-type="float" office:value="0.00278091430664062" calcext:value-type="float">
            <text:p>0,002780914307</text:p>
          </table:table-cell>
          <table:table-cell table:formula="of:=[.A23]^7" office:value-type="float" office:value="-0.00104284286499023" calcext:value-type="float">
            <text:p>-0,001042842865</text:p>
          </table:table-cell>
          <table:table-cell table:formula="of:=[.A23]^8" office:value-type="float" office:value="0.000391066074371338" calcext:value-type="float">
            <text:p>0,000391066074</text:p>
          </table:table-cell>
          <table:table-cell table:formula="of:=[.A23]^9" office:value-type="float" office:value="-0.000146649777889252" calcext:value-type="float">
            <text:p>-0,000146649778</text:p>
          </table:table-cell>
          <table:table-cell table:formula="of:=[.A23]^10" office:value-type="float" office:value="0.0000549936667084694" calcext:value-type="float">
            <text:p>0,000054993667</text:p>
          </table:table-cell>
          <table:table-cell table:style-name="ce5" table:formula="of:=(2.718281^-([.A23]^2))" office:value-type="float" office:value="0.868815093499142" calcext:value-type="float">
            <text:p>0,868815093499</text:p>
          </table:table-cell>
          <table:table-cell table:formula="of:=([.A23]*[.K23])" office:value-type="float" office:value="-0.325805660062178" calcext:value-type="float">
            <text:p>-0,32580566006217800000</text:p>
          </table:table-cell>
          <table:table-cell table:formula="of:=[.B23]*[.K23]" office:value-type="float" office:value="0.122177122523317" calcext:value-type="float">
            <text:p>0,1221771225</text:p>
          </table:table-cell>
          <table:table-cell table:formula="of:=[.C23]*[.K23]" office:value-type="float" office:value="-0.0458164209462438" calcext:value-type="float">
            <text:p>-0,0458164209</text:p>
          </table:table-cell>
          <table:table-cell table:formula="of:=[.D23]*[.K23]" office:value-type="float" office:value="0.0171811578548414" calcext:value-type="float">
            <text:p>0,0171811579</text:p>
          </table:table-cell>
        </table:table-row>
        <table:table-row table:style-name="ro1">
          <table:table-cell table:style-name="ce2" office:value-type="float" office:value="-0.25" calcext:value-type="float">
            <text:p>-0,25</text:p>
          </table:table-cell>
          <table:table-cell table:style-name="ce5" table:formula="of:=[.A24] ^2" office:value-type="float" office:value="0.0625" calcext:value-type="float">
            <text:p>0,062500000000</text:p>
          </table:table-cell>
          <table:table-cell table:style-name="ce5" table:formula="of:=[.A24] ^ 3" office:value-type="float" office:value="-0.015625" calcext:value-type="float">
            <text:p>-0,015625000000</text:p>
          </table:table-cell>
          <table:table-cell table:style-name="ce5" table:formula="of:=[.A24] ^ 4" office:value-type="float" office:value="0.00390625" calcext:value-type="float">
            <text:p>0,003906250000</text:p>
          </table:table-cell>
          <table:table-cell table:style-name="ce5" table:formula="of:=[.A24] ^ 5" office:value-type="float" office:value="-0.0009765625" calcext:value-type="float">
            <text:p>-0,000976562500</text:p>
          </table:table-cell>
          <table:table-cell table:formula="of:=[.A24]^6" office:value-type="float" office:value="0.000244140625" calcext:value-type="float">
            <text:p>0,000244140625</text:p>
          </table:table-cell>
          <table:table-cell table:formula="of:=[.A24]^7" office:value-type="float" office:value="-0.00006103515625" calcext:value-type="float">
            <text:p>-0,000061035156</text:p>
          </table:table-cell>
          <table:table-cell table:formula="of:=[.A24]^8" office:value-type="float" office:value="0.0000152587890625" calcext:value-type="float">
            <text:p>0,000015258789</text:p>
          </table:table-cell>
          <table:table-cell table:formula="of:=[.A24]^9" office:value-type="float" office:value="-0.000003814697265625" calcext:value-type="float">
            <text:p>-0,000003814697</text:p>
          </table:table-cell>
          <table:table-cell table:formula="of:=[.A24]^10" office:value-type="float" office:value="0.00000095367431640625" calcext:value-type="float">
            <text:p>0,000000953674</text:p>
          </table:table-cell>
          <table:table-cell table:style-name="ce5" table:formula="of:=(2.718281^-([.A24]^2))" office:value-type="float" office:value="0.939413080707715" calcext:value-type="float">
            <text:p>0,939413080708</text:p>
          </table:table-cell>
          <table:table-cell table:formula="of:=([.A24]*[.K24])" office:value-type="float" office:value="-0.234853270176929" calcext:value-type="float">
            <text:p>-0,23485327017692900000</text:p>
          </table:table-cell>
          <table:table-cell table:formula="of:=[.B24]*[.K24]" office:value-type="float" office:value="0.0587133175442322" calcext:value-type="float">
            <text:p>0,0587133175</text:p>
          </table:table-cell>
          <table:table-cell table:formula="of:=[.C24]*[.K24]" office:value-type="float" office:value="-0.0146783293860581" calcext:value-type="float">
            <text:p>-0,0146783294</text:p>
          </table:table-cell>
          <table:table-cell table:formula="of:=[.D24]*[.K24]" office:value-type="float" office:value="0.00366958234651451" calcext:value-type="float">
            <text:p>0,0036695823</text:p>
          </table:table-cell>
        </table:table-row>
        <table:table-row table:style-name="ro1">
          <table:table-cell table:style-name="ce2" office:value-type="float" office:value="-0.125" calcext:value-type="float">
            <text:p>-0,125</text:p>
          </table:table-cell>
          <table:table-cell table:style-name="ce5" table:formula="of:=[.A25] ^2" office:value-type="float" office:value="0.015625" calcext:value-type="float">
            <text:p>0,015625000000</text:p>
          </table:table-cell>
          <table:table-cell table:style-name="ce5" table:formula="of:=[.A25] ^ 3" office:value-type="float" office:value="-0.001953125" calcext:value-type="float">
            <text:p>-0,001953125000</text:p>
          </table:table-cell>
          <table:table-cell table:style-name="ce5" table:formula="of:=[.A25] ^ 4" office:value-type="float" office:value="0.000244140625" calcext:value-type="float">
            <text:p>0,000244140625</text:p>
          </table:table-cell>
          <table:table-cell table:style-name="ce5" table:formula="of:=[.A25] ^ 5" office:value-type="float" office:value="-0.000030517578125" calcext:value-type="float">
            <text:p>-0,000030517578</text:p>
          </table:table-cell>
          <table:table-cell table:formula="of:=[.A25]^6" office:value-type="float" office:value="0.000003814697265625" calcext:value-type="float">
            <text:p>0,000003814697</text:p>
          </table:table-cell>
          <table:table-cell table:formula="of:=[.A25]^7" office:value-type="float" office:value="-0.000000476837158203125" calcext:value-type="float">
            <text:p>-0,000000476837</text:p>
          </table:table-cell>
          <table:table-cell table:formula="of:=[.A25]^8" office:value-type="float" office:value="0.0000000596046447753906" calcext:value-type="float">
            <text:p>0,000000059605</text:p>
          </table:table-cell>
          <table:table-cell table:formula="of:=[.A25]^9" office:value-type="float" office:value="-0.00000000745058059692383" calcext:value-type="float">
            <text:p>-0,000000007451</text:p>
          </table:table-cell>
          <table:table-cell table:formula="of:=[.A25]^10" office:value-type="float" office:value="0.000000000931322574615479" calcext:value-type="float">
            <text:p>0,000000000931</text:p>
          </table:table-cell>
          <table:table-cell table:style-name="ce5" table:formula="of:=(2.718281^-([.A25]^2))" office:value-type="float" office:value="0.984496441693659" calcext:value-type="float">
            <text:p>0,984496441694</text:p>
          </table:table-cell>
          <table:table-cell table:formula="of:=([.A25]*[.K25])" office:value-type="float" office:value="-0.123062055211707" calcext:value-type="float">
            <text:p>-0,12306205521170700000</text:p>
          </table:table-cell>
          <table:table-cell table:formula="of:=[.B25]*[.K25]" office:value-type="float" office:value="0.0153827569014634" calcext:value-type="float">
            <text:p>0,0153827569</text:p>
          </table:table-cell>
          <table:table-cell table:formula="of:=[.C25]*[.K25]" office:value-type="float" office:value="-0.00192284461268293" calcext:value-type="float">
            <text:p>-0,0019228446</text:p>
          </table:table-cell>
          <table:table-cell table:formula="of:=[.D25]*[.K25]" office:value-type="float" office:value="0.000240355576585366" calcext:value-type="float">
            <text:p>0,0002403556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table:formula="of:=[.A26] ^2" office:value-type="float" office:value="0" calcext:value-type="float">
            <text:p>0,000000000000</text:p>
          </table:table-cell>
          <table:table-cell table:style-name="ce5" table:formula="of:=[.A26] ^ 3" office:value-type="float" office:value="0" calcext:value-type="float">
            <text:p>0,000000000000</text:p>
          </table:table-cell>
          <table:table-cell table:style-name="ce5" table:formula="of:=[.A26] ^ 4" office:value-type="float" office:value="0" calcext:value-type="float">
            <text:p>0,000000000000</text:p>
          </table:table-cell>
          <table:table-cell table:style-name="ce5" table:formula="of:=[.A26] ^ 5" office:value-type="float" office:value="0" calcext:value-type="float">
            <text:p>0,000000000000</text:p>
          </table:table-cell>
          <table:table-cell table:formula="of:=[.A26]^6" office:value-type="float" office:value="0" calcext:value-type="float">
            <text:p>0,000000000000</text:p>
          </table:table-cell>
          <table:table-cell table:formula="of:=[.A26]^7" office:value-type="float" office:value="0" calcext:value-type="float">
            <text:p>0,000000000000</text:p>
          </table:table-cell>
          <table:table-cell table:formula="of:=[.A26]^8" office:value-type="float" office:value="0" calcext:value-type="float">
            <text:p>0,000000000000</text:p>
          </table:table-cell>
          <table:table-cell table:formula="of:=[.A26]^9" office:value-type="float" office:value="0" calcext:value-type="float">
            <text:p>0,000000000000</text:p>
          </table:table-cell>
          <table:table-cell table:formula="of:=[.A26]^10" office:value-type="float" office:value="0" calcext:value-type="float">
            <text:p>0,000000000000</text:p>
          </table:table-cell>
          <table:table-cell table:style-name="ce5" table:formula="of:=(2.718281^-([.A26]^2))" office:value-type="float" office:value="1" calcext:value-type="float">
            <text:p>1,000000000000</text:p>
          </table:table-cell>
          <table:table-cell table:formula="of:=([.A26]*[.K26])" office:value-type="float" office:value="0" calcext:value-type="float">
            <text:p>0,00000000000000000000</text:p>
          </table:table-cell>
          <table:table-cell table:formula="of:=[.B26]*[.K26]" office:value-type="float" office:value="0" calcext:value-type="float">
            <text:p>0</text:p>
          </table:table-cell>
          <table:table-cell table:formula="of:=[.C26]*[.K26]" office:value-type="float" office:value="0" calcext:value-type="float">
            <text:p>0</text:p>
          </table:table-cell>
          <table:table-cell table:formula="of:=[.D26]*[.K26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.125" calcext:value-type="float">
            <text:p>0,125</text:p>
          </table:table-cell>
          <table:table-cell table:style-name="ce5" table:formula="of:=[.A27] ^2" office:value-type="float" office:value="0.015625" calcext:value-type="float">
            <text:p>0,015625000000</text:p>
          </table:table-cell>
          <table:table-cell table:style-name="ce5" table:formula="of:=[.A27] ^ 3" office:value-type="float" office:value="0.001953125" calcext:value-type="float">
            <text:p>0,001953125000</text:p>
          </table:table-cell>
          <table:table-cell table:style-name="ce5" table:formula="of:=[.A27] ^ 4" office:value-type="float" office:value="0.000244140625" calcext:value-type="float">
            <text:p>0,000244140625</text:p>
          </table:table-cell>
          <table:table-cell table:style-name="ce5" table:formula="of:=[.A27] ^ 5" office:value-type="float" office:value="0.000030517578125" calcext:value-type="float">
            <text:p>0,000030517578</text:p>
          </table:table-cell>
          <table:table-cell table:formula="of:=[.A27]^6" office:value-type="float" office:value="0.000003814697265625" calcext:value-type="float">
            <text:p>0,000003814697</text:p>
          </table:table-cell>
          <table:table-cell table:formula="of:=[.A27]^7" office:value-type="float" office:value="0.000000476837158203125" calcext:value-type="float">
            <text:p>0,000000476837</text:p>
          </table:table-cell>
          <table:table-cell table:formula="of:=[.A27]^8" office:value-type="float" office:value="0.0000000596046447753906" calcext:value-type="float">
            <text:p>0,000000059605</text:p>
          </table:table-cell>
          <table:table-cell table:formula="of:=[.A27]^9" office:value-type="float" office:value="0.00000000745058059692383" calcext:value-type="float">
            <text:p>0,000000007451</text:p>
          </table:table-cell>
          <table:table-cell table:formula="of:=[.A27]^10" office:value-type="float" office:value="0.000000000931322574615479" calcext:value-type="float">
            <text:p>0,000000000931</text:p>
          </table:table-cell>
          <table:table-cell table:style-name="ce5" table:formula="of:=(2.718281^-([.A27]^2))" office:value-type="float" office:value="0.984496441693659" calcext:value-type="float">
            <text:p>0,984496441694</text:p>
          </table:table-cell>
          <table:table-cell table:formula="of:=([.A27]*[.K27])" office:value-type="float" office:value="0.123062055211707" calcext:value-type="float">
            <text:p>0,12306205521170700000</text:p>
          </table:table-cell>
          <table:table-cell table:formula="of:=[.B27]*[.K27]" office:value-type="float" office:value="0.0153827569014634" calcext:value-type="float">
            <text:p>0,0153827569</text:p>
          </table:table-cell>
          <table:table-cell table:formula="of:=[.C27]*[.K27]" office:value-type="float" office:value="0.00192284461268293" calcext:value-type="float">
            <text:p>0,0019228446</text:p>
          </table:table-cell>
          <table:table-cell table:formula="of:=[.D27]*[.K27]" office:value-type="float" office:value="0.000240355576585366" calcext:value-type="float">
            <text:p>0,0002403556</text:p>
          </table:table-cell>
        </table:table-row>
        <table:table-row table:style-name="ro1">
          <table:table-cell table:style-name="ce2" office:value-type="float" office:value="0.25" calcext:value-type="float">
            <text:p>0,25</text:p>
          </table:table-cell>
          <table:table-cell table:style-name="ce5" table:formula="of:=[.A28] ^2" office:value-type="float" office:value="0.0625" calcext:value-type="float">
            <text:p>0,062500000000</text:p>
          </table:table-cell>
          <table:table-cell table:style-name="ce5" table:formula="of:=[.A28] ^ 3" office:value-type="float" office:value="0.015625" calcext:value-type="float">
            <text:p>0,015625000000</text:p>
          </table:table-cell>
          <table:table-cell table:style-name="ce5" table:formula="of:=[.A28] ^ 4" office:value-type="float" office:value="0.00390625" calcext:value-type="float">
            <text:p>0,003906250000</text:p>
          </table:table-cell>
          <table:table-cell table:style-name="ce5" table:formula="of:=[.A28] ^ 5" office:value-type="float" office:value="0.0009765625" calcext:value-type="float">
            <text:p>0,000976562500</text:p>
          </table:table-cell>
          <table:table-cell table:formula="of:=[.A28]^6" office:value-type="float" office:value="0.000244140625" calcext:value-type="float">
            <text:p>0,000244140625</text:p>
          </table:table-cell>
          <table:table-cell table:formula="of:=[.A28]^7" office:value-type="float" office:value="0.00006103515625" calcext:value-type="float">
            <text:p>0,000061035156</text:p>
          </table:table-cell>
          <table:table-cell table:formula="of:=[.A28]^8" office:value-type="float" office:value="0.0000152587890625" calcext:value-type="float">
            <text:p>0,000015258789</text:p>
          </table:table-cell>
          <table:table-cell table:formula="of:=[.A28]^9" office:value-type="float" office:value="0.000003814697265625" calcext:value-type="float">
            <text:p>0,000003814697</text:p>
          </table:table-cell>
          <table:table-cell table:formula="of:=[.A28]^10" office:value-type="float" office:value="0.00000095367431640625" calcext:value-type="float">
            <text:p>0,000000953674</text:p>
          </table:table-cell>
          <table:table-cell table:style-name="ce5" table:formula="of:=(2.718281^-([.A28]^2))" office:value-type="float" office:value="0.939413080707715" calcext:value-type="float">
            <text:p>0,939413080708</text:p>
          </table:table-cell>
          <table:table-cell table:formula="of:=([.A28]*[.K28])" office:value-type="float" office:value="0.234853270176929" calcext:value-type="float">
            <text:p>0,23485327017692900000</text:p>
          </table:table-cell>
          <table:table-cell table:formula="of:=[.B28]*[.K28]" office:value-type="float" office:value="0.0587133175442322" calcext:value-type="float">
            <text:p>0,0587133175</text:p>
          </table:table-cell>
          <table:table-cell table:formula="of:=[.C28]*[.K28]" office:value-type="float" office:value="0.0146783293860581" calcext:value-type="float">
            <text:p>0,0146783294</text:p>
          </table:table-cell>
          <table:table-cell table:formula="of:=[.D28]*[.K28]" office:value-type="float" office:value="0.00366958234651451" calcext:value-type="float">
            <text:p>0,0036695823</text:p>
          </table:table-cell>
        </table:table-row>
        <table:table-row table:style-name="ro1">
          <table:table-cell table:style-name="ce2" office:value-type="float" office:value="0.375" calcext:value-type="float">
            <text:p>0,375</text:p>
          </table:table-cell>
          <table:table-cell table:style-name="ce5" table:formula="of:=[.A29] ^2" office:value-type="float" office:value="0.140625" calcext:value-type="float">
            <text:p>0,140625000000</text:p>
          </table:table-cell>
          <table:table-cell table:style-name="ce5" table:formula="of:=[.A29] ^ 3" office:value-type="float" office:value="0.052734375" calcext:value-type="float">
            <text:p>0,052734375000</text:p>
          </table:table-cell>
          <table:table-cell table:style-name="ce5" table:formula="of:=[.A29] ^ 4" office:value-type="float" office:value="0.019775390625" calcext:value-type="float">
            <text:p>0,019775390625</text:p>
          </table:table-cell>
          <table:table-cell table:style-name="ce5" table:formula="of:=[.A29] ^ 5" office:value-type="float" office:value="0.007415771484375" calcext:value-type="float">
            <text:p>0,007415771484</text:p>
          </table:table-cell>
          <table:table-cell table:formula="of:=[.A29]^6" office:value-type="float" office:value="0.00278091430664062" calcext:value-type="float">
            <text:p>0,002780914307</text:p>
          </table:table-cell>
          <table:table-cell table:formula="of:=[.A29]^7" office:value-type="float" office:value="0.00104284286499023" calcext:value-type="float">
            <text:p>0,001042842865</text:p>
          </table:table-cell>
          <table:table-cell table:formula="of:=[.A29]^8" office:value-type="float" office:value="0.000391066074371338" calcext:value-type="float">
            <text:p>0,000391066074</text:p>
          </table:table-cell>
          <table:table-cell table:formula="of:=[.A29]^9" office:value-type="float" office:value="0.000146649777889252" calcext:value-type="float">
            <text:p>0,000146649778</text:p>
          </table:table-cell>
          <table:table-cell table:formula="of:=[.A29]^10" office:value-type="float" office:value="0.0000549936667084694" calcext:value-type="float">
            <text:p>0,000054993667</text:p>
          </table:table-cell>
          <table:table-cell table:style-name="ce5" table:formula="of:=(2.718281^-([.A29]^2))" office:value-type="float" office:value="0.868815093499142" calcext:value-type="float">
            <text:p>0,868815093499</text:p>
          </table:table-cell>
          <table:table-cell table:formula="of:=([.A29]*[.K29])" office:value-type="float" office:value="0.325805660062178" calcext:value-type="float">
            <text:p>0,32580566006217800000</text:p>
          </table:table-cell>
          <table:table-cell table:formula="of:=[.B29]*[.K29]" office:value-type="float" office:value="0.122177122523317" calcext:value-type="float">
            <text:p>0,1221771225</text:p>
          </table:table-cell>
          <table:table-cell table:formula="of:=[.C29]*[.K29]" office:value-type="float" office:value="0.0458164209462438" calcext:value-type="float">
            <text:p>0,0458164209</text:p>
          </table:table-cell>
          <table:table-cell table:formula="of:=[.D29]*[.K29]" office:value-type="float" office:value="0.0171811578548414" calcext:value-type="float">
            <text:p>0,0171811579</text:p>
          </table:table-cell>
        </table:table-row>
        <table:table-row table:style-name="ro1">
          <table:table-cell table:style-name="ce2" office:value-type="float" office:value="0.5" calcext:value-type="float">
            <text:p>0,5</text:p>
          </table:table-cell>
          <table:table-cell table:style-name="ce5" table:formula="of:=[.A30] ^2" office:value-type="float" office:value="0.25" calcext:value-type="float">
            <text:p>0,250000000000</text:p>
          </table:table-cell>
          <table:table-cell table:style-name="ce5" table:formula="of:=[.A30] ^ 3" office:value-type="float" office:value="0.125" calcext:value-type="float">
            <text:p>0,125000000000</text:p>
          </table:table-cell>
          <table:table-cell table:style-name="ce5" table:formula="of:=[.A30] ^ 4" office:value-type="float" office:value="0.0625" calcext:value-type="float">
            <text:p>0,062500000000</text:p>
          </table:table-cell>
          <table:table-cell table:style-name="ce5" table:formula="of:=[.A30] ^ 5" office:value-type="float" office:value="0.03125" calcext:value-type="float">
            <text:p>0,031250000000</text:p>
          </table:table-cell>
          <table:table-cell table:formula="of:=[.A30]^6" office:value-type="float" office:value="0.015625" calcext:value-type="float">
            <text:p>0,015625000000</text:p>
          </table:table-cell>
          <table:table-cell table:formula="of:=[.A30]^7" office:value-type="float" office:value="0.0078125" calcext:value-type="float">
            <text:p>0,007812500000</text:p>
          </table:table-cell>
          <table:table-cell table:formula="of:=[.A30]^8" office:value-type="float" office:value="0.00390625" calcext:value-type="float">
            <text:p>0,003906250000</text:p>
          </table:table-cell>
          <table:table-cell table:formula="of:=[.A30]^9" office:value-type="float" office:value="0.001953125" calcext:value-type="float">
            <text:p>0,001953125000</text:p>
          </table:table-cell>
          <table:table-cell table:formula="of:=[.A30]^10" office:value-type="float" office:value="0.0009765625" calcext:value-type="float">
            <text:p>0,000976562500</text:p>
          </table:table-cell>
          <table:table-cell table:style-name="ce5" table:formula="of:=(2.718281^-([.A30]^2))" office:value-type="float" office:value="0.778800842410789" calcext:value-type="float">
            <text:p>0,778800842411</text:p>
          </table:table-cell>
          <table:table-cell table:formula="of:=([.A30]*[.K30])" office:value-type="float" office:value="0.389400421205394" calcext:value-type="float">
            <text:p>0,38940042120539400000</text:p>
          </table:table-cell>
          <table:table-cell table:formula="of:=[.B30]*[.K30]" office:value-type="float" office:value="0.194700210602697" calcext:value-type="float">
            <text:p>0,1947002106</text:p>
          </table:table-cell>
          <table:table-cell table:formula="of:=[.C30]*[.K30]" office:value-type="float" office:value="0.0973501053013486" calcext:value-type="float">
            <text:p>0,0973501053</text:p>
          </table:table-cell>
          <table:table-cell table:formula="of:=[.D30]*[.K30]" office:value-type="float" office:value="0.0486750526506743" calcext:value-type="float">
            <text:p>0,0486750527</text:p>
          </table:table-cell>
        </table:table-row>
        <table:table-row table:style-name="ro1">
          <table:table-cell table:style-name="ce2" office:value-type="float" office:value="0.625" calcext:value-type="float">
            <text:p>0,625</text:p>
          </table:table-cell>
          <table:table-cell table:style-name="ce5" table:formula="of:=[.A31] ^2" office:value-type="float" office:value="0.390625" calcext:value-type="float">
            <text:p>0,390625000000</text:p>
          </table:table-cell>
          <table:table-cell table:style-name="ce5" table:formula="of:=[.A31] ^ 3" office:value-type="float" office:value="0.244140625" calcext:value-type="float">
            <text:p>0,244140625000</text:p>
          </table:table-cell>
          <table:table-cell table:style-name="ce5" table:formula="of:=[.A31] ^ 4" office:value-type="float" office:value="0.152587890625" calcext:value-type="float">
            <text:p>0,152587890625</text:p>
          </table:table-cell>
          <table:table-cell table:style-name="ce5" table:formula="of:=[.A31] ^ 5" office:value-type="float" office:value="0.095367431640625" calcext:value-type="float">
            <text:p>0,095367431641</text:p>
          </table:table-cell>
          <table:table-cell table:formula="of:=[.A31]^6" office:value-type="float" office:value="0.0596046447753906" calcext:value-type="float">
            <text:p>0,059604644775</text:p>
          </table:table-cell>
          <table:table-cell table:formula="of:=[.A31]^7" office:value-type="float" office:value="0.0372529029846191" calcext:value-type="float">
            <text:p>0,037252902985</text:p>
          </table:table-cell>
          <table:table-cell table:formula="of:=[.A31]^8" office:value-type="float" office:value="0.023283064365387" calcext:value-type="float">
            <text:p>0,023283064365</text:p>
          </table:table-cell>
          <table:table-cell table:formula="of:=[.A31]^9" office:value-type="float" office:value="0.0145519152283669" calcext:value-type="float">
            <text:p>0,014551915228</text:p>
          </table:table-cell>
          <table:table-cell table:formula="of:=[.A31]^10" office:value-type="float" office:value="0.00909494701772928" calcext:value-type="float">
            <text:p>0,009094947018</text:p>
          </table:table-cell>
          <table:table-cell table:style-name="ce5" table:formula="of:=(2.718281^-([.A31]^2))" office:value-type="float" office:value="0.67663392671634" calcext:value-type="float">
            <text:p>0,676633926716</text:p>
          </table:table-cell>
          <table:table-cell table:formula="of:=([.A31]*[.K31])" office:value-type="float" office:value="0.422896204197713" calcext:value-type="float">
            <text:p>0,42289620419771300000</text:p>
          </table:table-cell>
          <table:table-cell table:formula="of:=[.B31]*[.K31]" office:value-type="float" office:value="0.26431012762357" calcext:value-type="float">
            <text:p>0,2643101276</text:p>
          </table:table-cell>
          <table:table-cell table:formula="of:=[.C31]*[.K31]" office:value-type="float" office:value="0.165193829764732" calcext:value-type="float">
            <text:p>0,1651938298</text:p>
          </table:table-cell>
          <table:table-cell table:formula="of:=[.D31]*[.K31]" office:value-type="float" office:value="0.103246143602957" calcext:value-type="float">
            <text:p>0,1032461436</text:p>
          </table:table-cell>
        </table:table-row>
        <table:table-row table:style-name="ro1">
          <table:table-cell table:style-name="ce2" office:value-type="float" office:value="0.75" calcext:value-type="float">
            <text:p>0,75</text:p>
          </table:table-cell>
          <table:table-cell table:style-name="ce5" table:formula="of:=[.A32] ^2" office:value-type="float" office:value="0.5625" calcext:value-type="float">
            <text:p>0,562500000000</text:p>
          </table:table-cell>
          <table:table-cell table:style-name="ce5" table:formula="of:=[.A32] ^ 3" office:value-type="float" office:value="0.421875" calcext:value-type="float">
            <text:p>0,421875000000</text:p>
          </table:table-cell>
          <table:table-cell table:style-name="ce5" table:formula="of:=[.A32] ^ 4" office:value-type="float" office:value="0.31640625" calcext:value-type="float">
            <text:p>0,316406250000</text:p>
          </table:table-cell>
          <table:table-cell table:style-name="ce5" table:formula="of:=[.A32] ^ 5" office:value-type="float" office:value="0.2373046875" calcext:value-type="float">
            <text:p>0,237304687500</text:p>
          </table:table-cell>
          <table:table-cell table:formula="of:=[.A32]^6" office:value-type="float" office:value="0.177978515625" calcext:value-type="float">
            <text:p>0,177978515625</text:p>
          </table:table-cell>
          <table:table-cell table:formula="of:=[.A32]^7" office:value-type="float" office:value="0.13348388671875" calcext:value-type="float">
            <text:p>0,133483886719</text:p>
          </table:table-cell>
          <table:table-cell table:formula="of:=[.A32]^8" office:value-type="float" office:value="0.100112915039063" calcext:value-type="float">
            <text:p>0,100112915039</text:p>
          </table:table-cell>
          <table:table-cell table:formula="of:=[.A32]^9" office:value-type="float" office:value="0.0750846862792969" calcext:value-type="float">
            <text:p>0,075084686279</text:p>
          </table:table-cell>
          <table:table-cell table:formula="of:=[.A32]^10" office:value-type="float" office:value="0.0563135147094727" calcext:value-type="float">
            <text:p>0,056313514709</text:p>
          </table:table-cell>
          <table:table-cell table:style-name="ce5" table:formula="of:=(2.718281^-([.A32]^2))" office:value-type="float" office:value="0.569782922411574" calcext:value-type="float">
            <text:p>0,569782922412</text:p>
          </table:table-cell>
          <table:table-cell table:formula="of:=([.A32]*[.K32])" office:value-type="float" office:value="0.427337191808681" calcext:value-type="float">
            <text:p>0,42733719180868100000</text:p>
          </table:table-cell>
          <table:table-cell table:formula="of:=[.B32]*[.K32]" office:value-type="float" office:value="0.32050289385651" calcext:value-type="float">
            <text:p>0,3205028939</text:p>
          </table:table-cell>
          <table:table-cell table:formula="of:=[.C32]*[.K32]" office:value-type="float" office:value="0.240377170392383" calcext:value-type="float">
            <text:p>0,2403771704</text:p>
          </table:table-cell>
          <table:table-cell table:formula="of:=[.D32]*[.K32]" office:value-type="float" office:value="0.180282877794287" calcext:value-type="float">
            <text:p>0,1802828778</text:p>
          </table:table-cell>
        </table:table-row>
        <table:table-row table:style-name="ro1">
          <table:table-cell table:style-name="ce2" office:value-type="float" office:value="0.875" calcext:value-type="float">
            <text:p>0,875</text:p>
          </table:table-cell>
          <table:table-cell table:style-name="ce5" table:formula="of:=[.A33] ^2" office:value-type="float" office:value="0.765625" calcext:value-type="float">
            <text:p>0,765625000000</text:p>
          </table:table-cell>
          <table:table-cell table:style-name="ce5" table:formula="of:=[.A33] ^ 3" office:value-type="float" office:value="0.669921875" calcext:value-type="float">
            <text:p>0,669921875000</text:p>
          </table:table-cell>
          <table:table-cell table:style-name="ce5" table:formula="of:=[.A33] ^ 4" office:value-type="float" office:value="0.586181640625" calcext:value-type="float">
            <text:p>0,586181640625</text:p>
          </table:table-cell>
          <table:table-cell table:style-name="ce5" table:formula="of:=[.A33] ^ 5" office:value-type="float" office:value="0.512908935546875" calcext:value-type="float">
            <text:p>0,512908935547</text:p>
          </table:table-cell>
          <table:table-cell table:formula="of:=[.A33]^6" office:value-type="float" office:value="0.448795318603516" calcext:value-type="float">
            <text:p>0,448795318604</text:p>
          </table:table-cell>
          <table:table-cell table:formula="of:=[.A33]^7" office:value-type="float" office:value="0.392695903778076" calcext:value-type="float">
            <text:p>0,392695903778</text:p>
          </table:table-cell>
          <table:table-cell table:formula="of:=[.A33]^8" office:value-type="float" office:value="0.343608915805817" calcext:value-type="float">
            <text:p>0,343608915806</text:p>
          </table:table-cell>
          <table:table-cell table:formula="of:=[.A33]^9" office:value-type="float" office:value="0.30065780133009" calcext:value-type="float">
            <text:p>0,300657801330</text:p>
          </table:table-cell>
          <table:table-cell table:formula="of:=[.A33]^10" office:value-type="float" office:value="0.263075576163828" calcext:value-type="float">
            <text:p>0,263075576164</text:p>
          </table:table-cell>
          <table:table-cell table:style-name="ce5" table:formula="of:=(2.718281^-([.A33]^2))" office:value-type="float" office:value="0.465043296648131" calcext:value-type="float">
            <text:p>0,465043296648</text:p>
          </table:table-cell>
          <table:table-cell table:formula="of:=([.A33]*[.K33])" office:value-type="float" office:value="0.406912884567115" calcext:value-type="float">
            <text:p>0,40691288456711500000</text:p>
          </table:table-cell>
          <table:table-cell table:formula="of:=[.B33]*[.K33]" office:value-type="float" office:value="0.356048773996225" calcext:value-type="float">
            <text:p>0,356048774</text:p>
          </table:table-cell>
          <table:table-cell table:formula="of:=[.C33]*[.K33]" office:value-type="float" office:value="0.311542677246697" calcext:value-type="float">
            <text:p>0,3115426772</text:p>
          </table:table-cell>
          <table:table-cell table:formula="of:=[.D33]*[.K33]" office:value-type="float" office:value="0.27259984259086" calcext:value-type="float">
            <text:p>0,2725998426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table:formula="of:=[.A34] ^2" office:value-type="float" office:value="1" calcext:value-type="float">
            <text:p>1,000000000000</text:p>
          </table:table-cell>
          <table:table-cell table:style-name="ce5" table:formula="of:=[.A34] ^ 3" office:value-type="float" office:value="1" calcext:value-type="float">
            <text:p>1,000000000000</text:p>
          </table:table-cell>
          <table:table-cell table:style-name="ce5" table:formula="of:=[.A34] ^ 4" office:value-type="float" office:value="1" calcext:value-type="float">
            <text:p>1,000000000000</text:p>
          </table:table-cell>
          <table:table-cell table:style-name="ce5" table:formula="of:=[.A34] ^ 5" office:value-type="float" office:value="1" calcext:value-type="float">
            <text:p>1,000000000000</text:p>
          </table:table-cell>
          <table:table-cell table:formula="of:=[.A34]^6" office:value-type="float" office:value="1" calcext:value-type="float">
            <text:p>1,000000000000</text:p>
          </table:table-cell>
          <table:table-cell table:formula="of:=[.A34]^7" office:value-type="float" office:value="1" calcext:value-type="float">
            <text:p>1,000000000000</text:p>
          </table:table-cell>
          <table:table-cell table:formula="of:=[.A34]^8" office:value-type="float" office:value="1" calcext:value-type="float">
            <text:p>1,000000000000</text:p>
          </table:table-cell>
          <table:table-cell table:formula="of:=[.A34]^9" office:value-type="float" office:value="1" calcext:value-type="float">
            <text:p>1,000000000000</text:p>
          </table:table-cell>
          <table:table-cell table:formula="of:=[.A34]^10" office:value-type="float" office:value="1" calcext:value-type="float">
            <text:p>1,000000000000</text:p>
          </table:table-cell>
          <table:table-cell table:style-name="ce5" table:formula="of:=(2.718281^-([.A34]^2))" office:value-type="float" office:value="0.367879553291216" calcext:value-type="float">
            <text:p>0,367879553291</text:p>
          </table:table-cell>
          <table:table-cell table:formula="of:=([.A34]*[.K34])" office:value-type="float" office:value="0.367879553291216" calcext:value-type="float">
            <text:p>0,36787955329121600000</text:p>
          </table:table-cell>
          <table:table-cell table:formula="of:=[.B34]*[.K34]" office:value-type="float" office:value="0.367879553291216" calcext:value-type="float">
            <text:p>0,3678795533</text:p>
          </table:table-cell>
          <table:table-cell table:formula="of:=[.C34]*[.K34]" office:value-type="float" office:value="0.367879553291216" calcext:value-type="float">
            <text:p>0,3678795533</text:p>
          </table:table-cell>
          <table:table-cell table:formula="of:=[.D34]*[.K34]" office:value-type="float" office:value="0.367879553291216" calcext:value-type="float">
            <text:p>0,3678795533</text:p>
          </table:table-cell>
        </table:table-row>
        <table:table-row table:style-name="ro1">
          <table:table-cell table:style-name="ce2" office:value-type="float" office:value="1.125" calcext:value-type="float">
            <text:p>1,125</text:p>
          </table:table-cell>
          <table:table-cell table:style-name="ce5" table:formula="of:=[.A35] ^2" office:value-type="float" office:value="1.265625" calcext:value-type="float">
            <text:p>1,265625000000</text:p>
          </table:table-cell>
          <table:table-cell table:style-name="ce5" table:formula="of:=[.A35] ^ 3" office:value-type="float" office:value="1.423828125" calcext:value-type="float">
            <text:p>1,423828125000</text:p>
          </table:table-cell>
          <table:table-cell table:style-name="ce5" table:formula="of:=[.A35] ^ 4" office:value-type="float" office:value="1.601806640625" calcext:value-type="float">
            <text:p>1,601806640625</text:p>
          </table:table-cell>
          <table:table-cell table:style-name="ce5" table:formula="of:=[.A35] ^ 5" office:value-type="float" office:value="1.80203247070313" calcext:value-type="float">
            <text:p>1,802032470703</text:p>
          </table:table-cell>
          <table:table-cell table:formula="of:=[.A35]^6" office:value-type="float" office:value="2.02728652954102" calcext:value-type="float">
            <text:p>2,027286529541</text:p>
          </table:table-cell>
          <table:table-cell table:formula="of:=[.A35]^7" office:value-type="float" office:value="2.28069734573364" calcext:value-type="float">
            <text:p>2,280697345734</text:p>
          </table:table-cell>
          <table:table-cell table:formula="of:=[.A35]^8" office:value-type="float" office:value="2.56578451395035" calcext:value-type="float">
            <text:p>2,565784513950</text:p>
          </table:table-cell>
          <table:table-cell table:formula="of:=[.A35]^9" office:value-type="float" office:value="2.88650757819414" calcext:value-type="float">
            <text:p>2,886507578194</text:p>
          </table:table-cell>
          <table:table-cell table:formula="of:=[.A35]^10" office:value-type="float" office:value="3.24732102546841" calcext:value-type="float">
            <text:p>3,247321025468</text:p>
          </table:table-cell>
          <table:table-cell table:style-name="ce5" table:formula="of:=(2.718281^-([.A35]^2))" office:value-type="float" office:value="0.282063060493542" calcext:value-type="float">
            <text:p>0,282063060494</text:p>
          </table:table-cell>
          <table:table-cell table:formula="of:=([.A35]*[.K35])" office:value-type="float" office:value="0.317320943055235" calcext:value-type="float">
            <text:p>0,31732094305523500000</text:p>
          </table:table-cell>
          <table:table-cell table:formula="of:=[.B35]*[.K35]" office:value-type="float" office:value="0.356986060937139" calcext:value-type="float">
            <text:p>0,3569860609</text:p>
          </table:table-cell>
          <table:table-cell table:formula="of:=[.C35]*[.K35]" office:value-type="float" office:value="0.401609318554281" calcext:value-type="float">
            <text:p>0,4016093186</text:p>
          </table:table-cell>
          <table:table-cell table:formula="of:=[.D35]*[.K35]" office:value-type="float" office:value="0.451810483373566" calcext:value-type="float">
            <text:p>0,4518104834</text:p>
          </table:table-cell>
        </table:table-row>
        <table:table-row table:style-name="ro1">
          <table:table-cell table:style-name="ce2" office:value-type="float" office:value="1.25" calcext:value-type="float">
            <text:p>1,25</text:p>
          </table:table-cell>
          <table:table-cell table:style-name="ce5" table:formula="of:=[.A36] ^2" office:value-type="float" office:value="1.5625" calcext:value-type="float">
            <text:p>1,562500000000</text:p>
          </table:table-cell>
          <table:table-cell table:style-name="ce5" table:formula="of:=[.A36] ^ 3" office:value-type="float" office:value="1.953125" calcext:value-type="float">
            <text:p>1,953125000000</text:p>
          </table:table-cell>
          <table:table-cell table:style-name="ce5" table:formula="of:=[.A36] ^ 4" office:value-type="float" office:value="2.44140625" calcext:value-type="float">
            <text:p>2,441406250000</text:p>
          </table:table-cell>
          <table:table-cell table:style-name="ce5" table:formula="of:=[.A36] ^ 5" office:value-type="float" office:value="3.0517578125" calcext:value-type="float">
            <text:p>3,051757812500</text:p>
          </table:table-cell>
          <table:table-cell table:formula="of:=[.A36]^6" office:value-type="float" office:value="3.814697265625" calcext:value-type="float">
            <text:p>3,814697265625</text:p>
          </table:table-cell>
          <table:table-cell table:formula="of:=[.A36]^7" office:value-type="float" office:value="4.76837158203125" calcext:value-type="float">
            <text:p>4,768371582031</text:p>
          </table:table-cell>
          <table:table-cell table:formula="of:=[.A36]^8" office:value-type="float" office:value="5.96046447753906" calcext:value-type="float">
            <text:p>5,960464477539</text:p>
          </table:table-cell>
          <table:table-cell table:formula="of:=[.A36]^9" office:value-type="float" office:value="7.45058059692383" calcext:value-type="float">
            <text:p>7,450580596924</text:p>
          </table:table-cell>
          <table:table-cell table:formula="of:=[.A36]^10" office:value-type="float" office:value="9.31322574615479" calcext:value-type="float">
            <text:p>9,313225746155</text:p>
          </table:table-cell>
          <table:table-cell table:style-name="ce5" table:formula="of:=(2.718281^-([.A36]^2))" office:value-type="float" office:value="0.209611486969733" calcext:value-type="float">
            <text:p>0,209611486970</text:p>
          </table:table-cell>
          <table:table-cell table:formula="of:=([.A36]*[.K36])" office:value-type="float" office:value="0.262014358712167" calcext:value-type="float">
            <text:p>0,26201435871216700000</text:p>
          </table:table-cell>
          <table:table-cell table:formula="of:=[.B36]*[.K36]" office:value-type="float" office:value="0.327517948390209" calcext:value-type="float">
            <text:p>0,3275179484</text:p>
          </table:table-cell>
          <table:table-cell table:formula="of:=[.C36]*[.K36]" office:value-type="float" office:value="0.409397435487761" calcext:value-type="float">
            <text:p>0,4093974355</text:p>
          </table:table-cell>
          <table:table-cell table:formula="of:=[.D36]*[.K36]" office:value-type="float" office:value="0.511746794359701" calcext:value-type="float">
            <text:p>0,5117467944</text:p>
          </table:table-cell>
        </table:table-row>
        <table:table-row table:style-name="ro1">
          <table:table-cell table:style-name="ce2" office:value-type="float" office:value="1.375" calcext:value-type="float">
            <text:p>1,375</text:p>
          </table:table-cell>
          <table:table-cell table:style-name="ce5" table:formula="of:=[.A37] ^2" office:value-type="float" office:value="1.890625" calcext:value-type="float">
            <text:p>1,890625000000</text:p>
          </table:table-cell>
          <table:table-cell table:style-name="ce5" table:formula="of:=[.A37] ^ 3" office:value-type="float" office:value="2.599609375" calcext:value-type="float">
            <text:p>2,599609375000</text:p>
          </table:table-cell>
          <table:table-cell table:style-name="ce5" table:formula="of:=[.A37] ^ 4" office:value-type="float" office:value="3.574462890625" calcext:value-type="float">
            <text:p>3,574462890625</text:p>
          </table:table-cell>
          <table:table-cell table:style-name="ce5" table:formula="of:=[.A37] ^ 5" office:value-type="float" office:value="4.91488647460938" calcext:value-type="float">
            <text:p>4,914886474609</text:p>
          </table:table-cell>
          <table:table-cell table:formula="of:=[.A37]^6" office:value-type="float" office:value="6.75796890258789" calcext:value-type="float">
            <text:p>6,757968902588</text:p>
          </table:table-cell>
          <table:table-cell table:formula="of:=[.A37]^7" office:value-type="float" office:value="9.29220724105835" calcext:value-type="float">
            <text:p>9,292207241058</text:p>
          </table:table-cell>
          <table:table-cell table:formula="of:=[.A37]^8" office:value-type="float" office:value="12.7767849564552" calcext:value-type="float">
            <text:p>12,776784956455</text:p>
          </table:table-cell>
          <table:table-cell table:formula="of:=[.A37]^9" office:value-type="float" office:value="17.5680793151259" calcext:value-type="float">
            <text:p>17,568079315126</text:p>
          </table:table-cell>
          <table:table-cell table:formula="of:=[.A37]^10" office:value-type="float" office:value="24.1561090582982" calcext:value-type="float">
            <text:p>24,156109058298</text:p>
          </table:table-cell>
          <table:table-cell table:style-name="ce5" table:formula="of:=(2.718281^-([.A37]^2))" office:value-type="float" office:value="0.150977505450885" calcext:value-type="float">
            <text:p>0,150977505451</text:p>
          </table:table-cell>
          <table:table-cell table:formula="of:=([.A37]*[.K37])" office:value-type="float" office:value="0.207594069994967" calcext:value-type="float">
            <text:p>0,20759406999496700000</text:p>
          </table:table-cell>
          <table:table-cell table:formula="of:=[.B37]*[.K37]" office:value-type="float" office:value="0.285441846243079" calcext:value-type="float">
            <text:p>0,2854418462</text:p>
          </table:table-cell>
          <table:table-cell table:formula="of:=[.C37]*[.K37]" office:value-type="float" office:value="0.392482538584234" calcext:value-type="float">
            <text:p>0,3924825386</text:p>
          </table:table-cell>
          <table:table-cell table:formula="of:=[.D37]*[.K37]" office:value-type="float" office:value="0.539663490553322" calcext:value-type="float">
            <text:p>0,5396634906</text:p>
          </table:table-cell>
        </table:table-row>
        <table:table-row table:style-name="ro1">
          <table:table-cell table:style-name="ce2" office:value-type="float" office:value="1.5" calcext:value-type="float">
            <text:p>1,5</text:p>
          </table:table-cell>
          <table:table-cell table:style-name="ce5" table:formula="of:=[.A38] ^2" office:value-type="float" office:value="2.25" calcext:value-type="float">
            <text:p>2,250000000000</text:p>
          </table:table-cell>
          <table:table-cell table:style-name="ce5" table:formula="of:=[.A38] ^ 3" office:value-type="float" office:value="3.375" calcext:value-type="float">
            <text:p>3,375000000000</text:p>
          </table:table-cell>
          <table:table-cell table:style-name="ce5" table:formula="of:=[.A38] ^ 4" office:value-type="float" office:value="5.0625" calcext:value-type="float">
            <text:p>5,062500000000</text:p>
          </table:table-cell>
          <table:table-cell table:style-name="ce5" table:formula="of:=[.A38] ^ 5" office:value-type="float" office:value="7.59375" calcext:value-type="float">
            <text:p>7,593750000000</text:p>
          </table:table-cell>
          <table:table-cell table:formula="of:=[.A38]^6" office:value-type="float" office:value="11.390625" calcext:value-type="float">
            <text:p>11,390625000000</text:p>
          </table:table-cell>
          <table:table-cell table:formula="of:=[.A38]^7" office:value-type="float" office:value="17.0859375" calcext:value-type="float">
            <text:p>17,085937500000</text:p>
          </table:table-cell>
          <table:table-cell table:formula="of:=[.A38]^8" office:value-type="float" office:value="25.62890625" calcext:value-type="float">
            <text:p>25,628906250000</text:p>
          </table:table-cell>
          <table:table-cell table:formula="of:=[.A38]^9" office:value-type="float" office:value="38.443359375" calcext:value-type="float">
            <text:p>38,443359375000</text:p>
          </table:table-cell>
          <table:table-cell table:formula="of:=[.A38]^10" office:value-type="float" office:value="57.6650390625" calcext:value-type="float">
            <text:p>57,665039062500</text:p>
          </table:table-cell>
          <table:table-cell table:style-name="ce5" table:formula="of:=(2.718281^-([.A38]^2))" office:value-type="float" office:value="0.105399296838297" calcext:value-type="float">
            <text:p>0,105399296838</text:p>
          </table:table-cell>
          <table:table-cell table:formula="of:=([.A38]*[.K38])" office:value-type="float" office:value="0.158098945257446" calcext:value-type="float">
            <text:p>0,15809894525744600000</text:p>
          </table:table-cell>
          <table:table-cell table:formula="of:=[.B38]*[.K38]" office:value-type="float" office:value="0.237148417886169" calcext:value-type="float">
            <text:p>0,2371484179</text:p>
          </table:table-cell>
          <table:table-cell table:formula="of:=[.C38]*[.K38]" office:value-type="float" office:value="0.355722626829253" calcext:value-type="float">
            <text:p>0,3557226268</text:p>
          </table:table-cell>
          <table:table-cell table:formula="of:=[.D38]*[.K38]" office:value-type="float" office:value="0.53358394024388" calcext:value-type="float">
            <text:p>0,5335839402</text:p>
          </table:table-cell>
        </table:table-row>
        <table:table-row table:style-name="ro1">
          <table:table-cell table:style-name="ce2" office:value-type="float" office:value="1.625" calcext:value-type="float">
            <text:p>1,625</text:p>
          </table:table-cell>
          <table:table-cell table:style-name="ce5" table:formula="of:=[.A39] ^2" office:value-type="float" office:value="2.640625" calcext:value-type="float">
            <text:p>2,640625000000</text:p>
          </table:table-cell>
          <table:table-cell table:style-name="ce5" table:formula="of:=[.A39] ^ 3" office:value-type="float" office:value="4.291015625" calcext:value-type="float">
            <text:p>4,291015625000</text:p>
          </table:table-cell>
          <table:table-cell table:style-name="ce5" table:formula="of:=[.A39] ^ 4" office:value-type="float" office:value="6.972900390625" calcext:value-type="float">
            <text:p>6,972900390625</text:p>
          </table:table-cell>
          <table:table-cell table:style-name="ce5" table:formula="of:=[.A39] ^ 5" office:value-type="float" office:value="11.3309631347656" calcext:value-type="float">
            <text:p>11,330963134766</text:p>
          </table:table-cell>
          <table:table-cell table:formula="of:=[.A39]^6" office:value-type="float" office:value="18.4128150939941" calcext:value-type="float">
            <text:p>18,412815093994</text:p>
          </table:table-cell>
          <table:table-cell table:formula="of:=[.A39]^7" office:value-type="float" office:value="29.9208245277405" calcext:value-type="float">
            <text:p>29,920824527741</text:p>
          </table:table-cell>
          <table:table-cell table:formula="of:=[.A39]^8" office:value-type="float" office:value="48.6213398575783" calcext:value-type="float">
            <text:p>48,621339857578</text:p>
          </table:table-cell>
          <table:table-cell table:formula="of:=[.A39]^9" office:value-type="float" office:value="79.0096772685647" calcext:value-type="float">
            <text:p>79,009677268565</text:p>
          </table:table-cell>
          <table:table-cell table:formula="of:=[.A39]^10" office:value-type="float" office:value="128.390725561418" calcext:value-type="float">
            <text:p>128,390725561418</text:p>
          </table:table-cell>
          <table:table-cell table:style-name="ce5" table:formula="of:=(2.718281^-([.A39]^2))" office:value-type="float" office:value="0.0713167400928383" calcext:value-type="float">
            <text:p>0,071316740093</text:p>
          </table:table-cell>
          <table:table-cell table:formula="of:=([.A39]*[.K39])" office:value-type="float" office:value="0.115889702650862" calcext:value-type="float">
            <text:p>0,11588970265086200000</text:p>
          </table:table-cell>
          <table:table-cell table:formula="of:=[.B39]*[.K39]" office:value-type="float" office:value="0.188320766807651" calcext:value-type="float">
            <text:p>0,1883207668</text:p>
          </table:table-cell>
          <table:table-cell table:formula="of:=[.C39]*[.K39]" office:value-type="float" office:value="0.306021246062433" calcext:value-type="float">
            <text:p>0,3060212461</text:p>
          </table:table-cell>
          <table:table-cell table:formula="of:=[.D39]*[.K39]" office:value-type="float" office:value="0.497284524851454" calcext:value-type="float">
            <text:p>0,4972845249</text:p>
          </table:table-cell>
        </table:table-row>
        <table:table-row table:style-name="ro1">
          <table:table-cell table:style-name="ce2" office:value-type="float" office:value="1.75" calcext:value-type="float">
            <text:p>1,75</text:p>
          </table:table-cell>
          <table:table-cell table:style-name="ce5" table:formula="of:=[.A40] ^2" office:value-type="float" office:value="3.0625" calcext:value-type="float">
            <text:p>3,062500000000</text:p>
          </table:table-cell>
          <table:table-cell table:style-name="ce5" table:formula="of:=[.A40] ^ 3" office:value-type="float" office:value="5.359375" calcext:value-type="float">
            <text:p>5,359375000000</text:p>
          </table:table-cell>
          <table:table-cell table:style-name="ce5" table:formula="of:=[.A40] ^ 4" office:value-type="float" office:value="9.37890625" calcext:value-type="float">
            <text:p>9,378906250000</text:p>
          </table:table-cell>
          <table:table-cell table:style-name="ce5" table:formula="of:=[.A40] ^ 5" office:value-type="float" office:value="16.4130859375" calcext:value-type="float">
            <text:p>16,413085937500</text:p>
          </table:table-cell>
          <table:table-cell table:formula="of:=[.A40]^6" office:value-type="float" office:value="28.722900390625" calcext:value-type="float">
            <text:p>28,722900390625</text:p>
          </table:table-cell>
          <table:table-cell table:formula="of:=[.A40]^7" office:value-type="float" office:value="50.2650756835938" calcext:value-type="float">
            <text:p>50,265075683594</text:p>
          </table:table-cell>
          <table:table-cell table:formula="of:=[.A40]^8" office:value-type="float" office:value="87.9638824462891" calcext:value-type="float">
            <text:p>87,963882446289</text:p>
          </table:table-cell>
          <table:table-cell table:formula="of:=[.A40]^9" office:value-type="float" office:value="153.936794281006" calcext:value-type="float">
            <text:p>153,936794281006</text:p>
          </table:table-cell>
          <table:table-cell table:formula="of:=[.A40]^10" office:value-type="float" office:value="269.38938999176" calcext:value-type="float">
            <text:p>269,389389991760</text:p>
          </table:table-cell>
          <table:table-cell table:style-name="ce5" table:formula="of:=(2.718281^-([.A40]^2))" office:value-type="float" office:value="0.0467706660381634" calcext:value-type="float">
            <text:p>0,046770666038</text:p>
          </table:table-cell>
          <table:table-cell table:formula="of:=([.A40]*[.K40])" office:value-type="float" office:value="0.0818486655667859" calcext:value-type="float">
            <text:p>0,08184866556678590000</text:p>
          </table:table-cell>
          <table:table-cell table:formula="of:=[.B40]*[.K40]" office:value-type="float" office:value="0.143235164741875" calcext:value-type="float">
            <text:p>0,1432351647</text:p>
          </table:table-cell>
          <table:table-cell table:formula="of:=[.C40]*[.K40]" office:value-type="float" office:value="0.250661538298282" calcext:value-type="float">
            <text:p>0,2506615383</text:p>
          </table:table-cell>
          <table:table-cell table:formula="of:=[.D40]*[.K40]" office:value-type="float" office:value="0.438657692021993" calcext:value-type="float">
            <text:p>0,438657692</text:p>
          </table:table-cell>
        </table:table-row>
        <table:table-row table:style-name="ro1">
          <table:table-cell table:style-name="ce2" office:value-type="float" office:value="1.875" calcext:value-type="float">
            <text:p>1,875</text:p>
          </table:table-cell>
          <table:table-cell table:style-name="ce5" table:formula="of:=[.A41] ^2" office:value-type="float" office:value="3.515625" calcext:value-type="float">
            <text:p>3,515625000000</text:p>
          </table:table-cell>
          <table:table-cell table:style-name="ce5" table:formula="of:=[.A41] ^ 3" office:value-type="float" office:value="6.591796875" calcext:value-type="float">
            <text:p>6,591796875000</text:p>
          </table:table-cell>
          <table:table-cell table:style-name="ce5" table:formula="of:=[.A41] ^ 4" office:value-type="float" office:value="12.359619140625" calcext:value-type="float">
            <text:p>12,359619140625</text:p>
          </table:table-cell>
          <table:table-cell table:style-name="ce5" table:formula="of:=[.A41] ^ 5" office:value-type="float" office:value="23.1742858886719" calcext:value-type="float">
            <text:p>23,174285888672</text:p>
          </table:table-cell>
          <table:table-cell table:formula="of:=[.A41]^6" office:value-type="float" office:value="43.4517860412598" calcext:value-type="float">
            <text:p>43,451786041260</text:p>
          </table:table-cell>
          <table:table-cell table:formula="of:=[.A41]^7" office:value-type="float" office:value="81.4720988273621" calcext:value-type="float">
            <text:p>81,472098827362</text:p>
          </table:table-cell>
          <table:table-cell table:formula="of:=[.A41]^8" office:value-type="float" office:value="152.760185301304" calcext:value-type="float">
            <text:p>152,760185301304</text:p>
          </table:table-cell>
          <table:table-cell table:formula="of:=[.A41]^9" office:value-type="float" office:value="286.425347439945" calcext:value-type="float">
            <text:p>286,425347439945</text:p>
          </table:table-cell>
          <table:table-cell table:formula="of:=[.A41]^10" office:value-type="float" office:value="537.047526449896" calcext:value-type="float">
            <text:p>537,047526449896</text:p>
          </table:table-cell>
          <table:table-cell table:style-name="ce5" table:formula="of:=(2.718281^-([.A41]^2))" office:value-type="float" office:value="0.0297292482400774" calcext:value-type="float">
            <text:p>0,029729248240</text:p>
          </table:table-cell>
          <table:table-cell table:formula="of:=([.A41]*[.K41])" office:value-type="float" office:value="0.0557423404501452" calcext:value-type="float">
            <text:p>0,05574234045014520000</text:p>
          </table:table-cell>
          <table:table-cell table:formula="of:=[.B41]*[.K41]" office:value-type="float" office:value="0.104516888344022" calcext:value-type="float">
            <text:p>0,1045168883</text:p>
          </table:table-cell>
          <table:table-cell table:formula="of:=[.C41]*[.K41]" office:value-type="float" office:value="0.195969165645042" calcext:value-type="float">
            <text:p>0,1959691656</text:p>
          </table:table-cell>
          <table:table-cell table:formula="of:=[.D41]*[.K41]" office:value-type="float" office:value="0.367442185584453" calcext:value-type="float">
            <text:p>0,3674421856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table:formula="of:=[.A42] ^2" office:value-type="float" office:value="4" calcext:value-type="float">
            <text:p>4,000000000000</text:p>
          </table:table-cell>
          <table:table-cell table:style-name="ce5" table:formula="of:=[.A42] ^ 3" office:value-type="float" office:value="8" calcext:value-type="float">
            <text:p>8,000000000000</text:p>
          </table:table-cell>
          <table:table-cell table:style-name="ce5" table:formula="of:=[.A42] ^ 4" office:value-type="float" office:value="16" calcext:value-type="float">
            <text:p>16,000000000000</text:p>
          </table:table-cell>
          <table:table-cell table:style-name="ce5" table:formula="of:=[.A42] ^ 5" office:value-type="float" office:value="32" calcext:value-type="float">
            <text:p>32,000000000000</text:p>
          </table:table-cell>
          <table:table-cell table:formula="of:=[.A42]^6" office:value-type="float" office:value="64" calcext:value-type="float">
            <text:p>64,000000000000</text:p>
          </table:table-cell>
          <table:table-cell table:formula="of:=[.A42]^7" office:value-type="float" office:value="128" calcext:value-type="float">
            <text:p>128,000000000000</text:p>
          </table:table-cell>
          <table:table-cell table:formula="of:=[.A42]^8" office:value-type="float" office:value="256" calcext:value-type="float">
            <text:p>256,000000000000</text:p>
          </table:table-cell>
          <table:table-cell table:formula="of:=[.A42]^9" office:value-type="float" office:value="512" calcext:value-type="float">
            <text:p>512,000000000000</text:p>
          </table:table-cell>
          <table:table-cell table:formula="of:=[.A42]^10" office:value-type="float" office:value="1024" calcext:value-type="float">
            <text:p>1024,000000000000</text:p>
          </table:table-cell>
          <table:table-cell table:style-name="ce5" table:formula="of:=(2.718281^-([.A42]^2))" office:value-type="float" office:value="0.0183156612172037" calcext:value-type="float">
            <text:p>0,018315661217</text:p>
          </table:table-cell>
          <table:table-cell table:formula="of:=([.A42]*[.K42])" office:value-type="float" office:value="0.0366313224344075" calcext:value-type="float">
            <text:p>0,03663132243440750000</text:p>
          </table:table-cell>
          <table:table-cell table:formula="of:=[.B42]*[.K42]" office:value-type="float" office:value="0.073262644868815" calcext:value-type="float">
            <text:p>0,0732626449</text:p>
          </table:table-cell>
          <table:table-cell table:formula="of:=[.C42]*[.K42]" office:value-type="float" office:value="0.14652528973763" calcext:value-type="float">
            <text:p>0,1465252897</text:p>
          </table:table-cell>
          <table:table-cell table:formula="of:=[.D42]*[.K42]" office:value-type="float" office:value="0.29305057947526" calcext:value-type="float">
            <text:p>0,2930505795</text:p>
          </table:table-cell>
        </table:table-row>
        <table:table-row table:style-name="ro1">
          <table:table-cell table:style-name="ce2" office:value-type="float" office:value="2.125" calcext:value-type="float">
            <text:p>2,125</text:p>
          </table:table-cell>
          <table:table-cell table:style-name="ce5" table:formula="of:=[.A43] ^2" office:value-type="float" office:value="4.515625" calcext:value-type="float">
            <text:p>4,515625000000</text:p>
          </table:table-cell>
          <table:table-cell table:style-name="ce5" table:formula="of:=[.A43] ^ 3" office:value-type="float" office:value="9.595703125" calcext:value-type="float">
            <text:p>9,595703125000</text:p>
          </table:table-cell>
          <table:table-cell table:style-name="ce5" table:formula="of:=[.A43] ^ 4" office:value-type="float" office:value="20.390869140625" calcext:value-type="float">
            <text:p>20,390869140625</text:p>
          </table:table-cell>
          <table:table-cell table:style-name="ce5" table:formula="of:=[.A43] ^ 5" office:value-type="float" office:value="43.3305969238281" calcext:value-type="float">
            <text:p>43,330596923828</text:p>
          </table:table-cell>
          <table:table-cell table:formula="of:=[.A43]^6" office:value-type="float" office:value="92.0775184631348" calcext:value-type="float">
            <text:p>92,077518463135</text:p>
          </table:table-cell>
          <table:table-cell table:formula="of:=[.A43]^7" office:value-type="float" office:value="195.664726734161" calcext:value-type="float">
            <text:p>195,664726734161</text:p>
          </table:table-cell>
          <table:table-cell table:formula="of:=[.A43]^8" office:value-type="float" office:value="415.787544310093" calcext:value-type="float">
            <text:p>415,787544310093</text:p>
          </table:table-cell>
          <table:table-cell table:formula="of:=[.A43]^9" office:value-type="float" office:value="883.548531658948" calcext:value-type="float">
            <text:p>883,548531658948</text:p>
          </table:table-cell>
          <table:table-cell table:formula="of:=[.A43]^10" office:value-type="float" office:value="1877.54062977526" calcext:value-type="float">
            <text:p>1877,540629775260</text:p>
          </table:table-cell>
          <table:table-cell table:style-name="ce5" table:formula="of:=(2.718281^-([.A43]^2))" office:value-type="float" office:value="0.0109367825622434" calcext:value-type="float">
            <text:p>0,010936782562</text:p>
          </table:table-cell>
          <table:table-cell table:formula="of:=([.A43]*[.K43])" office:value-type="float" office:value="0.0232406629447671" calcext:value-type="float">
            <text:p>0,02324066294476710000</text:p>
          </table:table-cell>
          <table:table-cell table:formula="of:=[.B43]*[.K43]" office:value-type="float" office:value="0.0493864087576302" calcext:value-type="float">
            <text:p>0,0493864088</text:p>
          </table:table-cell>
          <table:table-cell table:formula="of:=[.C43]*[.K43]" office:value-type="float" office:value="0.104946118609964" calcext:value-type="float">
            <text:p>0,1049461186</text:p>
          </table:table-cell>
          <table:table-cell table:formula="of:=[.D43]*[.K43]" office:value-type="float" office:value="0.223010502046174" calcext:value-type="float">
            <text:p>0,223010502</text:p>
          </table:table-cell>
        </table:table-row>
        <table:table-row table:style-name="ro1">
          <table:table-cell table:style-name="ce2" office:value-type="float" office:value="2.25" calcext:value-type="float">
            <text:p>2,25</text:p>
          </table:table-cell>
          <table:table-cell table:style-name="ce5" table:formula="of:=[.A44] ^2" office:value-type="float" office:value="5.0625" calcext:value-type="float">
            <text:p>5,062500000000</text:p>
          </table:table-cell>
          <table:table-cell table:style-name="ce5" table:formula="of:=[.A44] ^ 3" office:value-type="float" office:value="11.390625" calcext:value-type="float">
            <text:p>11,390625000000</text:p>
          </table:table-cell>
          <table:table-cell table:style-name="ce5" table:formula="of:=[.A44] ^ 4" office:value-type="float" office:value="25.62890625" calcext:value-type="float">
            <text:p>25,628906250000</text:p>
          </table:table-cell>
          <table:table-cell table:style-name="ce5" table:formula="of:=[.A44] ^ 5" office:value-type="float" office:value="57.6650390625" calcext:value-type="float">
            <text:p>57,665039062500</text:p>
          </table:table-cell>
          <table:table-cell table:formula="of:=[.A44]^6" office:value-type="float" office:value="129.746337890625" calcext:value-type="float">
            <text:p>129,746337890625</text:p>
          </table:table-cell>
          <table:table-cell table:formula="of:=[.A44]^7" office:value-type="float" office:value="291.929260253906" calcext:value-type="float">
            <text:p>291,929260253906</text:p>
          </table:table-cell>
          <table:table-cell table:formula="of:=[.A44]^8" office:value-type="float" office:value="656.840835571289" calcext:value-type="float">
            <text:p>656,840835571289</text:p>
          </table:table-cell>
          <table:table-cell table:formula="of:=[.A44]^9" office:value-type="float" office:value="1477.8918800354" calcext:value-type="float">
            <text:p>1477,891880035400</text:p>
          </table:table-cell>
          <table:table-cell table:formula="of:=[.A44]^10" office:value-type="float" office:value="3325.25673007965" calcext:value-type="float">
            <text:p>3325,256730079650</text:p>
          </table:table-cell>
          <table:table-cell table:style-name="ce5" table:formula="of:=(2.718281^-([.A44]^2))" office:value-type="float" office:value="0.00632972519369859" calcext:value-type="float">
            <text:p>0,006329725194</text:p>
          </table:table-cell>
          <table:table-cell table:formula="of:=([.A44]*[.K44])" office:value-type="float" office:value="0.0142418816858218" calcext:value-type="float">
            <text:p>0,01424188168582180000</text:p>
          </table:table-cell>
          <table:table-cell table:formula="of:=[.B44]*[.K44]" office:value-type="float" office:value="0.0320442337930991" calcext:value-type="float">
            <text:p>0,0320442338</text:p>
          </table:table-cell>
          <table:table-cell table:formula="of:=[.C44]*[.K44]" office:value-type="float" office:value="0.072099526034473" calcext:value-type="float">
            <text:p>0,072099526</text:p>
          </table:table-cell>
          <table:table-cell table:formula="of:=[.D44]*[.K44]" office:value-type="float" office:value="0.162223933577564" calcext:value-type="float">
            <text:p>0,1622239336</text:p>
          </table:table-cell>
        </table:table-row>
        <table:table-row table:style-name="ro1">
          <table:table-cell table:style-name="ce2" office:value-type="float" office:value="2.375" calcext:value-type="float">
            <text:p>2,375</text:p>
          </table:table-cell>
          <table:table-cell table:style-name="ce5" table:formula="of:=[.A45] ^2" office:value-type="float" office:value="5.640625" calcext:value-type="float">
            <text:p>5,640625000000</text:p>
          </table:table-cell>
          <table:table-cell table:style-name="ce5" table:formula="of:=[.A45] ^ 3" office:value-type="float" office:value="13.396484375" calcext:value-type="float">
            <text:p>13,396484375000</text:p>
          </table:table-cell>
          <table:table-cell table:style-name="ce5" table:formula="of:=[.A45] ^ 4" office:value-type="float" office:value="31.816650390625" calcext:value-type="float">
            <text:p>31,816650390625</text:p>
          </table:table-cell>
          <table:table-cell table:style-name="ce5" table:formula="of:=[.A45] ^ 5" office:value-type="float" office:value="75.5645446777344" calcext:value-type="float">
            <text:p>75,564544677734</text:p>
          </table:table-cell>
          <table:table-cell table:formula="of:=[.A45]^6" office:value-type="float" office:value="179.465793609619" calcext:value-type="float">
            <text:p>179,465793609619</text:p>
          </table:table-cell>
          <table:table-cell table:formula="of:=[.A45]^7" office:value-type="float" office:value="426.231259822846" calcext:value-type="float">
            <text:p>426,231259822846</text:p>
          </table:table-cell>
          <table:table-cell table:formula="of:=[.A45]^8" office:value-type="float" office:value="1012.29924207926" calcext:value-type="float">
            <text:p>1012,299242079260</text:p>
          </table:table-cell>
          <table:table-cell table:formula="of:=[.A45]^9" office:value-type="float" office:value="2404.21069993824" calcext:value-type="float">
            <text:p>2404,210699938240</text:p>
          </table:table-cell>
          <table:table-cell table:formula="of:=[.A45]^10" office:value-type="float" office:value="5710.00041235331" calcext:value-type="float">
            <text:p>5710,000412353310</text:p>
          </table:table-cell>
          <table:table-cell table:style-name="ce5" table:formula="of:=(2.718281^-([.A45]^2))" office:value-type="float" office:value="0.00355065466120589" calcext:value-type="float">
            <text:p>0,003550654661</text:p>
          </table:table-cell>
          <table:table-cell table:formula="of:=([.A45]*[.K45])" office:value-type="float" office:value="0.00843280482036399" calcext:value-type="float">
            <text:p>0,00843280482036399000</text:p>
          </table:table-cell>
          <table:table-cell table:formula="of:=[.B45]*[.K45]" office:value-type="float" office:value="0.0200279114483645" calcext:value-type="float">
            <text:p>0,0200279114</text:p>
          </table:table-cell>
          <table:table-cell table:formula="of:=[.C45]*[.K45]" office:value-type="float" office:value="0.0475662896898656" calcext:value-type="float">
            <text:p>0,0475662897</text:p>
          </table:table-cell>
          <table:table-cell table:formula="of:=[.D45]*[.K45]" office:value-type="float" office:value="0.112969938013431" calcext:value-type="float">
            <text:p>0,112969938</text:p>
          </table:table-cell>
        </table:table-row>
        <table:table-row table:style-name="ro1">
          <table:table-cell table:style-name="ce2" office:value-type="float" office:value="2.5" calcext:value-type="float">
            <text:p>2,5</text:p>
          </table:table-cell>
          <table:table-cell table:style-name="ce5" table:formula="of:=[.A46] ^2" office:value-type="float" office:value="6.25" calcext:value-type="float">
            <text:p>6,250000000000</text:p>
          </table:table-cell>
          <table:table-cell table:style-name="ce5" table:formula="of:=[.A46] ^ 3" office:value-type="float" office:value="15.625" calcext:value-type="float">
            <text:p>15,625000000000</text:p>
          </table:table-cell>
          <table:table-cell table:style-name="ce5" table:formula="of:=[.A46] ^ 4" office:value-type="float" office:value="39.0625" calcext:value-type="float">
            <text:p>39,062500000000</text:p>
          </table:table-cell>
          <table:table-cell table:style-name="ce5" table:formula="of:=[.A46] ^ 5" office:value-type="float" office:value="97.65625" calcext:value-type="float">
            <text:p>97,656250000000</text:p>
          </table:table-cell>
          <table:table-cell table:formula="of:=[.A46]^6" office:value-type="float" office:value="244.140625" calcext:value-type="float">
            <text:p>244,140625000000</text:p>
          </table:table-cell>
          <table:table-cell table:formula="of:=[.A46]^7" office:value-type="float" office:value="610.3515625" calcext:value-type="float">
            <text:p>610,351562500000</text:p>
          </table:table-cell>
          <table:table-cell table:formula="of:=[.A46]^8" office:value-type="float" office:value="1525.87890625" calcext:value-type="float">
            <text:p>1525,878906250000</text:p>
          </table:table-cell>
          <table:table-cell table:formula="of:=[.A46]^9" office:value-type="float" office:value="3814.697265625" calcext:value-type="float">
            <text:p>3814,697265625000</text:p>
          </table:table-cell>
          <table:table-cell table:formula="of:=[.A46]^10" office:value-type="float" office:value="9536.7431640625" calcext:value-type="float">
            <text:p>9536,743164062500</text:p>
          </table:table-cell>
          <table:table-cell table:style-name="ce5" table:formula="of:=(2.718281^-([.A46]^2))" office:value-type="float" office:value="0.00193045781342175" calcext:value-type="float">
            <text:p>0,001930457813</text:p>
          </table:table-cell>
          <table:table-cell table:formula="of:=([.A46]*[.K46])" office:value-type="float" office:value="0.00482614453355437" calcext:value-type="float">
            <text:p>0,00482614453355437000</text:p>
          </table:table-cell>
          <table:table-cell table:formula="of:=[.B46]*[.K46]" office:value-type="float" office:value="0.0120653613338859" calcext:value-type="float">
            <text:p>0,0120653613</text:p>
          </table:table-cell>
          <table:table-cell table:formula="of:=[.C46]*[.K46]" office:value-type="float" office:value="0.0301634033347148" calcext:value-type="float">
            <text:p>0,0301634033</text:p>
          </table:table-cell>
          <table:table-cell table:formula="of:=[.D46]*[.K46]" office:value-type="float" office:value="0.075408508336787" calcext:value-type="float">
            <text:p>0,0754085083</text:p>
          </table:table-cell>
        </table:table-row>
        <table:table-row table:style-name="ro1">
          <table:table-cell table:style-name="ce2" office:value-type="float" office:value="2.625" calcext:value-type="float">
            <text:p>2,625</text:p>
          </table:table-cell>
          <table:table-cell table:style-name="ce5" table:formula="of:=[.A47] ^2" office:value-type="float" office:value="6.890625" calcext:value-type="float">
            <text:p>6,890625000000</text:p>
          </table:table-cell>
          <table:table-cell table:style-name="ce5" table:formula="of:=[.A47] ^ 3" office:value-type="float" office:value="18.087890625" calcext:value-type="float">
            <text:p>18,087890625000</text:p>
          </table:table-cell>
          <table:table-cell table:style-name="ce5" table:formula="of:=[.A47] ^ 4" office:value-type="float" office:value="47.480712890625" calcext:value-type="float">
            <text:p>47,480712890625</text:p>
          </table:table-cell>
          <table:table-cell table:style-name="ce5" table:formula="of:=[.A47] ^ 5" office:value-type="float" office:value="124.636871337891" calcext:value-type="float">
            <text:p>124,636871337891</text:p>
          </table:table-cell>
          <table:table-cell table:formula="of:=[.A47]^6" office:value-type="float" office:value="327.171787261963" calcext:value-type="float">
            <text:p>327,171787261963</text:p>
          </table:table-cell>
          <table:table-cell table:formula="of:=[.A47]^7" office:value-type="float" office:value="858.825941562653" calcext:value-type="float">
            <text:p>858,825941562653</text:p>
          </table:table-cell>
          <table:table-cell table:formula="of:=[.A47]^8" office:value-type="float" office:value="2254.41809660196" calcext:value-type="float">
            <text:p>2254,418096601960</text:p>
          </table:table-cell>
          <table:table-cell table:formula="of:=[.A47]^9" office:value-type="float" office:value="5917.84750358015" calcext:value-type="float">
            <text:p>5917,847503580150</text:p>
          </table:table-cell>
          <table:table-cell table:formula="of:=[.A47]^10" office:value-type="float" office:value="15534.3496968979" calcext:value-type="float">
            <text:p>15534,349696897900</text:p>
          </table:table-cell>
          <table:table-cell table:style-name="ce5" table:formula="of:=(2.718281^-([.A47]^2))" office:value-type="float" office:value="0.00101727997997887" calcext:value-type="float">
            <text:p>0,001017279980</text:p>
          </table:table-cell>
          <table:table-cell table:formula="of:=([.A47]*[.K47])" office:value-type="float" office:value="0.00267035994744453" calcext:value-type="float">
            <text:p>0,00267035994744453000</text:p>
          </table:table-cell>
          <table:table-cell table:formula="of:=[.B47]*[.K47]" office:value-type="float" office:value="0.0070096948620419" calcext:value-type="float">
            <text:p>0,0070096949</text:p>
          </table:table-cell>
          <table:table-cell table:formula="of:=[.C47]*[.K47]" office:value-type="float" office:value="0.01840044901286" calcext:value-type="float">
            <text:p>0,018400449</text:p>
          </table:table-cell>
          <table:table-cell table:formula="of:=[.D47]*[.K47]" office:value-type="float" office:value="0.0483011786587574" calcext:value-type="float">
            <text:p>0,0483011787</text:p>
          </table:table-cell>
        </table:table-row>
        <table:table-row table:style-name="ro1">
          <table:table-cell table:style-name="ce2" office:value-type="float" office:value="2.75" calcext:value-type="float">
            <text:p>2,75</text:p>
          </table:table-cell>
          <table:table-cell table:style-name="ce5" table:formula="of:=[.A48] ^2" office:value-type="float" office:value="7.5625" calcext:value-type="float">
            <text:p>7,562500000000</text:p>
          </table:table-cell>
          <table:table-cell table:style-name="ce5" table:formula="of:=[.A48] ^ 3" office:value-type="float" office:value="20.796875" calcext:value-type="float">
            <text:p>20,796875000000</text:p>
          </table:table-cell>
          <table:table-cell table:style-name="ce5" table:formula="of:=[.A48] ^ 4" office:value-type="float" office:value="57.19140625" calcext:value-type="float">
            <text:p>57,191406250000</text:p>
          </table:table-cell>
          <table:table-cell table:style-name="ce5" table:formula="of:=[.A48] ^ 5" office:value-type="float" office:value="157.2763671875" calcext:value-type="float">
            <text:p>157,276367187500</text:p>
          </table:table-cell>
          <table:table-cell table:formula="of:=[.A48]^6" office:value-type="float" office:value="432.510009765625" calcext:value-type="float">
            <text:p>432,510009765625</text:p>
          </table:table-cell>
          <table:table-cell table:formula="of:=[.A48]^7" office:value-type="float" office:value="1189.40252685547" calcext:value-type="float">
            <text:p>1189,402526855470</text:p>
          </table:table-cell>
          <table:table-cell table:formula="of:=[.A48]^8" office:value-type="float" office:value="3270.85694885254" calcext:value-type="float">
            <text:p>3270,856948852540</text:p>
          </table:table-cell>
          <table:table-cell table:formula="of:=[.A48]^9" office:value-type="float" office:value="8994.85660934448" calcext:value-type="float">
            <text:p>8994,856609344480</text:p>
          </table:table-cell>
          <table:table-cell table:formula="of:=[.A48]^10" office:value-type="float" office:value="24735.8556756973" calcext:value-type="float">
            <text:p>24735,855675697300</text:p>
          </table:table-cell>
          <table:table-cell table:style-name="ce5" table:formula="of:=(2.718281^-([.A48]^2))" office:value-type="float" office:value="0.00051957587969613" calcext:value-type="float">
            <text:p>0,000519575880</text:p>
          </table:table-cell>
          <table:table-cell table:formula="of:=([.A48]*[.K48])" office:value-type="float" office:value="0.00142883366916436" calcext:value-type="float">
            <text:p>0,00142883366916436000</text:p>
          </table:table-cell>
          <table:table-cell table:formula="of:=[.B48]*[.K48]" office:value-type="float" office:value="0.00392929259020198" calcext:value-type="float">
            <text:p>0,0039292926</text:p>
          </table:table-cell>
          <table:table-cell table:formula="of:=[.C48]*[.K48]" office:value-type="float" office:value="0.0108055546230555" calcext:value-type="float">
            <text:p>0,0108055546</text:p>
          </table:table-cell>
          <table:table-cell table:formula="of:=[.D48]*[.K48]" office:value-type="float" office:value="0.0297152752134025" calcext:value-type="float">
            <text:p>0,0297152752</text:p>
          </table:table-cell>
        </table:table-row>
        <table:table-row table:style-name="ro1">
          <table:table-cell table:style-name="ce2" office:value-type="float" office:value="2.875" calcext:value-type="float">
            <text:p>2,875</text:p>
          </table:table-cell>
          <table:table-cell table:style-name="ce5" table:formula="of:=[.A49] ^2" office:value-type="float" office:value="8.265625" calcext:value-type="float">
            <text:p>8,265625000000</text:p>
          </table:table-cell>
          <table:table-cell table:style-name="ce5" table:formula="of:=[.A49] ^ 3" office:value-type="float" office:value="23.763671875" calcext:value-type="float">
            <text:p>23,763671875000</text:p>
          </table:table-cell>
          <table:table-cell table:style-name="ce5" table:formula="of:=[.A49] ^ 4" office:value-type="float" office:value="68.320556640625" calcext:value-type="float">
            <text:p>68,320556640625</text:p>
          </table:table-cell>
          <table:table-cell table:style-name="ce5" table:formula="of:=[.A49] ^ 5" office:value-type="float" office:value="196.421600341797" calcext:value-type="float">
            <text:p>196,421600341797</text:p>
          </table:table-cell>
          <table:table-cell table:formula="of:=[.A49]^6" office:value-type="float" office:value="564.712100982666" calcext:value-type="float">
            <text:p>564,712100982666</text:p>
          </table:table-cell>
          <table:table-cell table:formula="of:=[.A49]^7" office:value-type="float" office:value="1623.54729032516" calcext:value-type="float">
            <text:p>1623,547290325160</text:p>
          </table:table-cell>
          <table:table-cell table:formula="of:=[.A49]^8" office:value-type="float" office:value="4667.69845968485" calcext:value-type="float">
            <text:p>4667,698459684850</text:p>
          </table:table-cell>
          <table:table-cell table:formula="of:=[.A49]^9" office:value-type="float" office:value="13419.6330715939" calcext:value-type="float">
            <text:p>13419,633071593900</text:p>
          </table:table-cell>
          <table:table-cell table:formula="of:=[.A49]^10" office:value-type="float" office:value="38581.4450808326" calcext:value-type="float">
            <text:p>38581,445080832600</text:p>
          </table:table-cell>
          <table:table-cell table:style-name="ce5" table:formula="of:=(2.718281^-([.A49]^2))" office:value-type="float" office:value="0.000257208766744775" calcext:value-type="float">
            <text:p>0,000257208767</text:p>
          </table:table-cell>
          <table:table-cell table:formula="of:=([.A49]*[.K49])" office:value-type="float" office:value="0.000739475204391228" calcext:value-type="float">
            <text:p>0,00073947520439122800</text:p>
          </table:table-cell>
          <table:table-cell table:formula="of:=[.B49]*[.K49]" office:value-type="float" office:value="0.00212599121262478" calcext:value-type="float">
            <text:p>0,0021259912</text:p>
          </table:table-cell>
          <table:table-cell table:formula="of:=[.C49]*[.K49]" office:value-type="float" office:value="0.00611222473629624" calcext:value-type="float">
            <text:p>0,0061122247</text:p>
          </table:table-cell>
          <table:table-cell table:formula="of:=[.D49]*[.K49]" office:value-type="float" office:value="0.0175726461168517" calcext:value-type="float">
            <text:p>0,0175726461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table:formula="of:=[.A50] ^2" office:value-type="float" office:value="9" calcext:value-type="float">
            <text:p>9,000000000000</text:p>
          </table:table-cell>
          <table:table-cell table:style-name="ce5" table:formula="of:=[.A50] ^ 3" office:value-type="float" office:value="27" calcext:value-type="float">
            <text:p>27,000000000000</text:p>
          </table:table-cell>
          <table:table-cell table:style-name="ce5" table:formula="of:=[.A50] ^ 4" office:value-type="float" office:value="81" calcext:value-type="float">
            <text:p>81,000000000000</text:p>
          </table:table-cell>
          <table:table-cell table:style-name="ce5" table:formula="of:=[.A50] ^ 5" office:value-type="float" office:value="243" calcext:value-type="float">
            <text:p>243,000000000000</text:p>
          </table:table-cell>
          <table:table-cell table:formula="of:=[.A50]^6" office:value-type="float" office:value="729" calcext:value-type="float">
            <text:p>729,000000000000</text:p>
          </table:table-cell>
          <table:table-cell table:formula="of:=[.A50]^7" office:value-type="float" office:value="2187" calcext:value-type="float">
            <text:p>2187,000000000000</text:p>
          </table:table-cell>
          <table:table-cell table:formula="of:=[.A50]^8" office:value-type="float" office:value="6561" calcext:value-type="float">
            <text:p>6561,000000000000</text:p>
          </table:table-cell>
          <table:table-cell table:formula="of:=[.A50]^9" office:value-type="float" office:value="19683" calcext:value-type="float">
            <text:p>19683,000000000000</text:p>
          </table:table-cell>
          <table:table-cell table:formula="of:=[.A50]^10" office:value-type="float" office:value="59049" calcext:value-type="float">
            <text:p>59049,000000000000</text:p>
          </table:table-cell>
          <table:table-cell table:style-name="ce5" table:formula="of:=(2.718281^-([.A50]^2))" office:value-type="float" office:value="0.000123410142595038" calcext:value-type="float">
            <text:p>0,000123410143</text:p>
          </table:table-cell>
          <table:table-cell table:formula="of:=([.A50]*[.K50])" office:value-type="float" office:value="0.000370230427785113" calcext:value-type="float">
            <text:p>0,00037023042778511300</text:p>
          </table:table-cell>
          <table:table-cell table:formula="of:=[.B50]*[.K50]" office:value-type="float" office:value="0.00111069128335534" calcext:value-type="float">
            <text:p>0,0011106913</text:p>
          </table:table-cell>
          <table:table-cell table:formula="of:=[.C50]*[.K50]" office:value-type="float" office:value="0.00333207385006601" calcext:value-type="float">
            <text:p>0,0033320739</text:p>
          </table:table-cell>
          <table:table-cell table:formula="of:=[.D50]*[.K50]" office:value-type="float" office:value="0.00999622155019804" calcext:value-type="float">
            <text:p>0,0099962216</text:p>
          </table:table-cell>
        </table:table-row>
        <table:table-row table:style-name="ro1">
          <table:table-cell table:style-name="ce2"/>
          <table:table-cell table:style-name="ce4" table:formula="of:=SUM([.B2:.B50])" office:value-type="float" office:value="153.125" calcext:value-type="float">
            <text:p>153,125000000000</text:p>
          </table:table-cell>
          <table:table-cell table:style-name="ce4" table:formula="of:=SUM([.C2:.C50])" office:value-type="float" office:value="0" calcext:value-type="float">
            <text:p>0,000000000000</text:p>
          </table:table-cell>
          <table:table-cell table:style-name="ce4" table:formula="of:=SUM([.D2:.D50])" office:value-type="float" office:value="860.849609375" calcext:value-type="float">
            <text:p>860,849609375000</text:p>
          </table:table-cell>
          <table:table-cell table:style-name="ce4" table:formula="of:=SUM([.E2:.E50])" office:value-type="float" office:value="0" calcext:value-type="float">
            <text:p>0,000000000000</text:p>
          </table:table-cell>
          <table:table-cell table:style-name="ce4" table:formula="of:=SUM([.F2:.F50])" office:value-type="float" office:value="5758.2145690918" calcext:value-type="float">
            <text:p>5758,214569091800</text:p>
          </table:table-cell>
          <table:table-cell table:style-name="ce4" table:formula="of:=SUM([.G2:.G50])" office:value-type="float" office:value="0" calcext:value-type="float">
            <text:p>0,000000000000</text:p>
          </table:table-cell>
          <table:table-cell table:style-name="ce4" table:formula="of:=SUM([.H2:.H50])" office:value-type="float" office:value="41917.0573973656" calcext:value-type="float">
            <text:p>41917,057397365600</text:p>
          </table:table-cell>
          <table:table-cell table:style-name="ce4" table:formula="of:=SUM([.I2:.I50])" office:value-type="float" office:value="0" calcext:value-type="float">
            <text:p>0,000000000000</text:p>
          </table:table-cell>
          <table:table-cell table:style-name="ce4" table:formula="of:=SUM([.J2:.J50])" office:value-type="float" office:value="320809.460486285" calcext:value-type="float">
            <text:p>320809,460486285000</text:p>
          </table:table-cell>
          <table:table-cell table:style-name="ce4" table:formula="of:=SUM([.K2:.K50])" office:value-type="float" office:value="14.1794278354378" calcext:value-type="float">
            <text:p>14,179427835438</text:p>
          </table:table-cell>
          <table:table-cell table:style-name="ce8" table:formula="of:=SUM([.L2:.L50])" office:value-type="float" office:value="2.05456311686003E-017" calcext:value-type="float">
            <text:p>0,00000000000000002055</text:p>
          </table:table-cell>
          <table:table-cell table:style-name="ce4" table:formula="of:=SUM([.M2:.M50])" office:value-type="float" office:value="7.08768815967879" calcext:value-type="float">
            <text:p>7,087688159679</text:p>
          </table:table-cell>
          <table:table-cell table:style-name="ce4" table:formula="of:=SUM([.N2:.N50])" office:value-type="float" office:value="-1.07552855510562E-016" calcext:value-type="float">
            <text:p>0,000000000000</text:p>
          </table:table-cell>
          <table:table-cell table:style-name="ce4" table:formula="of:=SUM([.O2:.O50])" office:value-type="float" office:value="10.6124249193695" calcext:value-type="float">
            <text:p>10,612424919370</text:p>
          </table:table-cell>
        </table:table-row>
        <table:table-row table:style-name="ro1" table:number-rows-repeated="2">
          <table:table-cell table:style-name="ce2"/>
          <table:table-cell table:number-columns-repeated="14"/>
        </table:table-row>
        <table:table-row table:style-name="ro1" table:number-rows-repeated="104852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-5,5" table:style-name="ta1">
        <table:table-column table:style-name="co1" table:default-cell-style-name="ce3"/>
        <table:table-column table:style-name="co2" table:default-cell-style-name="ce6"/>
        <table:table-column table:style-name="co14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Default"/>
        <table:table-column table:style-name="co12" table:default-cell-style-name="ce7"/>
        <table:table-column table:style-name="co13" table:number-columns-repeated="3" table:default-cell-style-name="ce9"/>
        <table:table-row table:style-name="ro1">
          <table:table-cell table:style-name="ce1" office:value-type="string" calcext:value-type="string">
            <text:p>x</text:p>
          </table:table-cell>
          <table:table-cell table:style-name="ce4" office:value-type="string" calcext:value-type="string">
            <text:p>x² </text:p>
          </table:table-cell>
          <table:table-cell table:style-name="ce4" office:value-type="string" calcext:value-type="string">
            <text:p>x³</text:p>
          </table:table-cell>
          <table:table-cell table:style-name="ce4" office:value-type="string" calcext:value-type="string">
            <text:p>x⁴</text:p>
          </table:table-cell>
          <table:table-cell table:style-name="ce4" office:value-type="string" calcext:value-type="string">
            <text:p>x⁵</text:p>
          </table:table-cell>
          <table:table-cell table:style-name="ce4" office:value-type="string" calcext:value-type="string">
            <text:p>x⁶</text:p>
          </table:table-cell>
          <table:table-cell table:style-name="ce4" office:value-type="string" calcext:value-type="string">
            <text:p>x⁷</text:p>
          </table:table-cell>
          <table:table-cell table:style-name="ce4" office:value-type="string" calcext:value-type="string">
            <text:p>x⁸</text:p>
          </table:table-cell>
          <table:table-cell table:style-name="ce4" office:value-type="string" calcext:value-type="string">
            <text:p>x⁹</text:p>
          </table:table-cell>
          <table:table-cell table:style-name="ce4" office:value-type="string" calcext:value-type="string">
            <text:p>x^10</text:p>
          </table:table-cell>
          <table:table-cell table:style-name="ce5" office:value-type="string" calcext:value-type="string">
            <text:p>y</text:p>
          </table:table-cell>
          <table:table-cell office:value-type="string" calcext:value-type="string">
            <text:p>x*y</text:p>
          </table:table-cell>
          <table:table-cell office:value-type="string" calcext:value-type="string">
            <text:p>X^2*Y</text:p>
          </table:table-cell>
          <table:table-cell office:value-type="string" calcext:value-type="string">
            <text:p>x^3*y</text:p>
          </table:table-cell>
          <table:table-cell office:value-type="string" calcext:value-type="string">
            <text:p>X^4*Y</text:p>
          </table:table-cell>
        </table:table-row>
        <table:table-row table:style-name="ro1">
          <table:table-cell table:style-name="ce2" office:value-type="float" office:value="-5" calcext:value-type="float">
            <text:p>-5</text:p>
          </table:table-cell>
          <table:table-cell table:style-name="ce5" table:formula="of:=[.A2] ^2" office:value-type="float" office:value="25" calcext:value-type="float">
            <text:p>25,000000000000</text:p>
          </table:table-cell>
          <table:table-cell table:style-name="ce5" table:formula="of:=[.A2] ^ 3" office:value-type="float" office:value="-125" calcext:value-type="float">
            <text:p>-125,000000000000</text:p>
          </table:table-cell>
          <table:table-cell table:style-name="ce5" table:formula="of:=[.A2] ^ 4" office:value-type="float" office:value="625" calcext:value-type="float">
            <text:p>625,000000000000</text:p>
          </table:table-cell>
          <table:table-cell table:style-name="ce5" table:formula="of:=[.A2] ^ 5" office:value-type="float" office:value="-3125" calcext:value-type="float">
            <text:p>-3125,000000000000</text:p>
          </table:table-cell>
          <table:table-cell table:formula="of:=[.A2]^6" office:value-type="float" office:value="15625" calcext:value-type="float">
            <text:p>15625,000000000000</text:p>
          </table:table-cell>
          <table:table-cell table:formula="of:=[.A2]^7" office:value-type="float" office:value="-78125" calcext:value-type="float">
            <text:p>-78125,000000000000</text:p>
          </table:table-cell>
          <table:table-cell table:formula="of:=[.A2]^8" office:value-type="float" office:value="390625" calcext:value-type="float">
            <text:p>390625,000000000000</text:p>
          </table:table-cell>
          <table:table-cell table:formula="of:=[.A2]^9" office:value-type="float" office:value="-1953125" calcext:value-type="float">
            <text:p>-1953125,000000000000</text:p>
          </table:table-cell>
          <table:table-cell table:formula="of:=[.A2]^10" office:value-type="float" office:value="9765625" calcext:value-type="float">
            <text:p>9765625,000000000000</text:p>
          </table:table-cell>
          <table:table-cell table:style-name="ce5" table:formula="of:=(2.718281^-([.A2]^2))" office:value-type="float" office:value="0.0000000000138880496821587" calcext:value-type="float">
            <text:p>0,000000000014</text:p>
          </table:table-cell>
          <table:table-cell table:formula="of:=([.A2]*[.K2])" office:value-type="float" office:value="-0.0000000000694402484107935" calcext:value-type="float">
            <text:p>-0,00000000006944024841</text:p>
          </table:table-cell>
          <table:table-cell table:formula="of:=[.B2]*[.K2]" office:value-type="float" office:value="0.000000000347201242053968" calcext:value-type="float">
            <text:p>3,47201242053968E-010</text:p>
          </table:table-cell>
          <table:table-cell table:formula="of:=[.C2]*[.K2]" office:value-type="float" office:value="-0.00000000173600621026984" calcext:value-type="float">
            <text:p>-1,73600621026984E-009</text:p>
          </table:table-cell>
          <table:table-cell table:formula="of:=[.D2]*[.K2]" office:value-type="float" office:value="0.00000000868003105134919" calcext:value-type="float">
            <text:p>8,68003105134919E-009</text:p>
          </table:table-cell>
        </table:table-row>
        <table:table-row table:style-name="ro1">
          <table:table-cell table:style-name="ce2" office:value-type="float" office:value="-4.875" calcext:value-type="float">
            <text:p>-4,875</text:p>
          </table:table-cell>
          <table:table-cell table:style-name="ce5" table:formula="of:=[.A3] ^2" office:value-type="float" office:value="23.765625" calcext:value-type="float">
            <text:p>23,765625000000</text:p>
          </table:table-cell>
          <table:table-cell table:style-name="ce5" table:formula="of:=[.A3] ^ 3" office:value-type="float" office:value="-115.857421875" calcext:value-type="float">
            <text:p>-115,857421875000</text:p>
          </table:table-cell>
          <table:table-cell table:style-name="ce5" table:formula="of:=[.A3] ^ 4" office:value-type="float" office:value="564.804931640625" calcext:value-type="float">
            <text:p>564,804931640625</text:p>
          </table:table-cell>
          <table:table-cell table:style-name="ce5" table:formula="of:=[.A3] ^ 5" office:value-type="float" office:value="-2753.42404174805" calcext:value-type="float">
            <text:p>-2753,424041748050</text:p>
          </table:table-cell>
          <table:table-cell table:formula="of:=[.A3]^6" office:value-type="float" office:value="13422.9422035217" calcext:value-type="float">
            <text:p>13422,942203521700</text:p>
          </table:table-cell>
          <table:table-cell table:formula="of:=[.A3]^7" office:value-type="float" office:value="-65436.8432421684" calcext:value-type="float">
            <text:p>-65436,843242168400</text:p>
          </table:table-cell>
          <table:table-cell table:formula="of:=[.A3]^8" office:value-type="float" office:value="319004.610805571" calcext:value-type="float">
            <text:p>319004,610805571000</text:p>
          </table:table-cell>
          <table:table-cell table:formula="of:=[.A3]^9" office:value-type="float" office:value="-1555147.47767716" calcext:value-type="float">
            <text:p>-1555147,477677160000</text:p>
          </table:table-cell>
          <table:table-cell table:formula="of:=[.A3]^10" office:value-type="float" office:value="7581343.95367615" calcext:value-type="float">
            <text:p>7581343,953676150000</text:p>
          </table:table-cell>
          <table:table-cell table:style-name="ce5" table:formula="of:=(2.718281^-([.A3]^2))" office:value-type="float" office:value="0.0000000000477225178605671" calcext:value-type="float">
            <text:p>0,000000000048</text:p>
          </table:table-cell>
          <table:table-cell table:formula="of:=([.A3]*[.K3])" office:value-type="float" office:value="-0.000000000232647274570264" calcext:value-type="float">
            <text:p>-0,00000000023264727457</text:p>
          </table:table-cell>
          <table:table-cell table:formula="of:=[.B3]*[.K3]" office:value-type="float" office:value="0.00000000113415546353004" calcext:value-type="float">
            <text:p>1,13415546353004E-009</text:p>
          </table:table-cell>
          <table:table-cell table:formula="of:=[.C3]*[.K3]" office:value-type="float" office:value="-0.00000000552900788470894" calcext:value-type="float">
            <text:p>-5,52900788470894E-009</text:p>
          </table:table-cell>
          <table:table-cell table:formula="of:=[.D3]*[.K3]" office:value-type="float" office:value="0.0000000269539134379561" calcext:value-type="float">
            <text:p>0,000000027</text:p>
          </table:table-cell>
        </table:table-row>
        <table:table-row table:style-name="ro1">
          <table:table-cell table:style-name="ce2" office:value-type="float" office:value="-4.75" calcext:value-type="float">
            <text:p>-4,75</text:p>
          </table:table-cell>
          <table:table-cell table:style-name="ce5" table:formula="of:=[.A4] ^2" office:value-type="float" office:value="22.5625" calcext:value-type="float">
            <text:p>22,562500000000</text:p>
          </table:table-cell>
          <table:table-cell table:style-name="ce5" table:formula="of:=[.A4] ^ 3" office:value-type="float" office:value="-107.171875" calcext:value-type="float">
            <text:p>-107,171875000000</text:p>
          </table:table-cell>
          <table:table-cell table:style-name="ce5" table:formula="of:=[.A4] ^ 4" office:value-type="float" office:value="509.06640625" calcext:value-type="float">
            <text:p>509,066406250000</text:p>
          </table:table-cell>
          <table:table-cell table:style-name="ce5" table:formula="of:=[.A4] ^ 5" office:value-type="float" office:value="-2418.0654296875" calcext:value-type="float">
            <text:p>-2418,065429687500</text:p>
          </table:table-cell>
          <table:table-cell table:formula="of:=[.A4]^6" office:value-type="float" office:value="11485.8107910156" calcext:value-type="float">
            <text:p>11485,810791015600</text:p>
          </table:table-cell>
          <table:table-cell table:formula="of:=[.A4]^7" office:value-type="float" office:value="-54557.6012573242" calcext:value-type="float">
            <text:p>-54557,601257324200</text:p>
          </table:table-cell>
          <table:table-cell table:formula="of:=[.A4]^8" office:value-type="float" office:value="259148.60597229" calcext:value-type="float">
            <text:p>259148,605972290000</text:p>
          </table:table-cell>
          <table:table-cell table:formula="of:=[.A4]^9" office:value-type="float" office:value="-1230955.87836838" calcext:value-type="float">
            <text:p>-1230955,878368380000</text:p>
          </table:table-cell>
          <table:table-cell table:formula="of:=[.A4]^10" office:value-type="float" office:value="5847040.42224979" calcext:value-type="float">
            <text:p>5847040,422249790000</text:p>
          </table:table-cell>
          <table:table-cell table:style-name="ce5" table:formula="of:=(2.718281^-([.A4]^2))" office:value-type="float" office:value="0.00000000015894019388459" calcext:value-type="float">
            <text:p>0,000000000159</text:p>
          </table:table-cell>
          <table:table-cell table:formula="of:=([.A4]*[.K4])" office:value-type="float" office:value="-0.000000000754965920951801" calcext:value-type="float">
            <text:p>-0,00000000075496592095</text:p>
          </table:table-cell>
          <table:table-cell table:formula="of:=[.B4]*[.K4]" office:value-type="float" office:value="0.00000000358608812452105" calcext:value-type="float">
            <text:p>3,58608812452105E-009</text:p>
          </table:table-cell>
          <table:table-cell table:formula="of:=[.C4]*[.K4]" office:value-type="float" office:value="-0.000000017033918591475" calcext:value-type="float">
            <text:p>-0,000000017</text:p>
          </table:table-cell>
          <table:table-cell table:formula="of:=[.D4]*[.K4]" office:value-type="float" office:value="0.0000000809111133095063" calcext:value-type="float">
            <text:p>8,09111133095063E-008</text:p>
          </table:table-cell>
        </table:table-row>
        <table:table-row table:style-name="ro1">
          <table:table-cell table:style-name="ce2" office:value-type="float" office:value="-4.625" calcext:value-type="float">
            <text:p>-4,625</text:p>
          </table:table-cell>
          <table:table-cell table:style-name="ce5" table:formula="of:=[.A5] ^2" office:value-type="float" office:value="21.390625" calcext:value-type="float">
            <text:p>21,390625000000</text:p>
          </table:table-cell>
          <table:table-cell table:style-name="ce5" table:formula="of:=[.A5] ^ 3" office:value-type="float" office:value="-98.931640625" calcext:value-type="float">
            <text:p>-98,931640625000</text:p>
          </table:table-cell>
          <table:table-cell table:style-name="ce5" table:formula="of:=[.A5] ^ 4" office:value-type="float" office:value="457.558837890625" calcext:value-type="float">
            <text:p>457,558837890625</text:p>
          </table:table-cell>
          <table:table-cell table:style-name="ce5" table:formula="of:=[.A5] ^ 5" office:value-type="float" office:value="-2116.20962524414" calcext:value-type="float">
            <text:p>-2116,209625244140</text:p>
          </table:table-cell>
          <table:table-cell table:formula="of:=[.A5]^6" office:value-type="float" office:value="9787.46951675415" calcext:value-type="float">
            <text:p>9787,469516754150</text:p>
          </table:table-cell>
          <table:table-cell table:formula="of:=[.A5]^7" office:value-type="float" office:value="-45267.046514988" calcext:value-type="float">
            <text:p>-45267,046514988000</text:p>
          </table:table-cell>
          <table:table-cell table:formula="of:=[.A5]^8" office:value-type="float" office:value="209360.090131819" calcext:value-type="float">
            <text:p>209360,090131819000</text:p>
          </table:table-cell>
          <table:table-cell table:formula="of:=[.A5]^9" office:value-type="float" office:value="-968290.416859664" calcext:value-type="float">
            <text:p>-968290,416859664000</text:p>
          </table:table-cell>
          <table:table-cell table:formula="of:=[.A5]^10" office:value-type="float" office:value="4478343.17797595" calcext:value-type="float">
            <text:p>4478343,177975950000</text:p>
          </table:table-cell>
          <table:table-cell table:style-name="ce5" table:formula="of:=(2.718281^-([.A5]^2))" office:value-type="float" office:value="0.000000000513065047416581" calcext:value-type="float">
            <text:p>0,000000000513</text:p>
          </table:table-cell>
          <table:table-cell table:formula="of:=([.A5]*[.K5])" office:value-type="float" office:value="-0.00000000237292584430169" calcext:value-type="float">
            <text:p>-0,00000000237292584430</text:p>
          </table:table-cell>
          <table:table-cell table:formula="of:=[.B5]*[.K5]" office:value-type="float" office:value="0.0000000109747820298953" calcext:value-type="float">
            <text:p>0,000000011</text:p>
          </table:table-cell>
          <table:table-cell table:formula="of:=[.C5]*[.K5]" office:value-type="float" office:value="-0.0000000507583668882658" calcext:value-type="float">
            <text:p>-5,07583668882658E-008</text:p>
          </table:table-cell>
          <table:table-cell table:formula="of:=[.D5]*[.K5]" office:value-type="float" office:value="0.000000234757446858229" calcext:value-type="float">
            <text:p>2,34757446858229E-007</text:p>
          </table:table-cell>
        </table:table-row>
        <table:table-row table:style-name="ro1">
          <table:table-cell table:style-name="ce2" office:value-type="float" office:value="-4.5" calcext:value-type="float">
            <text:p>-4,5</text:p>
          </table:table-cell>
          <table:table-cell table:style-name="ce5" table:formula="of:=[.A6] ^2" office:value-type="float" office:value="20.25" calcext:value-type="float">
            <text:p>20,250000000000</text:p>
          </table:table-cell>
          <table:table-cell table:style-name="ce5" table:formula="of:=[.A6] ^ 3" office:value-type="float" office:value="-91.125" calcext:value-type="float">
            <text:p>-91,125000000000</text:p>
          </table:table-cell>
          <table:table-cell table:style-name="ce5" table:formula="of:=[.A6] ^ 4" office:value-type="float" office:value="410.0625" calcext:value-type="float">
            <text:p>410,062500000000</text:p>
          </table:table-cell>
          <table:table-cell table:style-name="ce5" table:formula="of:=[.A6] ^ 5" office:value-type="float" office:value="-1845.28125" calcext:value-type="float">
            <text:p>-1845,281250000000</text:p>
          </table:table-cell>
          <table:table-cell table:formula="of:=[.A6]^6" office:value-type="float" office:value="8303.765625" calcext:value-type="float">
            <text:p>8303,765625000000</text:p>
          </table:table-cell>
          <table:table-cell table:formula="of:=[.A6]^7" office:value-type="float" office:value="-37366.9453125" calcext:value-type="float">
            <text:p>-37366,945312500000</text:p>
          </table:table-cell>
          <table:table-cell table:formula="of:=[.A6]^8" office:value-type="float" office:value="168151.25390625" calcext:value-type="float">
            <text:p>168151,253906250000</text:p>
          </table:table-cell>
          <table:table-cell table:formula="of:=[.A6]^9" office:value-type="float" office:value="-756680.642578125" calcext:value-type="float">
            <text:p>-756680,642578125000</text:p>
          </table:table-cell>
          <table:table-cell table:formula="of:=[.A6]^10" office:value-type="float" office:value="3405062.89160156" calcext:value-type="float">
            <text:p>3405062,891601560000</text:p>
          </table:table-cell>
          <table:table-cell table:style-name="ce5" table:formula="of:=(2.718281^-([.A6]^2))" office:value-type="float" office:value="0.00000000160523796213028" calcext:value-type="float">
            <text:p>0,000000001605</text:p>
          </table:table-cell>
          <table:table-cell table:formula="of:=([.A6]*[.K6])" office:value-type="float" office:value="-0.00000000722357082958625" calcext:value-type="float">
            <text:p>-0,00000000722357082959</text:p>
          </table:table-cell>
          <table:table-cell table:formula="of:=[.B6]*[.K6]" office:value-type="float" office:value="0.0000000325060687331381" calcext:value-type="float">
            <text:p>3,25060687331381E-008</text:p>
          </table:table-cell>
          <table:table-cell table:formula="of:=[.C6]*[.K6]" office:value-type="float" office:value="-0.000000146277309299122" calcext:value-type="float">
            <text:p>-1,46277309299122E-007</text:p>
          </table:table-cell>
          <table:table-cell table:formula="of:=[.D6]*[.K6]" office:value-type="float" office:value="0.000000658247891846047" calcext:value-type="float">
            <text:p>6,58247891846047E-007</text:p>
          </table:table-cell>
        </table:table-row>
        <table:table-row table:style-name="ro1">
          <table:table-cell table:style-name="ce2" office:value-type="float" office:value="-4.375" calcext:value-type="float">
            <text:p>-4,375</text:p>
          </table:table-cell>
          <table:table-cell table:style-name="ce5" table:formula="of:=[.A7] ^2" office:value-type="float" office:value="19.140625" calcext:value-type="float">
            <text:p>19,140625000000</text:p>
          </table:table-cell>
          <table:table-cell table:style-name="ce5" table:formula="of:=[.A7] ^ 3" office:value-type="float" office:value="-83.740234375" calcext:value-type="float">
            <text:p>-83,740234375000</text:p>
          </table:table-cell>
          <table:table-cell table:style-name="ce5" table:formula="of:=[.A7] ^ 4" office:value-type="float" office:value="366.363525390625" calcext:value-type="float">
            <text:p>366,363525390625</text:p>
          </table:table-cell>
          <table:table-cell table:style-name="ce5" table:formula="of:=[.A7] ^ 5" office:value-type="float" office:value="-1602.84042358398" calcext:value-type="float">
            <text:p>-1602,840423583980</text:p>
          </table:table-cell>
          <table:table-cell table:formula="of:=[.A7]^6" office:value-type="float" office:value="7012.42685317993" calcext:value-type="float">
            <text:p>7012,426853179930</text:p>
          </table:table-cell>
          <table:table-cell table:formula="of:=[.A7]^7" office:value-type="float" office:value="-30679.3674826622" calcext:value-type="float">
            <text:p>-30679,367482662200</text:p>
          </table:table-cell>
          <table:table-cell table:formula="of:=[.A7]^8" office:value-type="float" office:value="134222.232736647" calcext:value-type="float">
            <text:p>134222,232736647000</text:p>
          </table:table-cell>
          <table:table-cell table:formula="of:=[.A7]^9" office:value-type="float" office:value="-587222.268222831" calcext:value-type="float">
            <text:p>-587222,268222831000</text:p>
          </table:table-cell>
          <table:table-cell table:formula="of:=[.A7]^10" office:value-type="float" office:value="2569097.42347489" calcext:value-type="float">
            <text:p>2569097,423474890000</text:p>
          </table:table-cell>
          <table:table-cell table:style-name="ce5" table:formula="of:=(2.718281^-([.A7]^2))" office:value-type="float" office:value="0.00000000486782229869826" calcext:value-type="float">
            <text:p>0,000000004868</text:p>
          </table:table-cell>
          <table:table-cell table:formula="of:=([.A7]*[.K7])" office:value-type="float" office:value="-0.0000000212967225568049" calcext:value-type="float">
            <text:p>-0,00000002129672255680</text:p>
          </table:table-cell>
          <table:table-cell table:formula="of:=[.B7]*[.K7]" office:value-type="float" office:value="0.0000000931731611860214" calcext:value-type="float">
            <text:p>9,31731611860214E-008</text:p>
          </table:table-cell>
          <table:table-cell table:formula="of:=[.C7]*[.K7]" office:value-type="float" office:value="-0.000000407632580188844" calcext:value-type="float">
            <text:p>-4,07632580188844E-007</text:p>
          </table:table-cell>
          <table:table-cell table:formula="of:=[.D7]*[.K7]" office:value-type="float" office:value="0.00000178339253832619" calcext:value-type="float">
            <text:p>1,78339253832619E-006</text:p>
          </table:table-cell>
        </table:table-row>
        <table:table-row table:style-name="ro1">
          <table:table-cell table:style-name="ce2" office:value-type="float" office:value="-4.25" calcext:value-type="float">
            <text:p>-4,25</text:p>
          </table:table-cell>
          <table:table-cell table:style-name="ce5" table:formula="of:=[.A8] ^2" office:value-type="float" office:value="18.0625" calcext:value-type="float">
            <text:p>18,062500000000</text:p>
          </table:table-cell>
          <table:table-cell table:style-name="ce5" table:formula="of:=[.A8] ^ 3" office:value-type="float" office:value="-76.765625" calcext:value-type="float">
            <text:p>-76,765625000000</text:p>
          </table:table-cell>
          <table:table-cell table:style-name="ce5" table:formula="of:=[.A8] ^ 4" office:value-type="float" office:value="326.25390625" calcext:value-type="float">
            <text:p>326,253906250000</text:p>
          </table:table-cell>
          <table:table-cell table:style-name="ce5" table:formula="of:=[.A8] ^ 5" office:value-type="float" office:value="-1386.5791015625" calcext:value-type="float">
            <text:p>-1386,579101562500</text:p>
          </table:table-cell>
          <table:table-cell table:formula="of:=[.A8]^6" office:value-type="float" office:value="5892.96118164063" calcext:value-type="float">
            <text:p>5892,961181640630</text:p>
          </table:table-cell>
          <table:table-cell table:formula="of:=[.A8]^7" office:value-type="float" office:value="-25045.0850219727" calcext:value-type="float">
            <text:p>-25045,085021972700</text:p>
          </table:table-cell>
          <table:table-cell table:formula="of:=[.A8]^8" office:value-type="float" office:value="106441.611343384" calcext:value-type="float">
            <text:p>106441,611343384000</text:p>
          </table:table-cell>
          <table:table-cell table:formula="of:=[.A8]^9" office:value-type="float" office:value="-452376.848209381" calcext:value-type="float">
            <text:p>-452376,848209381000</text:p>
          </table:table-cell>
          <table:table-cell table:formula="of:=[.A8]^10" office:value-type="float" office:value="1922601.60488987" calcext:value-type="float">
            <text:p>1922601,604889870000</text:p>
          </table:table-cell>
          <table:table-cell table:style-name="ce5" table:formula="of:=(2.718281^-([.A8]^2))" office:value-type="float" office:value="0.0000000143073206796371" calcext:value-type="float">
            <text:p>0,000000014307</text:p>
          </table:table-cell>
          <table:table-cell table:formula="of:=([.A8]*[.K8])" office:value-type="float" office:value="-0.0000000608061128884577" calcext:value-type="float">
            <text:p>-0,00000006080611288846</text:p>
          </table:table-cell>
          <table:table-cell table:formula="of:=[.B8]*[.K8]" office:value-type="float" office:value="0.000000258425979775945" calcext:value-type="float">
            <text:p>2,58425979775945E-007</text:p>
          </table:table-cell>
          <table:table-cell table:formula="of:=[.C8]*[.K8]" office:value-type="float" office:value="-0.00000109831041404777" calcext:value-type="float">
            <text:p>-1,09831041404777E-006</text:p>
          </table:table-cell>
          <table:table-cell table:formula="of:=[.D8]*[.K8]" office:value-type="float" office:value="0.00000466781925970301" calcext:value-type="float">
            <text:p>4,66781925970301E-006</text:p>
          </table:table-cell>
        </table:table-row>
        <table:table-row table:style-name="ro1">
          <table:table-cell table:style-name="ce2" office:value-type="float" office:value="-4.125" calcext:value-type="float">
            <text:p>-4,125</text:p>
          </table:table-cell>
          <table:table-cell table:style-name="ce5" table:formula="of:=[.A9] ^2" office:value-type="float" office:value="17.015625" calcext:value-type="float">
            <text:p>17,015625000000</text:p>
          </table:table-cell>
          <table:table-cell table:style-name="ce5" table:formula="of:=[.A9] ^ 3" office:value-type="float" office:value="-70.189453125" calcext:value-type="float">
            <text:p>-70,189453125000</text:p>
          </table:table-cell>
          <table:table-cell table:style-name="ce5" table:formula="of:=[.A9] ^ 4" office:value-type="float" office:value="289.531494140625" calcext:value-type="float">
            <text:p>289,531494140625</text:p>
          </table:table-cell>
          <table:table-cell table:style-name="ce5" table:formula="of:=[.A9] ^ 5" office:value-type="float" office:value="-1194.31741333008" calcext:value-type="float">
            <text:p>-1194,317413330080</text:p>
          </table:table-cell>
          <table:table-cell table:formula="of:=[.A9]^6" office:value-type="float" office:value="4926.55932998657" calcext:value-type="float">
            <text:p>4926,559329986570</text:p>
          </table:table-cell>
          <table:table-cell table:formula="of:=[.A9]^7" office:value-type="float" office:value="-20322.0572361946" calcext:value-type="float">
            <text:p>-20322,057236194600</text:p>
          </table:table-cell>
          <table:table-cell table:formula="of:=[.A9]^8" office:value-type="float" office:value="83828.4860993028" calcext:value-type="float">
            <text:p>83828,486099302800</text:p>
          </table:table-cell>
          <table:table-cell table:formula="of:=[.A9]^9" office:value-type="float" office:value="-345792.505159624" calcext:value-type="float">
            <text:p>-345792,505159624000</text:p>
          </table:table-cell>
          <table:table-cell table:formula="of:=[.A9]^10" office:value-type="float" office:value="1426394.08378345" calcext:value-type="float">
            <text:p>1426394,083783450000</text:p>
          </table:table-cell>
          <table:table-cell table:style-name="ce5" table:formula="of:=(2.718281^-([.A9]^2))" office:value-type="float" office:value="0.000000040757750700947" calcext:value-type="float">
            <text:p>0,000000040758</text:p>
          </table:table-cell>
          <table:table-cell table:formula="of:=([.A9]*[.K9])" office:value-type="float" office:value="-0.000000168125721641406" calcext:value-type="float">
            <text:p>-0,00000016812572164141</text:p>
          </table:table-cell>
          <table:table-cell table:formula="of:=[.B9]*[.K9]" office:value-type="float" office:value="0.000000693518601770801" calcext:value-type="float">
            <text:p>6,93518601770801E-007</text:p>
          </table:table-cell>
          <table:table-cell table:formula="of:=[.C9]*[.K9]" office:value-type="float" office:value="-0.00000286076423230455" calcext:value-type="float">
            <text:p>-2,86076423230455E-006</text:p>
          </table:table-cell>
          <table:table-cell table:formula="of:=[.D9]*[.K9]" office:value-type="float" office:value="0.0000118006524582563" calcext:value-type="float">
            <text:p>1,18006524582563E-005</text:p>
          </table:table-cell>
        </table:table-row>
        <table:table-row table:style-name="ro1">
          <table:table-cell table:style-name="ce2" office:value-type="float" office:value="-4" calcext:value-type="float">
            <text:p>-4</text:p>
          </table:table-cell>
          <table:table-cell table:style-name="ce5" table:formula="of:=[.A10] ^2" office:value-type="float" office:value="16" calcext:value-type="float">
            <text:p>16,000000000000</text:p>
          </table:table-cell>
          <table:table-cell table:style-name="ce5" table:formula="of:=[.A10] ^ 3" office:value-type="float" office:value="-64" calcext:value-type="float">
            <text:p>-64,000000000000</text:p>
          </table:table-cell>
          <table:table-cell table:style-name="ce5" table:formula="of:=[.A10] ^ 4" office:value-type="float" office:value="256" calcext:value-type="float">
            <text:p>256,000000000000</text:p>
          </table:table-cell>
          <table:table-cell table:style-name="ce5" table:formula="of:=[.A10] ^ 5" office:value-type="float" office:value="-1024" calcext:value-type="float">
            <text:p>-1024,000000000000</text:p>
          </table:table-cell>
          <table:table-cell table:formula="of:=[.A10]^6" office:value-type="float" office:value="4096" calcext:value-type="float">
            <text:p>4096,000000000000</text:p>
          </table:table-cell>
          <table:table-cell table:formula="of:=[.A10]^7" office:value-type="float" office:value="-16384" calcext:value-type="float">
            <text:p>-16384,000000000000</text:p>
          </table:table-cell>
          <table:table-cell table:formula="of:=[.A10]^8" office:value-type="float" office:value="65536" calcext:value-type="float">
            <text:p>65536,000000000000</text:p>
          </table:table-cell>
          <table:table-cell table:formula="of:=[.A10]^9" office:value-type="float" office:value="-262144" calcext:value-type="float">
            <text:p>-262144,000000000000</text:p>
          </table:table-cell>
          <table:table-cell table:formula="of:=[.A10]^10" office:value-type="float" office:value="1048576" calcext:value-type="float">
            <text:p>1048576,000000000000</text:p>
          </table:table-cell>
          <table:table-cell table:style-name="ce5" table:formula="of:=(2.718281^-([.A10]^2))" office:value-type="float" office:value="0.000000112535723483697" calcext:value-type="float">
            <text:p>0,000000112536</text:p>
          </table:table-cell>
          <table:table-cell table:formula="of:=([.A10]*[.K10])" office:value-type="float" office:value="-0.000000450142893934786" calcext:value-type="float">
            <text:p>-0,00000045014289393479</text:p>
          </table:table-cell>
          <table:table-cell table:formula="of:=[.B10]*[.K10]" office:value-type="float" office:value="0.00000180057157573915" calcext:value-type="float">
            <text:p>1,80057157573915E-006</text:p>
          </table:table-cell>
          <table:table-cell table:formula="of:=[.C10]*[.K10]" office:value-type="float" office:value="-0.00000720228630295658" calcext:value-type="float">
            <text:p>-7,20228630295658E-006</text:p>
          </table:table-cell>
          <table:table-cell table:formula="of:=[.D10]*[.K10]" office:value-type="float" office:value="0.0000288091452118263" calcext:value-type="float">
            <text:p>2,88091452118263E-005</text:p>
          </table:table-cell>
        </table:table-row>
        <table:table-row table:style-name="ro1">
          <table:table-cell table:style-name="ce2" office:value-type="float" office:value="-3.875" calcext:value-type="float">
            <text:p>-3,875</text:p>
          </table:table-cell>
          <table:table-cell table:style-name="ce5" table:formula="of:=[.A11] ^2" office:value-type="float" office:value="15.015625" calcext:value-type="float">
            <text:p>15,015625000000</text:p>
          </table:table-cell>
          <table:table-cell table:style-name="ce5" table:formula="of:=[.A11] ^ 3" office:value-type="float" office:value="-58.185546875" calcext:value-type="float">
            <text:p>-58,185546875000</text:p>
          </table:table-cell>
          <table:table-cell table:style-name="ce5" table:formula="of:=[.A11] ^ 4" office:value-type="float" office:value="225.468994140625" calcext:value-type="float">
            <text:p>225,468994140625</text:p>
          </table:table-cell>
          <table:table-cell table:style-name="ce5" table:formula="of:=[.A11] ^ 5" office:value-type="float" office:value="-873.692352294922" calcext:value-type="float">
            <text:p>-873,692352294922</text:p>
          </table:table-cell>
          <table:table-cell table:formula="of:=[.A11]^6" office:value-type="float" office:value="3385.55786514282" calcext:value-type="float">
            <text:p>3385,557865142820</text:p>
          </table:table-cell>
          <table:table-cell table:formula="of:=[.A11]^7" office:value-type="float" office:value="-13119.0367274284" calcext:value-type="float">
            <text:p>-13119,036727428400</text:p>
          </table:table-cell>
          <table:table-cell table:formula="of:=[.A11]^8" office:value-type="float" office:value="50836.2673187852" calcext:value-type="float">
            <text:p>50836,267318785200</text:p>
          </table:table-cell>
          <table:table-cell table:formula="of:=[.A11]^9" office:value-type="float" office:value="-196990.535860293" calcext:value-type="float">
            <text:p>-196990,535860293000</text:p>
          </table:table-cell>
          <table:table-cell table:formula="of:=[.A11]^10" office:value-type="float" office:value="763338.326458634" calcext:value-type="float">
            <text:p>763338,326458634000</text:p>
          </table:table-cell>
          <table:table-cell table:style-name="ce5" table:formula="of:=(2.718281^-([.A11]^2))" office:value-type="float" office:value="0.000000301161122823855" calcext:value-type="float">
            <text:p>0,000000301161</text:p>
          </table:table-cell>
          <table:table-cell table:formula="of:=([.A11]*[.K11])" office:value-type="float" office:value="-0.00000116699935094244" calcext:value-type="float">
            <text:p>-0,00000116699935094244</text:p>
          </table:table-cell>
          <table:table-cell table:formula="of:=[.B11]*[.K11]" office:value-type="float" office:value="0.00000452212248490195" calcext:value-type="float">
            <text:p>4,52212248490195E-006</text:p>
          </table:table-cell>
          <table:table-cell table:formula="of:=[.C11]*[.K11]" office:value-type="float" office:value="-0.000017523224628995" calcext:value-type="float">
            <text:p>-1,7523224628995E-005</text:p>
          </table:table-cell>
          <table:table-cell table:formula="of:=[.D11]*[.K11]" office:value-type="float" office:value="0.0000679024954373558" calcext:value-type="float">
            <text:p>6,79024954373558E-005</text:p>
          </table:table-cell>
        </table:table-row>
        <table:table-row table:style-name="ro1">
          <table:table-cell table:style-name="ce2" office:value-type="float" office:value="-3.75" calcext:value-type="float">
            <text:p>-3,75</text:p>
          </table:table-cell>
          <table:table-cell table:style-name="ce5" table:formula="of:=[.A12] ^2" office:value-type="float" office:value="14.0625" calcext:value-type="float">
            <text:p>14,062500000000</text:p>
          </table:table-cell>
          <table:table-cell table:style-name="ce5" table:formula="of:=[.A12] ^ 3" office:value-type="float" office:value="-52.734375" calcext:value-type="float">
            <text:p>-52,734375000000</text:p>
          </table:table-cell>
          <table:table-cell table:style-name="ce5" table:formula="of:=[.A12] ^ 4" office:value-type="float" office:value="197.75390625" calcext:value-type="float">
            <text:p>197,753906250000</text:p>
          </table:table-cell>
          <table:table-cell table:style-name="ce5" table:formula="of:=[.A12] ^ 5" office:value-type="float" office:value="-741.5771484375" calcext:value-type="float">
            <text:p>-741,577148437500</text:p>
          </table:table-cell>
          <table:table-cell table:formula="of:=[.A12]^6" office:value-type="float" office:value="2780.91430664062" calcext:value-type="float">
            <text:p>2780,914306640620</text:p>
          </table:table-cell>
          <table:table-cell table:formula="of:=[.A12]^7" office:value-type="float" office:value="-10428.4286499023" calcext:value-type="float">
            <text:p>-10428,428649902300</text:p>
          </table:table-cell>
          <table:table-cell table:formula="of:=[.A12]^8" office:value-type="float" office:value="39106.6074371338" calcext:value-type="float">
            <text:p>39106,607437133800</text:p>
          </table:table-cell>
          <table:table-cell table:formula="of:=[.A12]^9" office:value-type="float" office:value="-146649.777889252" calcext:value-type="float">
            <text:p>-146649,777889252000</text:p>
          </table:table-cell>
          <table:table-cell table:formula="of:=[.A12]^10" office:value-type="float" office:value="549936.667084694" calcext:value-type="float">
            <text:p>549936,667084694000</text:p>
          </table:table-cell>
          <table:table-cell table:style-name="ce5" table:formula="of:=(2.718281^-([.A12]^2))" office:value-type="float" office:value="0.000000781152288741744" calcext:value-type="float">
            <text:p>0,000000781152</text:p>
          </table:table-cell>
          <table:table-cell table:formula="of:=([.A12]*[.K12])" office:value-type="float" office:value="-0.00000292932108278154" calcext:value-type="float">
            <text:p>-0,00000292932108278154</text:p>
          </table:table-cell>
          <table:table-cell table:formula="of:=[.B12]*[.K12]" office:value-type="float" office:value="0.0000109849540604308" calcext:value-type="float">
            <text:p>0,000010985</text:p>
          </table:table-cell>
          <table:table-cell table:formula="of:=[.C12]*[.K12]" office:value-type="float" office:value="-0.0000411935777266154" calcext:value-type="float">
            <text:p>-4,11935777266154E-005</text:p>
          </table:table-cell>
          <table:table-cell table:formula="of:=[.D12]*[.K12]" office:value-type="float" office:value="0.000154475916474808" calcext:value-type="float">
            <text:p>0,0001544759</text:p>
          </table:table-cell>
        </table:table-row>
        <table:table-row table:style-name="ro1">
          <table:table-cell table:style-name="ce2" office:value-type="float" office:value="-3.625" calcext:value-type="float">
            <text:p>-3,625</text:p>
          </table:table-cell>
          <table:table-cell table:style-name="ce5" table:formula="of:=[.A13] ^2" office:value-type="float" office:value="13.140625" calcext:value-type="float">
            <text:p>13,140625000000</text:p>
          </table:table-cell>
          <table:table-cell table:style-name="ce5" table:formula="of:=[.A13] ^ 3" office:value-type="float" office:value="-47.634765625" calcext:value-type="float">
            <text:p>-47,634765625000</text:p>
          </table:table-cell>
          <table:table-cell table:style-name="ce5" table:formula="of:=[.A13] ^ 4" office:value-type="float" office:value="172.676025390625" calcext:value-type="float">
            <text:p>172,676025390625</text:p>
          </table:table-cell>
          <table:table-cell table:style-name="ce5" table:formula="of:=[.A13] ^ 5" office:value-type="float" office:value="-625.950592041016" calcext:value-type="float">
            <text:p>-625,950592041016</text:p>
          </table:table-cell>
          <table:table-cell table:formula="of:=[.A13]^6" office:value-type="float" office:value="2269.07089614868" calcext:value-type="float">
            <text:p>2269,070896148680</text:p>
          </table:table-cell>
          <table:table-cell table:formula="of:=[.A13]^7" office:value-type="float" office:value="-8225.38199853897" calcext:value-type="float">
            <text:p>-8225,381998538970</text:p>
          </table:table-cell>
          <table:table-cell table:formula="of:=[.A13]^8" office:value-type="float" office:value="29817.0097447038" calcext:value-type="float">
            <text:p>29817,009744703800</text:p>
          </table:table-cell>
          <table:table-cell table:formula="of:=[.A13]^9" office:value-type="float" office:value="-108086.660324551" calcext:value-type="float">
            <text:p>-108086,660324551000</text:p>
          </table:table-cell>
          <table:table-cell table:formula="of:=[.A13]^10" office:value-type="float" office:value="391814.143676498" calcext:value-type="float">
            <text:p>391814,143676498000</text:p>
          </table:table-cell>
          <table:table-cell table:style-name="ce5" table:formula="of:=(2.718281^-([.A13]^2))" office:value-type="float" office:value="0.00000196381608578773" calcext:value-type="float">
            <text:p>0,000001963816</text:p>
          </table:table-cell>
          <table:table-cell table:formula="of:=([.A13]*[.K13])" office:value-type="float" office:value="-0.00000711883331098051" calcext:value-type="float">
            <text:p>-0,00000711883331098051</text:p>
          </table:table-cell>
          <table:table-cell table:formula="of:=[.B13]*[.K13]" office:value-type="float" office:value="0.0000258057707523043" calcext:value-type="float">
            <text:p>2,58057707523043E-005</text:p>
          </table:table-cell>
          <table:table-cell table:formula="of:=[.C13]*[.K13]" office:value-type="float" office:value="-0.0000935459189771033" calcext:value-type="float">
            <text:p>-9,35459189771033E-005</text:p>
          </table:table-cell>
          <table:table-cell table:formula="of:=[.D13]*[.K13]" office:value-type="float" office:value="0.000339103956291999" calcext:value-type="float">
            <text:p>0,000339104</text:p>
          </table:table-cell>
        </table:table-row>
        <table:table-row table:style-name="ro1">
          <table:table-cell table:style-name="ce2" office:value-type="float" office:value="-3.5" calcext:value-type="float">
            <text:p>-3,5</text:p>
          </table:table-cell>
          <table:table-cell table:style-name="ce5" table:formula="of:=[.A14] ^2" office:value-type="float" office:value="12.25" calcext:value-type="float">
            <text:p>12,250000000000</text:p>
          </table:table-cell>
          <table:table-cell table:style-name="ce5" table:formula="of:=[.A14] ^ 3" office:value-type="float" office:value="-42.875" calcext:value-type="float">
            <text:p>-42,875000000000</text:p>
          </table:table-cell>
          <table:table-cell table:style-name="ce5" table:formula="of:=[.A14] ^ 4" office:value-type="float" office:value="150.0625" calcext:value-type="float">
            <text:p>150,062500000000</text:p>
          </table:table-cell>
          <table:table-cell table:style-name="ce5" table:formula="of:=[.A14] ^ 5" office:value-type="float" office:value="-525.21875" calcext:value-type="float">
            <text:p>-525,218750000000</text:p>
          </table:table-cell>
          <table:table-cell table:formula="of:=[.A14]^6" office:value-type="float" office:value="1838.265625" calcext:value-type="float">
            <text:p>1838,265625000000</text:p>
          </table:table-cell>
          <table:table-cell table:formula="of:=[.A14]^7" office:value-type="float" office:value="-6433.9296875" calcext:value-type="float">
            <text:p>-6433,929687500000</text:p>
          </table:table-cell>
          <table:table-cell table:formula="of:=[.A14]^8" office:value-type="float" office:value="22518.75390625" calcext:value-type="float">
            <text:p>22518,753906250000</text:p>
          </table:table-cell>
          <table:table-cell table:formula="of:=[.A14]^9" office:value-type="float" office:value="-78815.638671875" calcext:value-type="float">
            <text:p>-78815,638671875000</text:p>
          </table:table-cell>
          <table:table-cell table:formula="of:=[.A14]^10" office:value-type="float" office:value="275854.735351562" calcext:value-type="float">
            <text:p>275854,735351562000</text:p>
          </table:table-cell>
          <table:table-cell table:style-name="ce5" table:formula="of:=(2.718281^-([.A14]^2))" office:value-type="float" office:value="0.00000478513525725669" calcext:value-type="float">
            <text:p>0,000004785135</text:p>
          </table:table-cell>
          <table:table-cell table:formula="of:=([.A14]*[.K14])" office:value-type="float" office:value="-0.0000167479734003984" calcext:value-type="float">
            <text:p>-0,00001674797340039840</text:p>
          </table:table-cell>
          <table:table-cell table:formula="of:=[.B14]*[.K14]" office:value-type="float" office:value="0.0000586179069013944" calcext:value-type="float">
            <text:p>5,86179069013944E-005</text:p>
          </table:table-cell>
          <table:table-cell table:formula="of:=[.C14]*[.K14]" office:value-type="float" office:value="-0.00020516267415488" calcext:value-type="float">
            <text:p>-0,0002051627</text:p>
          </table:table-cell>
          <table:table-cell table:formula="of:=[.D14]*[.K14]" office:value-type="float" office:value="0.000718069359542081" calcext:value-type="float">
            <text:p>0,0007180694</text:p>
          </table:table-cell>
        </table:table-row>
        <table:table-row table:style-name="ro1">
          <table:table-cell table:style-name="ce2" office:value-type="float" office:value="-3.375" calcext:value-type="float">
            <text:p>-3,375</text:p>
          </table:table-cell>
          <table:table-cell table:style-name="ce5" table:formula="of:=[.A15] ^2" office:value-type="float" office:value="11.390625" calcext:value-type="float">
            <text:p>11,390625000000</text:p>
          </table:table-cell>
          <table:table-cell table:style-name="ce5" table:formula="of:=[.A15] ^ 3" office:value-type="float" office:value="-38.443359375" calcext:value-type="float">
            <text:p>-38,443359375000</text:p>
          </table:table-cell>
          <table:table-cell table:style-name="ce5" table:formula="of:=[.A15] ^ 4" office:value-type="float" office:value="129.746337890625" calcext:value-type="float">
            <text:p>129,746337890625</text:p>
          </table:table-cell>
          <table:table-cell table:style-name="ce5" table:formula="of:=[.A15] ^ 5" office:value-type="float" office:value="-437.893890380859" calcext:value-type="float">
            <text:p>-437,893890380859</text:p>
          </table:table-cell>
          <table:table-cell table:formula="of:=[.A15]^6" office:value-type="float" office:value="1477.8918800354" calcext:value-type="float">
            <text:p>1477,891880035400</text:p>
          </table:table-cell>
          <table:table-cell table:formula="of:=[.A15]^7" office:value-type="float" office:value="-4987.88509511948" calcext:value-type="float">
            <text:p>-4987,885095119480</text:p>
          </table:table-cell>
          <table:table-cell table:formula="of:=[.A15]^8" office:value-type="float" office:value="16834.1121960282" calcext:value-type="float">
            <text:p>16834,112196028200</text:p>
          </table:table-cell>
          <table:table-cell table:formula="of:=[.A15]^9" office:value-type="float" office:value="-56815.1286615953" calcext:value-type="float">
            <text:p>-56815,128661595300</text:p>
          </table:table-cell>
          <table:table-cell table:formula="of:=[.A15]^10" office:value-type="float" office:value="191751.059232884" calcext:value-type="float">
            <text:p>191751,059232884000</text:p>
          </table:table-cell>
          <table:table-cell table:style-name="ce5" table:formula="of:=(2.718281^-([.A15]^2))" office:value-type="float" office:value="0.0000113009752750474" calcext:value-type="float">
            <text:p>0,000011300975</text:p>
          </table:table-cell>
          <table:table-cell table:formula="of:=([.A15]*[.K15])" office:value-type="float" office:value="-0.0000381407915532849" calcext:value-type="float">
            <text:p>-0,00003814079155328490</text:p>
          </table:table-cell>
          <table:table-cell table:formula="of:=[.B15]*[.K15]" office:value-type="float" office:value="0.000128725171492337" calcext:value-type="float">
            <text:p>0,0001287252</text:p>
          </table:table-cell>
          <table:table-cell table:formula="of:=[.C15]*[.K15]" office:value-type="float" office:value="-0.000434447453786636" calcext:value-type="float">
            <text:p>-0,0004344475</text:p>
          </table:table-cell>
          <table:table-cell table:formula="of:=[.D15]*[.K15]" office:value-type="float" office:value="0.0014662601565299" calcext:value-type="float">
            <text:p>0,0014662602</text:p>
          </table:table-cell>
        </table:table-row>
        <table:table-row table:style-name="ro1">
          <table:table-cell table:style-name="ce2" office:value-type="float" office:value="-3.25" calcext:value-type="float">
            <text:p>-3,25</text:p>
          </table:table-cell>
          <table:table-cell table:style-name="ce5" table:formula="of:=[.A16] ^2" office:value-type="float" office:value="10.5625" calcext:value-type="float">
            <text:p>10,562500000000</text:p>
          </table:table-cell>
          <table:table-cell table:style-name="ce5" table:formula="of:=[.A16] ^ 3" office:value-type="float" office:value="-34.328125" calcext:value-type="float">
            <text:p>-34,328125000000</text:p>
          </table:table-cell>
          <table:table-cell table:style-name="ce5" table:formula="of:=[.A16] ^ 4" office:value-type="float" office:value="111.56640625" calcext:value-type="float">
            <text:p>111,566406250000</text:p>
          </table:table-cell>
          <table:table-cell table:style-name="ce5" table:formula="of:=[.A16] ^ 5" office:value-type="float" office:value="-362.5908203125" calcext:value-type="float">
            <text:p>-362,590820312500</text:p>
          </table:table-cell>
          <table:table-cell table:formula="of:=[.A16]^6" office:value-type="float" office:value="1178.42016601563" calcext:value-type="float">
            <text:p>1178,420166015630</text:p>
          </table:table-cell>
          <table:table-cell table:formula="of:=[.A16]^7" office:value-type="float" office:value="-3829.86553955078" calcext:value-type="float">
            <text:p>-3829,865539550780</text:p>
          </table:table-cell>
          <table:table-cell table:formula="of:=[.A16]^8" office:value-type="float" office:value="12447.06300354" calcext:value-type="float">
            <text:p>12447,063003540000</text:p>
          </table:table-cell>
          <table:table-cell table:formula="of:=[.A16]^9" office:value-type="float" office:value="-40452.9547615051" calcext:value-type="float">
            <text:p>-40452,954761505100</text:p>
          </table:table-cell>
          <table:table-cell table:formula="of:=[.A16]^10" office:value-type="float" office:value="131472.102974892" calcext:value-type="float">
            <text:p>131472,102974892000</text:p>
          </table:table-cell>
          <table:table-cell table:style-name="ce5" table:formula="of:=(2.718281^-([.A16]^2))" office:value-type="float" office:value="0.0000258681834964927" calcext:value-type="float">
            <text:p>0,000025868183</text:p>
          </table:table-cell>
          <table:table-cell table:formula="of:=([.A16]*[.K16])" office:value-type="float" office:value="-0.0000840715963636011" calcext:value-type="float">
            <text:p>-0,00008407159636360110</text:p>
          </table:table-cell>
          <table:table-cell table:formula="of:=[.B16]*[.K16]" office:value-type="float" office:value="0.000273232688181704" calcext:value-type="float">
            <text:p>0,0002732327</text:p>
          </table:table-cell>
          <table:table-cell table:formula="of:=[.C16]*[.K16]" office:value-type="float" office:value="-0.000888006236590537" calcext:value-type="float">
            <text:p>-0,0008880062</text:p>
          </table:table-cell>
          <table:table-cell table:formula="of:=[.D16]*[.K16]" office:value-type="float" office:value="0.00288602026891924" calcext:value-type="float">
            <text:p>0,0028860203</text:p>
          </table:table-cell>
        </table:table-row>
        <table:table-row table:style-name="ro1">
          <table:table-cell table:style-name="ce2" office:value-type="float" office:value="-3.125" calcext:value-type="float">
            <text:p>-3,125</text:p>
          </table:table-cell>
          <table:table-cell table:style-name="ce5" table:formula="of:=[.A17] ^2" office:value-type="float" office:value="9.765625" calcext:value-type="float">
            <text:p>9,765625000000</text:p>
          </table:table-cell>
          <table:table-cell table:style-name="ce5" table:formula="of:=[.A17] ^ 3" office:value-type="float" office:value="-30.517578125" calcext:value-type="float">
            <text:p>-30,517578125000</text:p>
          </table:table-cell>
          <table:table-cell table:style-name="ce5" table:formula="of:=[.A17] ^ 4" office:value-type="float" office:value="95.367431640625" calcext:value-type="float">
            <text:p>95,367431640625</text:p>
          </table:table-cell>
          <table:table-cell table:style-name="ce5" table:formula="of:=[.A17] ^ 5" office:value-type="float" office:value="-298.023223876953" calcext:value-type="float">
            <text:p>-298,023223876953</text:p>
          </table:table-cell>
          <table:table-cell table:formula="of:=[.A17]^6" office:value-type="float" office:value="931.322574615479" calcext:value-type="float">
            <text:p>931,322574615479</text:p>
          </table:table-cell>
          <table:table-cell table:formula="of:=[.A17]^7" office:value-type="float" office:value="-2910.38304567337" calcext:value-type="float">
            <text:p>-2910,383045673370</text:p>
          </table:table-cell>
          <table:table-cell table:formula="of:=[.A17]^8" office:value-type="float" office:value="9094.94701772928" calcext:value-type="float">
            <text:p>9094,947017729280</text:p>
          </table:table-cell>
          <table:table-cell table:formula="of:=[.A17]^9" office:value-type="float" office:value="-28421.709430404" calcext:value-type="float">
            <text:p>-28421,709430404000</text:p>
          </table:table-cell>
          <table:table-cell table:formula="of:=[.A17]^10" office:value-type="float" office:value="88817.8419700125" calcext:value-type="float">
            <text:p>88817,841970012500</text:p>
          </table:table-cell>
          <table:table-cell table:style-name="ce5" table:formula="of:=(2.718281^-([.A17]^2))" office:value-type="float" office:value="0.0000573910595522122" calcext:value-type="float">
            <text:p>0,000057391060</text:p>
          </table:table-cell>
          <table:table-cell table:formula="of:=([.A17]*[.K17])" office:value-type="float" office:value="-0.000179347061100663" calcext:value-type="float">
            <text:p>-0,00017934706110066300</text:p>
          </table:table-cell>
          <table:table-cell table:formula="of:=[.B17]*[.K17]" office:value-type="float" office:value="0.000560459565939572" calcext:value-type="float">
            <text:p>0,0005604596</text:p>
          </table:table-cell>
          <table:table-cell table:formula="of:=[.C17]*[.K17]" office:value-type="float" office:value="-0.00175143614356116" calcext:value-type="float">
            <text:p>-0,0017514361</text:p>
          </table:table-cell>
          <table:table-cell table:formula="of:=[.D17]*[.K17]" office:value-type="float" office:value="0.00547323794862863" calcext:value-type="float">
            <text:p>0,0054732379</text:p>
          </table:table-cell>
        </table:table-row>
        <table:table-row table:style-name="ro1">
          <table:table-cell table:style-name="ce2" office:value-type="float" office:value="-3" calcext:value-type="float">
            <text:p>-3</text:p>
          </table:table-cell>
          <table:table-cell table:style-name="ce5" table:formula="of:=[.A18] ^2" office:value-type="float" office:value="9" calcext:value-type="float">
            <text:p>9,000000000000</text:p>
          </table:table-cell>
          <table:table-cell table:style-name="ce5" table:formula="of:=[.A18] ^ 3" office:value-type="float" office:value="-27" calcext:value-type="float">
            <text:p>-27,000000000000</text:p>
          </table:table-cell>
          <table:table-cell table:style-name="ce5" table:formula="of:=[.A18] ^ 4" office:value-type="float" office:value="81" calcext:value-type="float">
            <text:p>81,000000000000</text:p>
          </table:table-cell>
          <table:table-cell table:style-name="ce5" table:formula="of:=[.A18] ^ 5" office:value-type="float" office:value="-243" calcext:value-type="float">
            <text:p>-243,000000000000</text:p>
          </table:table-cell>
          <table:table-cell table:formula="of:=[.A18]^6" office:value-type="float" office:value="729" calcext:value-type="float">
            <text:p>729,000000000000</text:p>
          </table:table-cell>
          <table:table-cell table:formula="of:=[.A18]^7" office:value-type="float" office:value="-2187" calcext:value-type="float">
            <text:p>-2187,000000000000</text:p>
          </table:table-cell>
          <table:table-cell table:formula="of:=[.A18]^8" office:value-type="float" office:value="6561" calcext:value-type="float">
            <text:p>6561,000000000000</text:p>
          </table:table-cell>
          <table:table-cell table:formula="of:=[.A18]^9" office:value-type="float" office:value="-19683" calcext:value-type="float">
            <text:p>-19683,000000000000</text:p>
          </table:table-cell>
          <table:table-cell table:formula="of:=[.A18]^10" office:value-type="float" office:value="59049" calcext:value-type="float">
            <text:p>59049,000000000000</text:p>
          </table:table-cell>
          <table:table-cell table:style-name="ce5" table:formula="of:=(2.718281^-([.A18]^2))" office:value-type="float" office:value="0.000123410142595038" calcext:value-type="float">
            <text:p>0,000123410143</text:p>
          </table:table-cell>
          <table:table-cell table:formula="of:=([.A18]*[.K18])" office:value-type="float" office:value="-0.000370230427785113" calcext:value-type="float">
            <text:p>-0,00037023042778511300</text:p>
          </table:table-cell>
          <table:table-cell table:formula="of:=[.B18]*[.K18]" office:value-type="float" office:value="0.00111069128335534" calcext:value-type="float">
            <text:p>0,0011106913</text:p>
          </table:table-cell>
          <table:table-cell table:formula="of:=[.C18]*[.K18]" office:value-type="float" office:value="-0.00333207385006601" calcext:value-type="float">
            <text:p>-0,0033320739</text:p>
          </table:table-cell>
          <table:table-cell table:formula="of:=[.D18]*[.K18]" office:value-type="float" office:value="0.00999622155019804" calcext:value-type="float">
            <text:p>0,0099962216</text:p>
          </table:table-cell>
        </table:table-row>
        <table:table-row table:style-name="ro1">
          <table:table-cell table:style-name="ce2" office:value-type="float" office:value="-2.875" calcext:value-type="float">
            <text:p>-2,875</text:p>
          </table:table-cell>
          <table:table-cell table:style-name="ce5" table:formula="of:=[.A19] ^2" office:value-type="float" office:value="8.265625" calcext:value-type="float">
            <text:p>8,265625000000</text:p>
          </table:table-cell>
          <table:table-cell table:style-name="ce5" table:formula="of:=[.A19] ^ 3" office:value-type="float" office:value="-23.763671875" calcext:value-type="float">
            <text:p>-23,763671875000</text:p>
          </table:table-cell>
          <table:table-cell table:style-name="ce5" table:formula="of:=[.A19] ^ 4" office:value-type="float" office:value="68.320556640625" calcext:value-type="float">
            <text:p>68,320556640625</text:p>
          </table:table-cell>
          <table:table-cell table:style-name="ce5" table:formula="of:=[.A19] ^ 5" office:value-type="float" office:value="-196.421600341797" calcext:value-type="float">
            <text:p>-196,421600341797</text:p>
          </table:table-cell>
          <table:table-cell table:formula="of:=[.A19]^6" office:value-type="float" office:value="564.712100982666" calcext:value-type="float">
            <text:p>564,712100982666</text:p>
          </table:table-cell>
          <table:table-cell table:formula="of:=[.A19]^7" office:value-type="float" office:value="-1623.54729032516" calcext:value-type="float">
            <text:p>-1623,547290325160</text:p>
          </table:table-cell>
          <table:table-cell table:formula="of:=[.A19]^8" office:value-type="float" office:value="4667.69845968485" calcext:value-type="float">
            <text:p>4667,698459684850</text:p>
          </table:table-cell>
          <table:table-cell table:formula="of:=[.A19]^9" office:value-type="float" office:value="-13419.6330715939" calcext:value-type="float">
            <text:p>-13419,633071593900</text:p>
          </table:table-cell>
          <table:table-cell table:formula="of:=[.A19]^10" office:value-type="float" office:value="38581.4450808326" calcext:value-type="float">
            <text:p>38581,445080832600</text:p>
          </table:table-cell>
          <table:table-cell table:style-name="ce5" table:formula="of:=(2.718281^-([.A19]^2))" office:value-type="float" office:value="0.000257208766744775" calcext:value-type="float">
            <text:p>0,000257208767</text:p>
          </table:table-cell>
          <table:table-cell table:formula="of:=([.A19]*[.K19])" office:value-type="float" office:value="-0.000739475204391228" calcext:value-type="float">
            <text:p>-0,00073947520439122800</text:p>
          </table:table-cell>
          <table:table-cell table:formula="of:=[.B19]*[.K19]" office:value-type="float" office:value="0.00212599121262478" calcext:value-type="float">
            <text:p>0,0021259912</text:p>
          </table:table-cell>
          <table:table-cell table:formula="of:=[.C19]*[.K19]" office:value-type="float" office:value="-0.00611222473629624" calcext:value-type="float">
            <text:p>-0,0061122247</text:p>
          </table:table-cell>
          <table:table-cell table:formula="of:=[.D19]*[.K19]" office:value-type="float" office:value="0.0175726461168517" calcext:value-type="float">
            <text:p>0,0175726461</text:p>
          </table:table-cell>
        </table:table-row>
        <table:table-row table:style-name="ro1">
          <table:table-cell table:style-name="ce2" office:value-type="float" office:value="-2.75" calcext:value-type="float">
            <text:p>-2,75</text:p>
          </table:table-cell>
          <table:table-cell table:style-name="ce5" table:formula="of:=[.A20] ^2" office:value-type="float" office:value="7.5625" calcext:value-type="float">
            <text:p>7,562500000000</text:p>
          </table:table-cell>
          <table:table-cell table:style-name="ce5" table:formula="of:=[.A20] ^ 3" office:value-type="float" office:value="-20.796875" calcext:value-type="float">
            <text:p>-20,796875000000</text:p>
          </table:table-cell>
          <table:table-cell table:style-name="ce5" table:formula="of:=[.A20] ^ 4" office:value-type="float" office:value="57.19140625" calcext:value-type="float">
            <text:p>57,191406250000</text:p>
          </table:table-cell>
          <table:table-cell table:style-name="ce5" table:formula="of:=[.A20] ^ 5" office:value-type="float" office:value="-157.2763671875" calcext:value-type="float">
            <text:p>-157,276367187500</text:p>
          </table:table-cell>
          <table:table-cell table:formula="of:=[.A20]^6" office:value-type="float" office:value="432.510009765625" calcext:value-type="float">
            <text:p>432,510009765625</text:p>
          </table:table-cell>
          <table:table-cell table:formula="of:=[.A20]^7" office:value-type="float" office:value="-1189.40252685547" calcext:value-type="float">
            <text:p>-1189,402526855470</text:p>
          </table:table-cell>
          <table:table-cell table:formula="of:=[.A20]^8" office:value-type="float" office:value="3270.85694885254" calcext:value-type="float">
            <text:p>3270,856948852540</text:p>
          </table:table-cell>
          <table:table-cell table:formula="of:=[.A20]^9" office:value-type="float" office:value="-8994.85660934448" calcext:value-type="float">
            <text:p>-8994,856609344480</text:p>
          </table:table-cell>
          <table:table-cell table:formula="of:=[.A20]^10" office:value-type="float" office:value="24735.8556756973" calcext:value-type="float">
            <text:p>24735,855675697300</text:p>
          </table:table-cell>
          <table:table-cell table:style-name="ce5" table:formula="of:=(2.718281^-([.A20]^2))" office:value-type="float" office:value="0.00051957587969613" calcext:value-type="float">
            <text:p>0,000519575880</text:p>
          </table:table-cell>
          <table:table-cell table:formula="of:=([.A20]*[.K20])" office:value-type="float" office:value="-0.00142883366916436" calcext:value-type="float">
            <text:p>-0,00142883366916436000</text:p>
          </table:table-cell>
          <table:table-cell table:formula="of:=[.B20]*[.K20]" office:value-type="float" office:value="0.00392929259020198" calcext:value-type="float">
            <text:p>0,0039292926</text:p>
          </table:table-cell>
          <table:table-cell table:formula="of:=[.C20]*[.K20]" office:value-type="float" office:value="-0.0108055546230555" calcext:value-type="float">
            <text:p>-0,0108055546</text:p>
          </table:table-cell>
          <table:table-cell table:formula="of:=[.D20]*[.K20]" office:value-type="float" office:value="0.0297152752134025" calcext:value-type="float">
            <text:p>0,0297152752</text:p>
          </table:table-cell>
        </table:table-row>
        <table:table-row table:style-name="ro1">
          <table:table-cell table:style-name="ce2" office:value-type="float" office:value="-2.625" calcext:value-type="float">
            <text:p>-2,625</text:p>
          </table:table-cell>
          <table:table-cell table:style-name="ce5" table:formula="of:=[.A21] ^2" office:value-type="float" office:value="6.890625" calcext:value-type="float">
            <text:p>6,890625000000</text:p>
          </table:table-cell>
          <table:table-cell table:style-name="ce5" table:formula="of:=[.A21] ^ 3" office:value-type="float" office:value="-18.087890625" calcext:value-type="float">
            <text:p>-18,087890625000</text:p>
          </table:table-cell>
          <table:table-cell table:style-name="ce5" table:formula="of:=[.A21] ^ 4" office:value-type="float" office:value="47.480712890625" calcext:value-type="float">
            <text:p>47,480712890625</text:p>
          </table:table-cell>
          <table:table-cell table:style-name="ce5" table:formula="of:=[.A21] ^ 5" office:value-type="float" office:value="-124.636871337891" calcext:value-type="float">
            <text:p>-124,636871337891</text:p>
          </table:table-cell>
          <table:table-cell table:formula="of:=[.A21]^6" office:value-type="float" office:value="327.171787261963" calcext:value-type="float">
            <text:p>327,171787261963</text:p>
          </table:table-cell>
          <table:table-cell table:formula="of:=[.A21]^7" office:value-type="float" office:value="-858.825941562653" calcext:value-type="float">
            <text:p>-858,825941562653</text:p>
          </table:table-cell>
          <table:table-cell table:formula="of:=[.A21]^8" office:value-type="float" office:value="2254.41809660196" calcext:value-type="float">
            <text:p>2254,418096601960</text:p>
          </table:table-cell>
          <table:table-cell table:formula="of:=[.A21]^9" office:value-type="float" office:value="-5917.84750358015" calcext:value-type="float">
            <text:p>-5917,847503580150</text:p>
          </table:table-cell>
          <table:table-cell table:formula="of:=[.A21]^10" office:value-type="float" office:value="15534.3496968979" calcext:value-type="float">
            <text:p>15534,349696897900</text:p>
          </table:table-cell>
          <table:table-cell table:style-name="ce5" table:formula="of:=(2.718281^-([.A21]^2))" office:value-type="float" office:value="0.00101727997997887" calcext:value-type="float">
            <text:p>0,001017279980</text:p>
          </table:table-cell>
          <table:table-cell table:formula="of:=([.A21]*[.K21])" office:value-type="float" office:value="-0.00267035994744453" calcext:value-type="float">
            <text:p>-0,00267035994744453000</text:p>
          </table:table-cell>
          <table:table-cell table:formula="of:=[.B21]*[.K21]" office:value-type="float" office:value="0.0070096948620419" calcext:value-type="float">
            <text:p>0,0070096949</text:p>
          </table:table-cell>
          <table:table-cell table:formula="of:=[.C21]*[.K21]" office:value-type="float" office:value="-0.01840044901286" calcext:value-type="float">
            <text:p>-0,018400449</text:p>
          </table:table-cell>
          <table:table-cell table:formula="of:=[.D21]*[.K21]" office:value-type="float" office:value="0.0483011786587574" calcext:value-type="float">
            <text:p>0,0483011787</text:p>
          </table:table-cell>
        </table:table-row>
        <table:table-row table:style-name="ro1">
          <table:table-cell table:style-name="ce2" office:value-type="float" office:value="-2.5" calcext:value-type="float">
            <text:p>-2,5</text:p>
          </table:table-cell>
          <table:table-cell table:style-name="ce5" table:formula="of:=[.A22] ^2" office:value-type="float" office:value="6.25" calcext:value-type="float">
            <text:p>6,250000000000</text:p>
          </table:table-cell>
          <table:table-cell table:style-name="ce5" table:formula="of:=[.A22] ^ 3" office:value-type="float" office:value="-15.625" calcext:value-type="float">
            <text:p>-15,625000000000</text:p>
          </table:table-cell>
          <table:table-cell table:style-name="ce5" table:formula="of:=[.A22] ^ 4" office:value-type="float" office:value="39.0625" calcext:value-type="float">
            <text:p>39,062500000000</text:p>
          </table:table-cell>
          <table:table-cell table:style-name="ce5" table:formula="of:=[.A22] ^ 5" office:value-type="float" office:value="-97.65625" calcext:value-type="float">
            <text:p>-97,656250000000</text:p>
          </table:table-cell>
          <table:table-cell table:formula="of:=[.A22]^6" office:value-type="float" office:value="244.140625" calcext:value-type="float">
            <text:p>244,140625000000</text:p>
          </table:table-cell>
          <table:table-cell table:formula="of:=[.A22]^7" office:value-type="float" office:value="-610.3515625" calcext:value-type="float">
            <text:p>-610,351562500000</text:p>
          </table:table-cell>
          <table:table-cell table:formula="of:=[.A22]^8" office:value-type="float" office:value="1525.87890625" calcext:value-type="float">
            <text:p>1525,878906250000</text:p>
          </table:table-cell>
          <table:table-cell table:formula="of:=[.A22]^9" office:value-type="float" office:value="-3814.697265625" calcext:value-type="float">
            <text:p>-3814,697265625000</text:p>
          </table:table-cell>
          <table:table-cell table:formula="of:=[.A22]^10" office:value-type="float" office:value="9536.7431640625" calcext:value-type="float">
            <text:p>9536,743164062500</text:p>
          </table:table-cell>
          <table:table-cell table:style-name="ce5" table:formula="of:=(2.718281^-([.A22]^2))" office:value-type="float" office:value="0.00193045781342175" calcext:value-type="float">
            <text:p>0,001930457813</text:p>
          </table:table-cell>
          <table:table-cell table:formula="of:=([.A22]*[.K22])" office:value-type="float" office:value="-0.00482614453355437" calcext:value-type="float">
            <text:p>-0,00482614453355437000</text:p>
          </table:table-cell>
          <table:table-cell table:formula="of:=[.B22]*[.K22]" office:value-type="float" office:value="0.0120653613338859" calcext:value-type="float">
            <text:p>0,0120653613</text:p>
          </table:table-cell>
          <table:table-cell table:formula="of:=[.C22]*[.K22]" office:value-type="float" office:value="-0.0301634033347148" calcext:value-type="float">
            <text:p>-0,0301634033</text:p>
          </table:table-cell>
          <table:table-cell table:formula="of:=[.D22]*[.K22]" office:value-type="float" office:value="0.075408508336787" calcext:value-type="float">
            <text:p>0,0754085083</text:p>
          </table:table-cell>
        </table:table-row>
        <table:table-row table:style-name="ro1">
          <table:table-cell table:style-name="ce2" office:value-type="float" office:value="-2.375" calcext:value-type="float">
            <text:p>-2,375</text:p>
          </table:table-cell>
          <table:table-cell table:style-name="ce5" table:formula="of:=[.A23] ^2" office:value-type="float" office:value="5.640625" calcext:value-type="float">
            <text:p>5,640625000000</text:p>
          </table:table-cell>
          <table:table-cell table:style-name="ce5" table:formula="of:=[.A23] ^ 3" office:value-type="float" office:value="-13.396484375" calcext:value-type="float">
            <text:p>-13,396484375000</text:p>
          </table:table-cell>
          <table:table-cell table:style-name="ce5" table:formula="of:=[.A23] ^ 4" office:value-type="float" office:value="31.816650390625" calcext:value-type="float">
            <text:p>31,816650390625</text:p>
          </table:table-cell>
          <table:table-cell table:style-name="ce5" table:formula="of:=[.A23] ^ 5" office:value-type="float" office:value="-75.5645446777344" calcext:value-type="float">
            <text:p>-75,564544677734</text:p>
          </table:table-cell>
          <table:table-cell table:formula="of:=[.A23]^6" office:value-type="float" office:value="179.465793609619" calcext:value-type="float">
            <text:p>179,465793609619</text:p>
          </table:table-cell>
          <table:table-cell table:formula="of:=[.A23]^7" office:value-type="float" office:value="-426.231259822846" calcext:value-type="float">
            <text:p>-426,231259822846</text:p>
          </table:table-cell>
          <table:table-cell table:formula="of:=[.A23]^8" office:value-type="float" office:value="1012.29924207926" calcext:value-type="float">
            <text:p>1012,299242079260</text:p>
          </table:table-cell>
          <table:table-cell table:formula="of:=[.A23]^9" office:value-type="float" office:value="-2404.21069993824" calcext:value-type="float">
            <text:p>-2404,210699938240</text:p>
          </table:table-cell>
          <table:table-cell table:formula="of:=[.A23]^10" office:value-type="float" office:value="5710.00041235331" calcext:value-type="float">
            <text:p>5710,000412353310</text:p>
          </table:table-cell>
          <table:table-cell table:style-name="ce5" table:formula="of:=(2.718281^-([.A23]^2))" office:value-type="float" office:value="0.00355065466120589" calcext:value-type="float">
            <text:p>0,003550654661</text:p>
          </table:table-cell>
          <table:table-cell table:formula="of:=([.A23]*[.K23])" office:value-type="float" office:value="-0.00843280482036399" calcext:value-type="float">
            <text:p>-0,00843280482036399000</text:p>
          </table:table-cell>
          <table:table-cell table:formula="of:=[.B23]*[.K23]" office:value-type="float" office:value="0.0200279114483645" calcext:value-type="float">
            <text:p>0,0200279114</text:p>
          </table:table-cell>
          <table:table-cell table:formula="of:=[.C23]*[.K23]" office:value-type="float" office:value="-0.0475662896898656" calcext:value-type="float">
            <text:p>-0,0475662897</text:p>
          </table:table-cell>
          <table:table-cell table:formula="of:=[.D23]*[.K23]" office:value-type="float" office:value="0.112969938013431" calcext:value-type="float">
            <text:p>0,112969938</text:p>
          </table:table-cell>
        </table:table-row>
        <table:table-row table:style-name="ro1">
          <table:table-cell table:style-name="ce2" office:value-type="float" office:value="-2.25" calcext:value-type="float">
            <text:p>-2,25</text:p>
          </table:table-cell>
          <table:table-cell table:style-name="ce5" table:formula="of:=[.A24] ^2" office:value-type="float" office:value="5.0625" calcext:value-type="float">
            <text:p>5,062500000000</text:p>
          </table:table-cell>
          <table:table-cell table:style-name="ce5" table:formula="of:=[.A24] ^ 3" office:value-type="float" office:value="-11.390625" calcext:value-type="float">
            <text:p>-11,390625000000</text:p>
          </table:table-cell>
          <table:table-cell table:style-name="ce5" table:formula="of:=[.A24] ^ 4" office:value-type="float" office:value="25.62890625" calcext:value-type="float">
            <text:p>25,628906250000</text:p>
          </table:table-cell>
          <table:table-cell table:style-name="ce5" table:formula="of:=[.A24] ^ 5" office:value-type="float" office:value="-57.6650390625" calcext:value-type="float">
            <text:p>-57,665039062500</text:p>
          </table:table-cell>
          <table:table-cell table:formula="of:=[.A24]^6" office:value-type="float" office:value="129.746337890625" calcext:value-type="float">
            <text:p>129,746337890625</text:p>
          </table:table-cell>
          <table:table-cell table:formula="of:=[.A24]^7" office:value-type="float" office:value="-291.929260253906" calcext:value-type="float">
            <text:p>-291,929260253906</text:p>
          </table:table-cell>
          <table:table-cell table:formula="of:=[.A24]^8" office:value-type="float" office:value="656.840835571289" calcext:value-type="float">
            <text:p>656,840835571289</text:p>
          </table:table-cell>
          <table:table-cell table:formula="of:=[.A24]^9" office:value-type="float" office:value="-1477.8918800354" calcext:value-type="float">
            <text:p>-1477,891880035400</text:p>
          </table:table-cell>
          <table:table-cell table:formula="of:=[.A24]^10" office:value-type="float" office:value="3325.25673007965" calcext:value-type="float">
            <text:p>3325,256730079650</text:p>
          </table:table-cell>
          <table:table-cell table:style-name="ce5" table:formula="of:=(2.718281^-([.A24]^2))" office:value-type="float" office:value="0.00632972519369859" calcext:value-type="float">
            <text:p>0,006329725194</text:p>
          </table:table-cell>
          <table:table-cell table:formula="of:=([.A24]*[.K24])" office:value-type="float" office:value="-0.0142418816858218" calcext:value-type="float">
            <text:p>-0,01424188168582180000</text:p>
          </table:table-cell>
          <table:table-cell table:formula="of:=[.B24]*[.K24]" office:value-type="float" office:value="0.0320442337930991" calcext:value-type="float">
            <text:p>0,0320442338</text:p>
          </table:table-cell>
          <table:table-cell table:formula="of:=[.C24]*[.K24]" office:value-type="float" office:value="-0.072099526034473" calcext:value-type="float">
            <text:p>-0,072099526</text:p>
          </table:table-cell>
          <table:table-cell table:formula="of:=[.D24]*[.K24]" office:value-type="float" office:value="0.162223933577564" calcext:value-type="float">
            <text:p>0,1622239336</text:p>
          </table:table-cell>
        </table:table-row>
        <table:table-row table:style-name="ro1">
          <table:table-cell table:style-name="ce2" office:value-type="float" office:value="-2.125" calcext:value-type="float">
            <text:p>-2,125</text:p>
          </table:table-cell>
          <table:table-cell table:style-name="ce5" table:formula="of:=[.A25] ^2" office:value-type="float" office:value="4.515625" calcext:value-type="float">
            <text:p>4,515625000000</text:p>
          </table:table-cell>
          <table:table-cell table:style-name="ce5" table:formula="of:=[.A25] ^ 3" office:value-type="float" office:value="-9.595703125" calcext:value-type="float">
            <text:p>-9,595703125000</text:p>
          </table:table-cell>
          <table:table-cell table:style-name="ce5" table:formula="of:=[.A25] ^ 4" office:value-type="float" office:value="20.390869140625" calcext:value-type="float">
            <text:p>20,390869140625</text:p>
          </table:table-cell>
          <table:table-cell table:style-name="ce5" table:formula="of:=[.A25] ^ 5" office:value-type="float" office:value="-43.3305969238281" calcext:value-type="float">
            <text:p>-43,330596923828</text:p>
          </table:table-cell>
          <table:table-cell table:formula="of:=[.A25]^6" office:value-type="float" office:value="92.0775184631348" calcext:value-type="float">
            <text:p>92,077518463135</text:p>
          </table:table-cell>
          <table:table-cell table:formula="of:=[.A25]^7" office:value-type="float" office:value="-195.664726734161" calcext:value-type="float">
            <text:p>-195,664726734161</text:p>
          </table:table-cell>
          <table:table-cell table:formula="of:=[.A25]^8" office:value-type="float" office:value="415.787544310093" calcext:value-type="float">
            <text:p>415,787544310093</text:p>
          </table:table-cell>
          <table:table-cell table:formula="of:=[.A25]^9" office:value-type="float" office:value="-883.548531658948" calcext:value-type="float">
            <text:p>-883,548531658948</text:p>
          </table:table-cell>
          <table:table-cell table:formula="of:=[.A25]^10" office:value-type="float" office:value="1877.54062977526" calcext:value-type="float">
            <text:p>1877,540629775260</text:p>
          </table:table-cell>
          <table:table-cell table:style-name="ce5" table:formula="of:=(2.718281^-([.A25]^2))" office:value-type="float" office:value="0.0109367825622434" calcext:value-type="float">
            <text:p>0,010936782562</text:p>
          </table:table-cell>
          <table:table-cell table:formula="of:=([.A25]*[.K25])" office:value-type="float" office:value="-0.0232406629447671" calcext:value-type="float">
            <text:p>-0,02324066294476710000</text:p>
          </table:table-cell>
          <table:table-cell table:formula="of:=[.B25]*[.K25]" office:value-type="float" office:value="0.0493864087576302" calcext:value-type="float">
            <text:p>0,0493864088</text:p>
          </table:table-cell>
          <table:table-cell table:formula="of:=[.C25]*[.K25]" office:value-type="float" office:value="-0.104946118609964" calcext:value-type="float">
            <text:p>-0,1049461186</text:p>
          </table:table-cell>
          <table:table-cell table:formula="of:=[.D25]*[.K25]" office:value-type="float" office:value="0.223010502046174" calcext:value-type="float">
            <text:p>0,223010502</text:p>
          </table:table-cell>
        </table:table-row>
        <table:table-row table:style-name="ro1">
          <table:table-cell table:style-name="ce2" office:value-type="float" office:value="-2" calcext:value-type="float">
            <text:p>-2</text:p>
          </table:table-cell>
          <table:table-cell table:style-name="ce5" table:formula="of:=[.A26] ^2" office:value-type="float" office:value="4" calcext:value-type="float">
            <text:p>4,000000000000</text:p>
          </table:table-cell>
          <table:table-cell table:style-name="ce5" table:formula="of:=[.A26] ^ 3" office:value-type="float" office:value="-8" calcext:value-type="float">
            <text:p>-8,000000000000</text:p>
          </table:table-cell>
          <table:table-cell table:style-name="ce5" table:formula="of:=[.A26] ^ 4" office:value-type="float" office:value="16" calcext:value-type="float">
            <text:p>16,000000000000</text:p>
          </table:table-cell>
          <table:table-cell table:style-name="ce5" table:formula="of:=[.A26] ^ 5" office:value-type="float" office:value="-32" calcext:value-type="float">
            <text:p>-32,000000000000</text:p>
          </table:table-cell>
          <table:table-cell table:formula="of:=[.A26]^6" office:value-type="float" office:value="64" calcext:value-type="float">
            <text:p>64,000000000000</text:p>
          </table:table-cell>
          <table:table-cell table:formula="of:=[.A26]^7" office:value-type="float" office:value="-128" calcext:value-type="float">
            <text:p>-128,000000000000</text:p>
          </table:table-cell>
          <table:table-cell table:formula="of:=[.A26]^8" office:value-type="float" office:value="256" calcext:value-type="float">
            <text:p>256,000000000000</text:p>
          </table:table-cell>
          <table:table-cell table:formula="of:=[.A26]^9" office:value-type="float" office:value="-512" calcext:value-type="float">
            <text:p>-512,000000000000</text:p>
          </table:table-cell>
          <table:table-cell table:formula="of:=[.A26]^10" office:value-type="float" office:value="1024" calcext:value-type="float">
            <text:p>1024,000000000000</text:p>
          </table:table-cell>
          <table:table-cell table:style-name="ce5" table:formula="of:=(2.718281^-([.A26]^2))" office:value-type="float" office:value="0.0183156612172037" calcext:value-type="float">
            <text:p>0,018315661217</text:p>
          </table:table-cell>
          <table:table-cell table:formula="of:=([.A26]*[.K26])" office:value-type="float" office:value="-0.0366313224344075" calcext:value-type="float">
            <text:p>-0,03663132243440750000</text:p>
          </table:table-cell>
          <table:table-cell table:formula="of:=[.B26]*[.K26]" office:value-type="float" office:value="0.073262644868815" calcext:value-type="float">
            <text:p>0,0732626449</text:p>
          </table:table-cell>
          <table:table-cell table:formula="of:=[.C26]*[.K26]" office:value-type="float" office:value="-0.14652528973763" calcext:value-type="float">
            <text:p>-0,1465252897</text:p>
          </table:table-cell>
          <table:table-cell table:formula="of:=[.D26]*[.K26]" office:value-type="float" office:value="0.29305057947526" calcext:value-type="float">
            <text:p>0,2930505795</text:p>
          </table:table-cell>
        </table:table-row>
        <table:table-row table:style-name="ro1">
          <table:table-cell table:style-name="ce2" office:value-type="float" office:value="-1.875" calcext:value-type="float">
            <text:p>-1,875</text:p>
          </table:table-cell>
          <table:table-cell table:style-name="ce5" table:formula="of:=[.A27] ^2" office:value-type="float" office:value="3.515625" calcext:value-type="float">
            <text:p>3,515625000000</text:p>
          </table:table-cell>
          <table:table-cell table:style-name="ce5" table:formula="of:=[.A27] ^ 3" office:value-type="float" office:value="-6.591796875" calcext:value-type="float">
            <text:p>-6,591796875000</text:p>
          </table:table-cell>
          <table:table-cell table:style-name="ce5" table:formula="of:=[.A27] ^ 4" office:value-type="float" office:value="12.359619140625" calcext:value-type="float">
            <text:p>12,359619140625</text:p>
          </table:table-cell>
          <table:table-cell table:style-name="ce5" table:formula="of:=[.A27] ^ 5" office:value-type="float" office:value="-23.1742858886719" calcext:value-type="float">
            <text:p>-23,174285888672</text:p>
          </table:table-cell>
          <table:table-cell table:formula="of:=[.A27]^6" office:value-type="float" office:value="43.4517860412598" calcext:value-type="float">
            <text:p>43,451786041260</text:p>
          </table:table-cell>
          <table:table-cell table:formula="of:=[.A27]^7" office:value-type="float" office:value="-81.4720988273621" calcext:value-type="float">
            <text:p>-81,472098827362</text:p>
          </table:table-cell>
          <table:table-cell table:formula="of:=[.A27]^8" office:value-type="float" office:value="152.760185301304" calcext:value-type="float">
            <text:p>152,760185301304</text:p>
          </table:table-cell>
          <table:table-cell table:formula="of:=[.A27]^9" office:value-type="float" office:value="-286.425347439945" calcext:value-type="float">
            <text:p>-286,425347439945</text:p>
          </table:table-cell>
          <table:table-cell table:formula="of:=[.A27]^10" office:value-type="float" office:value="537.047526449896" calcext:value-type="float">
            <text:p>537,047526449896</text:p>
          </table:table-cell>
          <table:table-cell table:style-name="ce5" table:formula="of:=(2.718281^-([.A27]^2))" office:value-type="float" office:value="0.0297292482400774" calcext:value-type="float">
            <text:p>0,029729248240</text:p>
          </table:table-cell>
          <table:table-cell table:formula="of:=([.A27]*[.K27])" office:value-type="float" office:value="-0.0557423404501452" calcext:value-type="float">
            <text:p>-0,05574234045014520000</text:p>
          </table:table-cell>
          <table:table-cell table:formula="of:=[.B27]*[.K27]" office:value-type="float" office:value="0.104516888344022" calcext:value-type="float">
            <text:p>0,1045168883</text:p>
          </table:table-cell>
          <table:table-cell table:formula="of:=[.C27]*[.K27]" office:value-type="float" office:value="-0.195969165645042" calcext:value-type="float">
            <text:p>-0,1959691656</text:p>
          </table:table-cell>
          <table:table-cell table:formula="of:=[.D27]*[.K27]" office:value-type="float" office:value="0.367442185584453" calcext:value-type="float">
            <text:p>0,3674421856</text:p>
          </table:table-cell>
        </table:table-row>
        <table:table-row table:style-name="ro1">
          <table:table-cell table:style-name="ce2" office:value-type="float" office:value="-1.75" calcext:value-type="float">
            <text:p>-1,75</text:p>
          </table:table-cell>
          <table:table-cell table:style-name="ce5" table:formula="of:=[.A28] ^2" office:value-type="float" office:value="3.0625" calcext:value-type="float">
            <text:p>3,062500000000</text:p>
          </table:table-cell>
          <table:table-cell table:style-name="ce5" table:formula="of:=[.A28] ^ 3" office:value-type="float" office:value="-5.359375" calcext:value-type="float">
            <text:p>-5,359375000000</text:p>
          </table:table-cell>
          <table:table-cell table:style-name="ce5" table:formula="of:=[.A28] ^ 4" office:value-type="float" office:value="9.37890625" calcext:value-type="float">
            <text:p>9,378906250000</text:p>
          </table:table-cell>
          <table:table-cell table:style-name="ce5" table:formula="of:=[.A28] ^ 5" office:value-type="float" office:value="-16.4130859375" calcext:value-type="float">
            <text:p>-16,413085937500</text:p>
          </table:table-cell>
          <table:table-cell table:formula="of:=[.A28]^6" office:value-type="float" office:value="28.722900390625" calcext:value-type="float">
            <text:p>28,722900390625</text:p>
          </table:table-cell>
          <table:table-cell table:formula="of:=[.A28]^7" office:value-type="float" office:value="-50.2650756835938" calcext:value-type="float">
            <text:p>-50,265075683594</text:p>
          </table:table-cell>
          <table:table-cell table:formula="of:=[.A28]^8" office:value-type="float" office:value="87.9638824462891" calcext:value-type="float">
            <text:p>87,963882446289</text:p>
          </table:table-cell>
          <table:table-cell table:formula="of:=[.A28]^9" office:value-type="float" office:value="-153.936794281006" calcext:value-type="float">
            <text:p>-153,936794281006</text:p>
          </table:table-cell>
          <table:table-cell table:formula="of:=[.A28]^10" office:value-type="float" office:value="269.38938999176" calcext:value-type="float">
            <text:p>269,389389991760</text:p>
          </table:table-cell>
          <table:table-cell table:style-name="ce5" table:formula="of:=(2.718281^-([.A28]^2))" office:value-type="float" office:value="0.0467706660381634" calcext:value-type="float">
            <text:p>0,046770666038</text:p>
          </table:table-cell>
          <table:table-cell table:formula="of:=([.A28]*[.K28])" office:value-type="float" office:value="-0.0818486655667859" calcext:value-type="float">
            <text:p>-0,08184866556678590000</text:p>
          </table:table-cell>
          <table:table-cell table:formula="of:=[.B28]*[.K28]" office:value-type="float" office:value="0.143235164741875" calcext:value-type="float">
            <text:p>0,1432351647</text:p>
          </table:table-cell>
          <table:table-cell table:formula="of:=[.C28]*[.K28]" office:value-type="float" office:value="-0.250661538298282" calcext:value-type="float">
            <text:p>-0,2506615383</text:p>
          </table:table-cell>
          <table:table-cell table:formula="of:=[.D28]*[.K28]" office:value-type="float" office:value="0.438657692021993" calcext:value-type="float">
            <text:p>0,438657692</text:p>
          </table:table-cell>
        </table:table-row>
        <table:table-row table:style-name="ro1">
          <table:table-cell table:style-name="ce2" office:value-type="float" office:value="-1.625" calcext:value-type="float">
            <text:p>-1,625</text:p>
          </table:table-cell>
          <table:table-cell table:style-name="ce5" table:formula="of:=[.A29] ^2" office:value-type="float" office:value="2.640625" calcext:value-type="float">
            <text:p>2,640625000000</text:p>
          </table:table-cell>
          <table:table-cell table:style-name="ce5" table:formula="of:=[.A29] ^ 3" office:value-type="float" office:value="-4.291015625" calcext:value-type="float">
            <text:p>-4,291015625000</text:p>
          </table:table-cell>
          <table:table-cell table:style-name="ce5" table:formula="of:=[.A29] ^ 4" office:value-type="float" office:value="6.972900390625" calcext:value-type="float">
            <text:p>6,972900390625</text:p>
          </table:table-cell>
          <table:table-cell table:style-name="ce5" table:formula="of:=[.A29] ^ 5" office:value-type="float" office:value="-11.3309631347656" calcext:value-type="float">
            <text:p>-11,330963134766</text:p>
          </table:table-cell>
          <table:table-cell table:formula="of:=[.A29]^6" office:value-type="float" office:value="18.4128150939941" calcext:value-type="float">
            <text:p>18,412815093994</text:p>
          </table:table-cell>
          <table:table-cell table:formula="of:=[.A29]^7" office:value-type="float" office:value="-29.9208245277405" calcext:value-type="float">
            <text:p>-29,920824527741</text:p>
          </table:table-cell>
          <table:table-cell table:formula="of:=[.A29]^8" office:value-type="float" office:value="48.6213398575783" calcext:value-type="float">
            <text:p>48,621339857578</text:p>
          </table:table-cell>
          <table:table-cell table:formula="of:=[.A29]^9" office:value-type="float" office:value="-79.0096772685647" calcext:value-type="float">
            <text:p>-79,009677268565</text:p>
          </table:table-cell>
          <table:table-cell table:formula="of:=[.A29]^10" office:value-type="float" office:value="128.390725561418" calcext:value-type="float">
            <text:p>128,390725561418</text:p>
          </table:table-cell>
          <table:table-cell table:style-name="ce5" table:formula="of:=(2.718281^-([.A29]^2))" office:value-type="float" office:value="0.0713167400928383" calcext:value-type="float">
            <text:p>0,071316740093</text:p>
          </table:table-cell>
          <table:table-cell table:formula="of:=([.A29]*[.K29])" office:value-type="float" office:value="-0.115889702650862" calcext:value-type="float">
            <text:p>-0,11588970265086200000</text:p>
          </table:table-cell>
          <table:table-cell table:formula="of:=[.B29]*[.K29]" office:value-type="float" office:value="0.188320766807651" calcext:value-type="float">
            <text:p>0,1883207668</text:p>
          </table:table-cell>
          <table:table-cell table:formula="of:=[.C29]*[.K29]" office:value-type="float" office:value="-0.306021246062433" calcext:value-type="float">
            <text:p>-0,3060212461</text:p>
          </table:table-cell>
          <table:table-cell table:formula="of:=[.D29]*[.K29]" office:value-type="float" office:value="0.497284524851454" calcext:value-type="float">
            <text:p>0,4972845249</text:p>
          </table:table-cell>
        </table:table-row>
        <table:table-row table:style-name="ro1">
          <table:table-cell table:style-name="ce2" office:value-type="float" office:value="-1.5" calcext:value-type="float">
            <text:p>-1,5</text:p>
          </table:table-cell>
          <table:table-cell table:style-name="ce5" table:formula="of:=[.A30] ^2" office:value-type="float" office:value="2.25" calcext:value-type="float">
            <text:p>2,250000000000</text:p>
          </table:table-cell>
          <table:table-cell table:style-name="ce5" table:formula="of:=[.A30] ^ 3" office:value-type="float" office:value="-3.375" calcext:value-type="float">
            <text:p>-3,375000000000</text:p>
          </table:table-cell>
          <table:table-cell table:style-name="ce5" table:formula="of:=[.A30] ^ 4" office:value-type="float" office:value="5.0625" calcext:value-type="float">
            <text:p>5,062500000000</text:p>
          </table:table-cell>
          <table:table-cell table:style-name="ce5" table:formula="of:=[.A30] ^ 5" office:value-type="float" office:value="-7.59375" calcext:value-type="float">
            <text:p>-7,593750000000</text:p>
          </table:table-cell>
          <table:table-cell table:formula="of:=[.A30]^6" office:value-type="float" office:value="11.390625" calcext:value-type="float">
            <text:p>11,390625000000</text:p>
          </table:table-cell>
          <table:table-cell table:formula="of:=[.A30]^7" office:value-type="float" office:value="-17.0859375" calcext:value-type="float">
            <text:p>-17,085937500000</text:p>
          </table:table-cell>
          <table:table-cell table:formula="of:=[.A30]^8" office:value-type="float" office:value="25.62890625" calcext:value-type="float">
            <text:p>25,628906250000</text:p>
          </table:table-cell>
          <table:table-cell table:formula="of:=[.A30]^9" office:value-type="float" office:value="-38.443359375" calcext:value-type="float">
            <text:p>-38,443359375000</text:p>
          </table:table-cell>
          <table:table-cell table:formula="of:=[.A30]^10" office:value-type="float" office:value="57.6650390625" calcext:value-type="float">
            <text:p>57,665039062500</text:p>
          </table:table-cell>
          <table:table-cell table:style-name="ce5" table:formula="of:=(2.718281^-([.A30]^2))" office:value-type="float" office:value="0.105399296838297" calcext:value-type="float">
            <text:p>0,105399296838</text:p>
          </table:table-cell>
          <table:table-cell table:formula="of:=([.A30]*[.K30])" office:value-type="float" office:value="-0.158098945257446" calcext:value-type="float">
            <text:p>-0,15809894525744600000</text:p>
          </table:table-cell>
          <table:table-cell table:formula="of:=[.B30]*[.K30]" office:value-type="float" office:value="0.237148417886169" calcext:value-type="float">
            <text:p>0,2371484179</text:p>
          </table:table-cell>
          <table:table-cell table:formula="of:=[.C30]*[.K30]" office:value-type="float" office:value="-0.355722626829253" calcext:value-type="float">
            <text:p>-0,3557226268</text:p>
          </table:table-cell>
          <table:table-cell table:formula="of:=[.D30]*[.K30]" office:value-type="float" office:value="0.53358394024388" calcext:value-type="float">
            <text:p>0,5335839402</text:p>
          </table:table-cell>
        </table:table-row>
        <table:table-row table:style-name="ro1">
          <table:table-cell table:style-name="ce2" office:value-type="float" office:value="-1.375" calcext:value-type="float">
            <text:p>-1,375</text:p>
          </table:table-cell>
          <table:table-cell table:style-name="ce5" table:formula="of:=[.A31] ^2" office:value-type="float" office:value="1.890625" calcext:value-type="float">
            <text:p>1,890625000000</text:p>
          </table:table-cell>
          <table:table-cell table:style-name="ce5" table:formula="of:=[.A31] ^ 3" office:value-type="float" office:value="-2.599609375" calcext:value-type="float">
            <text:p>-2,599609375000</text:p>
          </table:table-cell>
          <table:table-cell table:style-name="ce5" table:formula="of:=[.A31] ^ 4" office:value-type="float" office:value="3.574462890625" calcext:value-type="float">
            <text:p>3,574462890625</text:p>
          </table:table-cell>
          <table:table-cell table:style-name="ce5" table:formula="of:=[.A31] ^ 5" office:value-type="float" office:value="-4.91488647460938" calcext:value-type="float">
            <text:p>-4,914886474609</text:p>
          </table:table-cell>
          <table:table-cell table:formula="of:=[.A31]^6" office:value-type="float" office:value="6.75796890258789" calcext:value-type="float">
            <text:p>6,757968902588</text:p>
          </table:table-cell>
          <table:table-cell table:formula="of:=[.A31]^7" office:value-type="float" office:value="-9.29220724105835" calcext:value-type="float">
            <text:p>-9,292207241058</text:p>
          </table:table-cell>
          <table:table-cell table:formula="of:=[.A31]^8" office:value-type="float" office:value="12.7767849564552" calcext:value-type="float">
            <text:p>12,776784956455</text:p>
          </table:table-cell>
          <table:table-cell table:formula="of:=[.A31]^9" office:value-type="float" office:value="-17.5680793151259" calcext:value-type="float">
            <text:p>-17,568079315126</text:p>
          </table:table-cell>
          <table:table-cell table:formula="of:=[.A31]^10" office:value-type="float" office:value="24.1561090582982" calcext:value-type="float">
            <text:p>24,156109058298</text:p>
          </table:table-cell>
          <table:table-cell table:style-name="ce5" table:formula="of:=(2.718281^-([.A31]^2))" office:value-type="float" office:value="0.150977505450885" calcext:value-type="float">
            <text:p>0,150977505451</text:p>
          </table:table-cell>
          <table:table-cell table:formula="of:=([.A31]*[.K31])" office:value-type="float" office:value="-0.207594069994967" calcext:value-type="float">
            <text:p>-0,20759406999496700000</text:p>
          </table:table-cell>
          <table:table-cell table:formula="of:=[.B31]*[.K31]" office:value-type="float" office:value="0.285441846243079" calcext:value-type="float">
            <text:p>0,2854418462</text:p>
          </table:table-cell>
          <table:table-cell table:formula="of:=[.C31]*[.K31]" office:value-type="float" office:value="-0.392482538584234" calcext:value-type="float">
            <text:p>-0,3924825386</text:p>
          </table:table-cell>
          <table:table-cell table:formula="of:=[.D31]*[.K31]" office:value-type="float" office:value="0.539663490553322" calcext:value-type="float">
            <text:p>0,5396634906</text:p>
          </table:table-cell>
        </table:table-row>
        <table:table-row table:style-name="ro1">
          <table:table-cell table:style-name="ce2" office:value-type="float" office:value="-1.25" calcext:value-type="float">
            <text:p>-1,25</text:p>
          </table:table-cell>
          <table:table-cell table:style-name="ce5" table:formula="of:=[.A32] ^2" office:value-type="float" office:value="1.5625" calcext:value-type="float">
            <text:p>1,562500000000</text:p>
          </table:table-cell>
          <table:table-cell table:style-name="ce5" table:formula="of:=[.A32] ^ 3" office:value-type="float" office:value="-1.953125" calcext:value-type="float">
            <text:p>-1,953125000000</text:p>
          </table:table-cell>
          <table:table-cell table:style-name="ce5" table:formula="of:=[.A32] ^ 4" office:value-type="float" office:value="2.44140625" calcext:value-type="float">
            <text:p>2,441406250000</text:p>
          </table:table-cell>
          <table:table-cell table:style-name="ce5" table:formula="of:=[.A32] ^ 5" office:value-type="float" office:value="-3.0517578125" calcext:value-type="float">
            <text:p>-3,051757812500</text:p>
          </table:table-cell>
          <table:table-cell table:formula="of:=[.A32]^6" office:value-type="float" office:value="3.814697265625" calcext:value-type="float">
            <text:p>3,814697265625</text:p>
          </table:table-cell>
          <table:table-cell table:formula="of:=[.A32]^7" office:value-type="float" office:value="-4.76837158203125" calcext:value-type="float">
            <text:p>-4,768371582031</text:p>
          </table:table-cell>
          <table:table-cell table:formula="of:=[.A32]^8" office:value-type="float" office:value="5.96046447753906" calcext:value-type="float">
            <text:p>5,960464477539</text:p>
          </table:table-cell>
          <table:table-cell table:formula="of:=[.A32]^9" office:value-type="float" office:value="-7.45058059692383" calcext:value-type="float">
            <text:p>-7,450580596924</text:p>
          </table:table-cell>
          <table:table-cell table:formula="of:=[.A32]^10" office:value-type="float" office:value="9.31322574615479" calcext:value-type="float">
            <text:p>9,313225746155</text:p>
          </table:table-cell>
          <table:table-cell table:style-name="ce5" table:formula="of:=(2.718281^-([.A32]^2))" office:value-type="float" office:value="0.209611486969733" calcext:value-type="float">
            <text:p>0,209611486970</text:p>
          </table:table-cell>
          <table:table-cell table:formula="of:=([.A32]*[.K32])" office:value-type="float" office:value="-0.262014358712167" calcext:value-type="float">
            <text:p>-0,26201435871216700000</text:p>
          </table:table-cell>
          <table:table-cell table:formula="of:=[.B32]*[.K32]" office:value-type="float" office:value="0.327517948390209" calcext:value-type="float">
            <text:p>0,3275179484</text:p>
          </table:table-cell>
          <table:table-cell table:formula="of:=[.C32]*[.K32]" office:value-type="float" office:value="-0.409397435487761" calcext:value-type="float">
            <text:p>-0,4093974355</text:p>
          </table:table-cell>
          <table:table-cell table:formula="of:=[.D32]*[.K32]" office:value-type="float" office:value="0.511746794359701" calcext:value-type="float">
            <text:p>0,5117467944</text:p>
          </table:table-cell>
        </table:table-row>
        <table:table-row table:style-name="ro1">
          <table:table-cell table:style-name="ce2" office:value-type="float" office:value="-1.125" calcext:value-type="float">
            <text:p>-1,125</text:p>
          </table:table-cell>
          <table:table-cell table:style-name="ce5" table:formula="of:=[.A33] ^2" office:value-type="float" office:value="1.265625" calcext:value-type="float">
            <text:p>1,265625000000</text:p>
          </table:table-cell>
          <table:table-cell table:style-name="ce5" table:formula="of:=[.A33] ^ 3" office:value-type="float" office:value="-1.423828125" calcext:value-type="float">
            <text:p>-1,423828125000</text:p>
          </table:table-cell>
          <table:table-cell table:style-name="ce5" table:formula="of:=[.A33] ^ 4" office:value-type="float" office:value="1.601806640625" calcext:value-type="float">
            <text:p>1,601806640625</text:p>
          </table:table-cell>
          <table:table-cell table:style-name="ce5" table:formula="of:=[.A33] ^ 5" office:value-type="float" office:value="-1.80203247070313" calcext:value-type="float">
            <text:p>-1,802032470703</text:p>
          </table:table-cell>
          <table:table-cell table:formula="of:=[.A33]^6" office:value-type="float" office:value="2.02728652954102" calcext:value-type="float">
            <text:p>2,027286529541</text:p>
          </table:table-cell>
          <table:table-cell table:formula="of:=[.A33]^7" office:value-type="float" office:value="-2.28069734573364" calcext:value-type="float">
            <text:p>-2,280697345734</text:p>
          </table:table-cell>
          <table:table-cell table:formula="of:=[.A33]^8" office:value-type="float" office:value="2.56578451395035" calcext:value-type="float">
            <text:p>2,565784513950</text:p>
          </table:table-cell>
          <table:table-cell table:formula="of:=[.A33]^9" office:value-type="float" office:value="-2.88650757819414" calcext:value-type="float">
            <text:p>-2,886507578194</text:p>
          </table:table-cell>
          <table:table-cell table:formula="of:=[.A33]^10" office:value-type="float" office:value="3.24732102546841" calcext:value-type="float">
            <text:p>3,247321025468</text:p>
          </table:table-cell>
          <table:table-cell table:style-name="ce5" table:formula="of:=(2.718281^-([.A33]^2))" office:value-type="float" office:value="0.282063060493542" calcext:value-type="float">
            <text:p>0,282063060494</text:p>
          </table:table-cell>
          <table:table-cell table:formula="of:=([.A33]*[.K33])" office:value-type="float" office:value="-0.317320943055235" calcext:value-type="float">
            <text:p>-0,31732094305523500000</text:p>
          </table:table-cell>
          <table:table-cell table:formula="of:=[.B33]*[.K33]" office:value-type="float" office:value="0.356986060937139" calcext:value-type="float">
            <text:p>0,3569860609</text:p>
          </table:table-cell>
          <table:table-cell table:formula="of:=[.C33]*[.K33]" office:value-type="float" office:value="-0.401609318554281" calcext:value-type="float">
            <text:p>-0,4016093186</text:p>
          </table:table-cell>
          <table:table-cell table:formula="of:=[.D33]*[.K33]" office:value-type="float" office:value="0.451810483373566" calcext:value-type="float">
            <text:p>0,4518104834</text:p>
          </table:table-cell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style-name="ce5" table:formula="of:=[.A34] ^2" office:value-type="float" office:value="1" calcext:value-type="float">
            <text:p>1,000000000000</text:p>
          </table:table-cell>
          <table:table-cell table:style-name="ce5" table:formula="of:=[.A34] ^ 3" office:value-type="float" office:value="-1" calcext:value-type="float">
            <text:p>-1,000000000000</text:p>
          </table:table-cell>
          <table:table-cell table:style-name="ce5" table:formula="of:=[.A34] ^ 4" office:value-type="float" office:value="1" calcext:value-type="float">
            <text:p>1,000000000000</text:p>
          </table:table-cell>
          <table:table-cell table:style-name="ce5" table:formula="of:=[.A34] ^ 5" office:value-type="float" office:value="-1" calcext:value-type="float">
            <text:p>-1,000000000000</text:p>
          </table:table-cell>
          <table:table-cell table:formula="of:=[.A34]^6" office:value-type="float" office:value="1" calcext:value-type="float">
            <text:p>1,000000000000</text:p>
          </table:table-cell>
          <table:table-cell table:formula="of:=[.A34]^7" office:value-type="float" office:value="-1" calcext:value-type="float">
            <text:p>-1,000000000000</text:p>
          </table:table-cell>
          <table:table-cell table:formula="of:=[.A34]^8" office:value-type="float" office:value="1" calcext:value-type="float">
            <text:p>1,000000000000</text:p>
          </table:table-cell>
          <table:table-cell table:formula="of:=[.A34]^9" office:value-type="float" office:value="-1" calcext:value-type="float">
            <text:p>-1,000000000000</text:p>
          </table:table-cell>
          <table:table-cell table:formula="of:=[.A34]^10" office:value-type="float" office:value="1" calcext:value-type="float">
            <text:p>1,000000000000</text:p>
          </table:table-cell>
          <table:table-cell table:style-name="ce5" table:formula="of:=(2.718281^-([.A34]^2))" office:value-type="float" office:value="0.367879553291216" calcext:value-type="float">
            <text:p>0,367879553291</text:p>
          </table:table-cell>
          <table:table-cell table:formula="of:=([.A34]*[.K34])" office:value-type="float" office:value="-0.367879553291216" calcext:value-type="float">
            <text:p>-0,36787955329121600000</text:p>
          </table:table-cell>
          <table:table-cell table:formula="of:=[.B34]*[.K34]" office:value-type="float" office:value="0.367879553291216" calcext:value-type="float">
            <text:p>0,3678795533</text:p>
          </table:table-cell>
          <table:table-cell table:formula="of:=[.C34]*[.K34]" office:value-type="float" office:value="-0.367879553291216" calcext:value-type="float">
            <text:p>-0,3678795533</text:p>
          </table:table-cell>
          <table:table-cell table:formula="of:=[.D34]*[.K34]" office:value-type="float" office:value="0.367879553291216" calcext:value-type="float">
            <text:p>0,3678795533</text:p>
          </table:table-cell>
        </table:table-row>
        <table:table-row table:style-name="ro1">
          <table:table-cell table:style-name="ce2" office:value-type="float" office:value="-0.875" calcext:value-type="float">
            <text:p>-0,875</text:p>
          </table:table-cell>
          <table:table-cell table:style-name="ce5" table:formula="of:=[.A35] ^2" office:value-type="float" office:value="0.765625" calcext:value-type="float">
            <text:p>0,765625000000</text:p>
          </table:table-cell>
          <table:table-cell table:style-name="ce5" table:formula="of:=[.A35] ^ 3" office:value-type="float" office:value="-0.669921875" calcext:value-type="float">
            <text:p>-0,669921875000</text:p>
          </table:table-cell>
          <table:table-cell table:style-name="ce5" table:formula="of:=[.A35] ^ 4" office:value-type="float" office:value="0.586181640625" calcext:value-type="float">
            <text:p>0,586181640625</text:p>
          </table:table-cell>
          <table:table-cell table:style-name="ce5" table:formula="of:=[.A35] ^ 5" office:value-type="float" office:value="-0.512908935546875" calcext:value-type="float">
            <text:p>-0,512908935547</text:p>
          </table:table-cell>
          <table:table-cell table:formula="of:=[.A35]^6" office:value-type="float" office:value="0.448795318603516" calcext:value-type="float">
            <text:p>0,448795318604</text:p>
          </table:table-cell>
          <table:table-cell table:formula="of:=[.A35]^7" office:value-type="float" office:value="-0.392695903778076" calcext:value-type="float">
            <text:p>-0,392695903778</text:p>
          </table:table-cell>
          <table:table-cell table:formula="of:=[.A35]^8" office:value-type="float" office:value="0.343608915805817" calcext:value-type="float">
            <text:p>0,343608915806</text:p>
          </table:table-cell>
          <table:table-cell table:formula="of:=[.A35]^9" office:value-type="float" office:value="-0.30065780133009" calcext:value-type="float">
            <text:p>-0,300657801330</text:p>
          </table:table-cell>
          <table:table-cell table:formula="of:=[.A35]^10" office:value-type="float" office:value="0.263075576163828" calcext:value-type="float">
            <text:p>0,263075576164</text:p>
          </table:table-cell>
          <table:table-cell table:style-name="ce5" table:formula="of:=(2.718281^-([.A35]^2))" office:value-type="float" office:value="0.465043296648131" calcext:value-type="float">
            <text:p>0,465043296648</text:p>
          </table:table-cell>
          <table:table-cell table:formula="of:=([.A35]*[.K35])" office:value-type="float" office:value="-0.406912884567115" calcext:value-type="float">
            <text:p>-0,40691288456711500000</text:p>
          </table:table-cell>
          <table:table-cell table:formula="of:=[.B35]*[.K35]" office:value-type="float" office:value="0.356048773996225" calcext:value-type="float">
            <text:p>0,356048774</text:p>
          </table:table-cell>
          <table:table-cell table:formula="of:=[.C35]*[.K35]" office:value-type="float" office:value="-0.311542677246697" calcext:value-type="float">
            <text:p>-0,3115426772</text:p>
          </table:table-cell>
          <table:table-cell table:formula="of:=[.D35]*[.K35]" office:value-type="float" office:value="0.27259984259086" calcext:value-type="float">
            <text:p>0,2725998426</text:p>
          </table:table-cell>
        </table:table-row>
        <table:table-row table:style-name="ro1">
          <table:table-cell table:style-name="ce2" office:value-type="float" office:value="-0.75" calcext:value-type="float">
            <text:p>-0,75</text:p>
          </table:table-cell>
          <table:table-cell table:style-name="ce5" table:formula="of:=[.A36] ^2" office:value-type="float" office:value="0.5625" calcext:value-type="float">
            <text:p>0,562500000000</text:p>
          </table:table-cell>
          <table:table-cell table:style-name="ce5" table:formula="of:=[.A36] ^ 3" office:value-type="float" office:value="-0.421875" calcext:value-type="float">
            <text:p>-0,421875000000</text:p>
          </table:table-cell>
          <table:table-cell table:style-name="ce5" table:formula="of:=[.A36] ^ 4" office:value-type="float" office:value="0.31640625" calcext:value-type="float">
            <text:p>0,316406250000</text:p>
          </table:table-cell>
          <table:table-cell table:style-name="ce5" table:formula="of:=[.A36] ^ 5" office:value-type="float" office:value="-0.2373046875" calcext:value-type="float">
            <text:p>-0,237304687500</text:p>
          </table:table-cell>
          <table:table-cell table:formula="of:=[.A36]^6" office:value-type="float" office:value="0.177978515625" calcext:value-type="float">
            <text:p>0,177978515625</text:p>
          </table:table-cell>
          <table:table-cell table:formula="of:=[.A36]^7" office:value-type="float" office:value="-0.13348388671875" calcext:value-type="float">
            <text:p>-0,133483886719</text:p>
          </table:table-cell>
          <table:table-cell table:formula="of:=[.A36]^8" office:value-type="float" office:value="0.100112915039063" calcext:value-type="float">
            <text:p>0,100112915039</text:p>
          </table:table-cell>
          <table:table-cell table:formula="of:=[.A36]^9" office:value-type="float" office:value="-0.0750846862792969" calcext:value-type="float">
            <text:p>-0,075084686279</text:p>
          </table:table-cell>
          <table:table-cell table:formula="of:=[.A36]^10" office:value-type="float" office:value="0.0563135147094727" calcext:value-type="float">
            <text:p>0,056313514709</text:p>
          </table:table-cell>
          <table:table-cell table:style-name="ce5" table:formula="of:=(2.718281^-([.A36]^2))" office:value-type="float" office:value="0.569782922411574" calcext:value-type="float">
            <text:p>0,569782922412</text:p>
          </table:table-cell>
          <table:table-cell table:formula="of:=([.A36]*[.K36])" office:value-type="float" office:value="-0.427337191808681" calcext:value-type="float">
            <text:p>-0,42733719180868100000</text:p>
          </table:table-cell>
          <table:table-cell table:formula="of:=[.B36]*[.K36]" office:value-type="float" office:value="0.32050289385651" calcext:value-type="float">
            <text:p>0,3205028939</text:p>
          </table:table-cell>
          <table:table-cell table:formula="of:=[.C36]*[.K36]" office:value-type="float" office:value="-0.240377170392383" calcext:value-type="float">
            <text:p>-0,2403771704</text:p>
          </table:table-cell>
          <table:table-cell table:formula="of:=[.D36]*[.K36]" office:value-type="float" office:value="0.180282877794287" calcext:value-type="float">
            <text:p>0,1802828778</text:p>
          </table:table-cell>
        </table:table-row>
        <table:table-row table:style-name="ro1">
          <table:table-cell table:style-name="ce2" office:value-type="float" office:value="-0.625" calcext:value-type="float">
            <text:p>-0,625</text:p>
          </table:table-cell>
          <table:table-cell table:style-name="ce5" table:formula="of:=[.A37] ^2" office:value-type="float" office:value="0.390625" calcext:value-type="float">
            <text:p>0,390625000000</text:p>
          </table:table-cell>
          <table:table-cell table:style-name="ce5" table:formula="of:=[.A37] ^ 3" office:value-type="float" office:value="-0.244140625" calcext:value-type="float">
            <text:p>-0,244140625000</text:p>
          </table:table-cell>
          <table:table-cell table:style-name="ce5" table:formula="of:=[.A37] ^ 4" office:value-type="float" office:value="0.152587890625" calcext:value-type="float">
            <text:p>0,152587890625</text:p>
          </table:table-cell>
          <table:table-cell table:style-name="ce5" table:formula="of:=[.A37] ^ 5" office:value-type="float" office:value="-0.095367431640625" calcext:value-type="float">
            <text:p>-0,095367431641</text:p>
          </table:table-cell>
          <table:table-cell table:formula="of:=[.A37]^6" office:value-type="float" office:value="0.0596046447753906" calcext:value-type="float">
            <text:p>0,059604644775</text:p>
          </table:table-cell>
          <table:table-cell table:formula="of:=[.A37]^7" office:value-type="float" office:value="-0.0372529029846191" calcext:value-type="float">
            <text:p>-0,037252902985</text:p>
          </table:table-cell>
          <table:table-cell table:formula="of:=[.A37]^8" office:value-type="float" office:value="0.023283064365387" calcext:value-type="float">
            <text:p>0,023283064365</text:p>
          </table:table-cell>
          <table:table-cell table:formula="of:=[.A37]^9" office:value-type="float" office:value="-0.0145519152283669" calcext:value-type="float">
            <text:p>-0,014551915228</text:p>
          </table:table-cell>
          <table:table-cell table:formula="of:=[.A37]^10" office:value-type="float" office:value="0.00909494701772928" calcext:value-type="float">
            <text:p>0,009094947018</text:p>
          </table:table-cell>
          <table:table-cell table:style-name="ce5" table:formula="of:=(2.718281^-([.A37]^2))" office:value-type="float" office:value="0.67663392671634" calcext:value-type="float">
            <text:p>0,676633926716</text:p>
          </table:table-cell>
          <table:table-cell table:formula="of:=([.A37]*[.K37])" office:value-type="float" office:value="-0.422896204197713" calcext:value-type="float">
            <text:p>-0,42289620419771300000</text:p>
          </table:table-cell>
          <table:table-cell table:formula="of:=[.B37]*[.K37]" office:value-type="float" office:value="0.26431012762357" calcext:value-type="float">
            <text:p>0,2643101276</text:p>
          </table:table-cell>
          <table:table-cell table:formula="of:=[.C37]*[.K37]" office:value-type="float" office:value="-0.165193829764732" calcext:value-type="float">
            <text:p>-0,1651938298</text:p>
          </table:table-cell>
          <table:table-cell table:formula="of:=[.D37]*[.K37]" office:value-type="float" office:value="0.103246143602957" calcext:value-type="float">
            <text:p>0,1032461436</text:p>
          </table:table-cell>
        </table:table-row>
        <table:table-row table:style-name="ro1">
          <table:table-cell table:style-name="ce2" office:value-type="float" office:value="-0.5" calcext:value-type="float">
            <text:p>-0,5</text:p>
          </table:table-cell>
          <table:table-cell table:style-name="ce5" table:formula="of:=[.A38] ^2" office:value-type="float" office:value="0.25" calcext:value-type="float">
            <text:p>0,250000000000</text:p>
          </table:table-cell>
          <table:table-cell table:style-name="ce5" table:formula="of:=[.A38] ^ 3" office:value-type="float" office:value="-0.125" calcext:value-type="float">
            <text:p>-0,125000000000</text:p>
          </table:table-cell>
          <table:table-cell table:style-name="ce5" table:formula="of:=[.A38] ^ 4" office:value-type="float" office:value="0.0625" calcext:value-type="float">
            <text:p>0,062500000000</text:p>
          </table:table-cell>
          <table:table-cell table:style-name="ce5" table:formula="of:=[.A38] ^ 5" office:value-type="float" office:value="-0.03125" calcext:value-type="float">
            <text:p>-0,031250000000</text:p>
          </table:table-cell>
          <table:table-cell table:formula="of:=[.A38]^6" office:value-type="float" office:value="0.015625" calcext:value-type="float">
            <text:p>0,015625000000</text:p>
          </table:table-cell>
          <table:table-cell table:formula="of:=[.A38]^7" office:value-type="float" office:value="-0.0078125" calcext:value-type="float">
            <text:p>-0,007812500000</text:p>
          </table:table-cell>
          <table:table-cell table:formula="of:=[.A38]^8" office:value-type="float" office:value="0.00390625" calcext:value-type="float">
            <text:p>0,003906250000</text:p>
          </table:table-cell>
          <table:table-cell table:formula="of:=[.A38]^9" office:value-type="float" office:value="-0.001953125" calcext:value-type="float">
            <text:p>-0,001953125000</text:p>
          </table:table-cell>
          <table:table-cell table:formula="of:=[.A38]^10" office:value-type="float" office:value="0.0009765625" calcext:value-type="float">
            <text:p>0,000976562500</text:p>
          </table:table-cell>
          <table:table-cell table:style-name="ce5" table:formula="of:=(2.718281^-([.A38]^2))" office:value-type="float" office:value="0.778800842410789" calcext:value-type="float">
            <text:p>0,778800842411</text:p>
          </table:table-cell>
          <table:table-cell table:formula="of:=([.A38]*[.K38])" office:value-type="float" office:value="-0.389400421205394" calcext:value-type="float">
            <text:p>-0,38940042120539400000</text:p>
          </table:table-cell>
          <table:table-cell table:formula="of:=[.B38]*[.K38]" office:value-type="float" office:value="0.194700210602697" calcext:value-type="float">
            <text:p>0,1947002106</text:p>
          </table:table-cell>
          <table:table-cell table:formula="of:=[.C38]*[.K38]" office:value-type="float" office:value="-0.0973501053013486" calcext:value-type="float">
            <text:p>-0,0973501053</text:p>
          </table:table-cell>
          <table:table-cell table:formula="of:=[.D38]*[.K38]" office:value-type="float" office:value="0.0486750526506743" calcext:value-type="float">
            <text:p>0,0486750527</text:p>
          </table:table-cell>
        </table:table-row>
        <table:table-row table:style-name="ro1">
          <table:table-cell table:style-name="ce2" office:value-type="float" office:value="-0.375" calcext:value-type="float">
            <text:p>-0,375</text:p>
          </table:table-cell>
          <table:table-cell table:style-name="ce5" table:formula="of:=[.A39] ^2" office:value-type="float" office:value="0.140625" calcext:value-type="float">
            <text:p>0,140625000000</text:p>
          </table:table-cell>
          <table:table-cell table:style-name="ce5" table:formula="of:=[.A39] ^ 3" office:value-type="float" office:value="-0.052734375" calcext:value-type="float">
            <text:p>-0,052734375000</text:p>
          </table:table-cell>
          <table:table-cell table:style-name="ce5" table:formula="of:=[.A39] ^ 4" office:value-type="float" office:value="0.019775390625" calcext:value-type="float">
            <text:p>0,019775390625</text:p>
          </table:table-cell>
          <table:table-cell table:style-name="ce5" table:formula="of:=[.A39] ^ 5" office:value-type="float" office:value="-0.007415771484375" calcext:value-type="float">
            <text:p>-0,007415771484</text:p>
          </table:table-cell>
          <table:table-cell table:formula="of:=[.A39]^6" office:value-type="float" office:value="0.00278091430664062" calcext:value-type="float">
            <text:p>0,002780914307</text:p>
          </table:table-cell>
          <table:table-cell table:formula="of:=[.A39]^7" office:value-type="float" office:value="-0.00104284286499023" calcext:value-type="float">
            <text:p>-0,001042842865</text:p>
          </table:table-cell>
          <table:table-cell table:formula="of:=[.A39]^8" office:value-type="float" office:value="0.000391066074371338" calcext:value-type="float">
            <text:p>0,000391066074</text:p>
          </table:table-cell>
          <table:table-cell table:formula="of:=[.A39]^9" office:value-type="float" office:value="-0.000146649777889252" calcext:value-type="float">
            <text:p>-0,000146649778</text:p>
          </table:table-cell>
          <table:table-cell table:formula="of:=[.A39]^10" office:value-type="float" office:value="0.0000549936667084694" calcext:value-type="float">
            <text:p>0,000054993667</text:p>
          </table:table-cell>
          <table:table-cell table:style-name="ce5" table:formula="of:=(2.718281^-([.A39]^2))" office:value-type="float" office:value="0.868815093499142" calcext:value-type="float">
            <text:p>0,868815093499</text:p>
          </table:table-cell>
          <table:table-cell table:formula="of:=([.A39]*[.K39])" office:value-type="float" office:value="-0.325805660062178" calcext:value-type="float">
            <text:p>-0,32580566006217800000</text:p>
          </table:table-cell>
          <table:table-cell table:formula="of:=[.B39]*[.K39]" office:value-type="float" office:value="0.122177122523317" calcext:value-type="float">
            <text:p>0,1221771225</text:p>
          </table:table-cell>
          <table:table-cell table:formula="of:=[.C39]*[.K39]" office:value-type="float" office:value="-0.0458164209462438" calcext:value-type="float">
            <text:p>-0,0458164209</text:p>
          </table:table-cell>
          <table:table-cell table:formula="of:=[.D39]*[.K39]" office:value-type="float" office:value="0.0171811578548414" calcext:value-type="float">
            <text:p>0,0171811579</text:p>
          </table:table-cell>
        </table:table-row>
        <table:table-row table:style-name="ro1">
          <table:table-cell table:style-name="ce2" office:value-type="float" office:value="-0.25" calcext:value-type="float">
            <text:p>-0,25</text:p>
          </table:table-cell>
          <table:table-cell table:style-name="ce5" table:formula="of:=[.A40] ^2" office:value-type="float" office:value="0.0625" calcext:value-type="float">
            <text:p>0,062500000000</text:p>
          </table:table-cell>
          <table:table-cell table:style-name="ce5" table:formula="of:=[.A40] ^ 3" office:value-type="float" office:value="-0.015625" calcext:value-type="float">
            <text:p>-0,015625000000</text:p>
          </table:table-cell>
          <table:table-cell table:style-name="ce5" table:formula="of:=[.A40] ^ 4" office:value-type="float" office:value="0.00390625" calcext:value-type="float">
            <text:p>0,003906250000</text:p>
          </table:table-cell>
          <table:table-cell table:style-name="ce5" table:formula="of:=[.A40] ^ 5" office:value-type="float" office:value="-0.0009765625" calcext:value-type="float">
            <text:p>-0,000976562500</text:p>
          </table:table-cell>
          <table:table-cell table:formula="of:=[.A40]^6" office:value-type="float" office:value="0.000244140625" calcext:value-type="float">
            <text:p>0,000244140625</text:p>
          </table:table-cell>
          <table:table-cell table:formula="of:=[.A40]^7" office:value-type="float" office:value="-0.00006103515625" calcext:value-type="float">
            <text:p>-0,000061035156</text:p>
          </table:table-cell>
          <table:table-cell table:formula="of:=[.A40]^8" office:value-type="float" office:value="0.0000152587890625" calcext:value-type="float">
            <text:p>0,000015258789</text:p>
          </table:table-cell>
          <table:table-cell table:formula="of:=[.A40]^9" office:value-type="float" office:value="-0.000003814697265625" calcext:value-type="float">
            <text:p>-0,000003814697</text:p>
          </table:table-cell>
          <table:table-cell table:formula="of:=[.A40]^10" office:value-type="float" office:value="0.00000095367431640625" calcext:value-type="float">
            <text:p>0,000000953674</text:p>
          </table:table-cell>
          <table:table-cell table:style-name="ce5" table:formula="of:=(2.718281^-([.A40]^2))" office:value-type="float" office:value="0.939413080707715" calcext:value-type="float">
            <text:p>0,939413080708</text:p>
          </table:table-cell>
          <table:table-cell table:formula="of:=([.A40]*[.K40])" office:value-type="float" office:value="-0.234853270176929" calcext:value-type="float">
            <text:p>-0,23485327017692900000</text:p>
          </table:table-cell>
          <table:table-cell table:formula="of:=[.B40]*[.K40]" office:value-type="float" office:value="0.0587133175442322" calcext:value-type="float">
            <text:p>0,0587133175</text:p>
          </table:table-cell>
          <table:table-cell table:formula="of:=[.C40]*[.K40]" office:value-type="float" office:value="-0.0146783293860581" calcext:value-type="float">
            <text:p>-0,0146783294</text:p>
          </table:table-cell>
          <table:table-cell table:formula="of:=[.D40]*[.K40]" office:value-type="float" office:value="0.00366958234651451" calcext:value-type="float">
            <text:p>0,0036695823</text:p>
          </table:table-cell>
        </table:table-row>
        <table:table-row table:style-name="ro1">
          <table:table-cell table:style-name="ce2" office:value-type="float" office:value="-0.125" calcext:value-type="float">
            <text:p>-0,125</text:p>
          </table:table-cell>
          <table:table-cell table:style-name="ce5" table:formula="of:=[.A41] ^2" office:value-type="float" office:value="0.015625" calcext:value-type="float">
            <text:p>0,015625000000</text:p>
          </table:table-cell>
          <table:table-cell table:style-name="ce5" table:formula="of:=[.A41] ^ 3" office:value-type="float" office:value="-0.001953125" calcext:value-type="float">
            <text:p>-0,001953125000</text:p>
          </table:table-cell>
          <table:table-cell table:style-name="ce5" table:formula="of:=[.A41] ^ 4" office:value-type="float" office:value="0.000244140625" calcext:value-type="float">
            <text:p>0,000244140625</text:p>
          </table:table-cell>
          <table:table-cell table:style-name="ce5" table:formula="of:=[.A41] ^ 5" office:value-type="float" office:value="-0.000030517578125" calcext:value-type="float">
            <text:p>-0,000030517578</text:p>
          </table:table-cell>
          <table:table-cell table:formula="of:=[.A41]^6" office:value-type="float" office:value="0.000003814697265625" calcext:value-type="float">
            <text:p>0,000003814697</text:p>
          </table:table-cell>
          <table:table-cell table:formula="of:=[.A41]^7" office:value-type="float" office:value="-0.000000476837158203125" calcext:value-type="float">
            <text:p>-0,000000476837</text:p>
          </table:table-cell>
          <table:table-cell table:formula="of:=[.A41]^8" office:value-type="float" office:value="0.0000000596046447753906" calcext:value-type="float">
            <text:p>0,000000059605</text:p>
          </table:table-cell>
          <table:table-cell table:formula="of:=[.A41]^9" office:value-type="float" office:value="-0.00000000745058059692383" calcext:value-type="float">
            <text:p>-0,000000007451</text:p>
          </table:table-cell>
          <table:table-cell table:formula="of:=[.A41]^10" office:value-type="float" office:value="0.000000000931322574615479" calcext:value-type="float">
            <text:p>0,000000000931</text:p>
          </table:table-cell>
          <table:table-cell table:style-name="ce5" table:formula="of:=(2.718281^-([.A41]^2))" office:value-type="float" office:value="0.984496441693659" calcext:value-type="float">
            <text:p>0,984496441694</text:p>
          </table:table-cell>
          <table:table-cell table:formula="of:=([.A41]*[.K41])" office:value-type="float" office:value="-0.123062055211707" calcext:value-type="float">
            <text:p>-0,12306205521170700000</text:p>
          </table:table-cell>
          <table:table-cell table:formula="of:=[.B41]*[.K41]" office:value-type="float" office:value="0.0153827569014634" calcext:value-type="float">
            <text:p>0,0153827569</text:p>
          </table:table-cell>
          <table:table-cell table:formula="of:=[.C41]*[.K41]" office:value-type="float" office:value="-0.00192284461268293" calcext:value-type="float">
            <text:p>-0,0019228446</text:p>
          </table:table-cell>
          <table:table-cell table:formula="of:=[.D41]*[.K41]" office:value-type="float" office:value="0.000240355576585366" calcext:value-type="float">
            <text:p>0,0002403556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table:formula="of:=[.A42] ^2" office:value-type="float" office:value="0" calcext:value-type="float">
            <text:p>0,000000000000</text:p>
          </table:table-cell>
          <table:table-cell table:style-name="ce5" table:formula="of:=[.A42] ^ 3" office:value-type="float" office:value="0" calcext:value-type="float">
            <text:p>0,000000000000</text:p>
          </table:table-cell>
          <table:table-cell table:style-name="ce5" table:formula="of:=[.A42] ^ 4" office:value-type="float" office:value="0" calcext:value-type="float">
            <text:p>0,000000000000</text:p>
          </table:table-cell>
          <table:table-cell table:style-name="ce5" table:formula="of:=[.A42] ^ 5" office:value-type="float" office:value="0" calcext:value-type="float">
            <text:p>0,000000000000</text:p>
          </table:table-cell>
          <table:table-cell table:formula="of:=[.A42]^6" office:value-type="float" office:value="0" calcext:value-type="float">
            <text:p>0,000000000000</text:p>
          </table:table-cell>
          <table:table-cell table:formula="of:=[.A42]^7" office:value-type="float" office:value="0" calcext:value-type="float">
            <text:p>0,000000000000</text:p>
          </table:table-cell>
          <table:table-cell table:formula="of:=[.A42]^8" office:value-type="float" office:value="0" calcext:value-type="float">
            <text:p>0,000000000000</text:p>
          </table:table-cell>
          <table:table-cell table:formula="of:=[.A42]^9" office:value-type="float" office:value="0" calcext:value-type="float">
            <text:p>0,000000000000</text:p>
          </table:table-cell>
          <table:table-cell table:formula="of:=[.A42]^10" office:value-type="float" office:value="0" calcext:value-type="float">
            <text:p>0,000000000000</text:p>
          </table:table-cell>
          <table:table-cell table:style-name="ce5" table:formula="of:=(2.718281^-([.A42]^2))" office:value-type="float" office:value="1" calcext:value-type="float">
            <text:p>1,000000000000</text:p>
          </table:table-cell>
          <table:table-cell table:formula="of:=([.A42]*[.K42])" office:value-type="float" office:value="0" calcext:value-type="float">
            <text:p>0,00000000000000000000</text:p>
          </table:table-cell>
          <table:table-cell table:formula="of:=[.B42]*[.K42]" office:value-type="float" office:value="0" calcext:value-type="float">
            <text:p>0</text:p>
          </table:table-cell>
          <table:table-cell table:formula="of:=[.C42]*[.K42]" office:value-type="float" office:value="0" calcext:value-type="float">
            <text:p>0</text:p>
          </table:table-cell>
          <table:table-cell table:formula="of:=[.D42]*[.K42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.125" calcext:value-type="float">
            <text:p>0,125</text:p>
          </table:table-cell>
          <table:table-cell table:style-name="ce5" table:formula="of:=[.A43] ^2" office:value-type="float" office:value="0.015625" calcext:value-type="float">
            <text:p>0,015625000000</text:p>
          </table:table-cell>
          <table:table-cell table:style-name="ce5" table:formula="of:=[.A43] ^ 3" office:value-type="float" office:value="0.001953125" calcext:value-type="float">
            <text:p>0,001953125000</text:p>
          </table:table-cell>
          <table:table-cell table:style-name="ce5" table:formula="of:=[.A43] ^ 4" office:value-type="float" office:value="0.000244140625" calcext:value-type="float">
            <text:p>0,000244140625</text:p>
          </table:table-cell>
          <table:table-cell table:style-name="ce5" table:formula="of:=[.A43] ^ 5" office:value-type="float" office:value="0.000030517578125" calcext:value-type="float">
            <text:p>0,000030517578</text:p>
          </table:table-cell>
          <table:table-cell table:formula="of:=[.A43]^6" office:value-type="float" office:value="0.000003814697265625" calcext:value-type="float">
            <text:p>0,000003814697</text:p>
          </table:table-cell>
          <table:table-cell table:formula="of:=[.A43]^7" office:value-type="float" office:value="0.000000476837158203125" calcext:value-type="float">
            <text:p>0,000000476837</text:p>
          </table:table-cell>
          <table:table-cell table:formula="of:=[.A43]^8" office:value-type="float" office:value="0.0000000596046447753906" calcext:value-type="float">
            <text:p>0,000000059605</text:p>
          </table:table-cell>
          <table:table-cell table:formula="of:=[.A43]^9" office:value-type="float" office:value="0.00000000745058059692383" calcext:value-type="float">
            <text:p>0,000000007451</text:p>
          </table:table-cell>
          <table:table-cell table:formula="of:=[.A43]^10" office:value-type="float" office:value="0.000000000931322574615479" calcext:value-type="float">
            <text:p>0,000000000931</text:p>
          </table:table-cell>
          <table:table-cell table:style-name="ce5" table:formula="of:=(2.718281^-([.A43]^2))" office:value-type="float" office:value="0.984496441693659" calcext:value-type="float">
            <text:p>0,984496441694</text:p>
          </table:table-cell>
          <table:table-cell table:formula="of:=([.A43]*[.K43])" office:value-type="float" office:value="0.123062055211707" calcext:value-type="float">
            <text:p>0,12306205521170700000</text:p>
          </table:table-cell>
          <table:table-cell table:formula="of:=[.B43]*[.K43]" office:value-type="float" office:value="0.0153827569014634" calcext:value-type="float">
            <text:p>0,0153827569</text:p>
          </table:table-cell>
          <table:table-cell table:formula="of:=[.C43]*[.K43]" office:value-type="float" office:value="0.00192284461268293" calcext:value-type="float">
            <text:p>0,0019228446</text:p>
          </table:table-cell>
          <table:table-cell table:formula="of:=[.D43]*[.K43]" office:value-type="float" office:value="0.000240355576585366" calcext:value-type="float">
            <text:p>0,0002403556</text:p>
          </table:table-cell>
        </table:table-row>
        <table:table-row table:style-name="ro1">
          <table:table-cell table:style-name="ce2" office:value-type="float" office:value="0.25" calcext:value-type="float">
            <text:p>0,25</text:p>
          </table:table-cell>
          <table:table-cell table:style-name="ce5" table:formula="of:=[.A44] ^2" office:value-type="float" office:value="0.0625" calcext:value-type="float">
            <text:p>0,062500000000</text:p>
          </table:table-cell>
          <table:table-cell table:style-name="ce5" table:formula="of:=[.A44] ^ 3" office:value-type="float" office:value="0.015625" calcext:value-type="float">
            <text:p>0,015625000000</text:p>
          </table:table-cell>
          <table:table-cell table:style-name="ce5" table:formula="of:=[.A44] ^ 4" office:value-type="float" office:value="0.00390625" calcext:value-type="float">
            <text:p>0,003906250000</text:p>
          </table:table-cell>
          <table:table-cell table:style-name="ce5" table:formula="of:=[.A44] ^ 5" office:value-type="float" office:value="0.0009765625" calcext:value-type="float">
            <text:p>0,000976562500</text:p>
          </table:table-cell>
          <table:table-cell table:formula="of:=[.A44]^6" office:value-type="float" office:value="0.000244140625" calcext:value-type="float">
            <text:p>0,000244140625</text:p>
          </table:table-cell>
          <table:table-cell table:formula="of:=[.A44]^7" office:value-type="float" office:value="0.00006103515625" calcext:value-type="float">
            <text:p>0,000061035156</text:p>
          </table:table-cell>
          <table:table-cell table:formula="of:=[.A44]^8" office:value-type="float" office:value="0.0000152587890625" calcext:value-type="float">
            <text:p>0,000015258789</text:p>
          </table:table-cell>
          <table:table-cell table:formula="of:=[.A44]^9" office:value-type="float" office:value="0.000003814697265625" calcext:value-type="float">
            <text:p>0,000003814697</text:p>
          </table:table-cell>
          <table:table-cell table:formula="of:=[.A44]^10" office:value-type="float" office:value="0.00000095367431640625" calcext:value-type="float">
            <text:p>0,000000953674</text:p>
          </table:table-cell>
          <table:table-cell table:style-name="ce5" table:formula="of:=(2.718281^-([.A44]^2))" office:value-type="float" office:value="0.939413080707715" calcext:value-type="float">
            <text:p>0,939413080708</text:p>
          </table:table-cell>
          <table:table-cell table:formula="of:=([.A44]*[.K44])" office:value-type="float" office:value="0.234853270176929" calcext:value-type="float">
            <text:p>0,23485327017692900000</text:p>
          </table:table-cell>
          <table:table-cell table:formula="of:=[.B44]*[.K44]" office:value-type="float" office:value="0.0587133175442322" calcext:value-type="float">
            <text:p>0,0587133175</text:p>
          </table:table-cell>
          <table:table-cell table:formula="of:=[.C44]*[.K44]" office:value-type="float" office:value="0.0146783293860581" calcext:value-type="float">
            <text:p>0,0146783294</text:p>
          </table:table-cell>
          <table:table-cell table:formula="of:=[.D44]*[.K44]" office:value-type="float" office:value="0.00366958234651451" calcext:value-type="float">
            <text:p>0,0036695823</text:p>
          </table:table-cell>
        </table:table-row>
        <table:table-row table:style-name="ro1">
          <table:table-cell table:style-name="ce2" office:value-type="float" office:value="0.375" calcext:value-type="float">
            <text:p>0,375</text:p>
          </table:table-cell>
          <table:table-cell table:style-name="ce5" table:formula="of:=[.A45] ^2" office:value-type="float" office:value="0.140625" calcext:value-type="float">
            <text:p>0,140625000000</text:p>
          </table:table-cell>
          <table:table-cell table:style-name="ce5" table:formula="of:=[.A45] ^ 3" office:value-type="float" office:value="0.052734375" calcext:value-type="float">
            <text:p>0,052734375000</text:p>
          </table:table-cell>
          <table:table-cell table:style-name="ce5" table:formula="of:=[.A45] ^ 4" office:value-type="float" office:value="0.019775390625" calcext:value-type="float">
            <text:p>0,019775390625</text:p>
          </table:table-cell>
          <table:table-cell table:style-name="ce5" table:formula="of:=[.A45] ^ 5" office:value-type="float" office:value="0.007415771484375" calcext:value-type="float">
            <text:p>0,007415771484</text:p>
          </table:table-cell>
          <table:table-cell table:formula="of:=[.A45]^6" office:value-type="float" office:value="0.00278091430664062" calcext:value-type="float">
            <text:p>0,002780914307</text:p>
          </table:table-cell>
          <table:table-cell table:formula="of:=[.A45]^7" office:value-type="float" office:value="0.00104284286499023" calcext:value-type="float">
            <text:p>0,001042842865</text:p>
          </table:table-cell>
          <table:table-cell table:formula="of:=[.A45]^8" office:value-type="float" office:value="0.000391066074371338" calcext:value-type="float">
            <text:p>0,000391066074</text:p>
          </table:table-cell>
          <table:table-cell table:formula="of:=[.A45]^9" office:value-type="float" office:value="0.000146649777889252" calcext:value-type="float">
            <text:p>0,000146649778</text:p>
          </table:table-cell>
          <table:table-cell table:formula="of:=[.A45]^10" office:value-type="float" office:value="0.0000549936667084694" calcext:value-type="float">
            <text:p>0,000054993667</text:p>
          </table:table-cell>
          <table:table-cell table:style-name="ce5" table:formula="of:=(2.718281^-([.A45]^2))" office:value-type="float" office:value="0.868815093499142" calcext:value-type="float">
            <text:p>0,868815093499</text:p>
          </table:table-cell>
          <table:table-cell table:formula="of:=([.A45]*[.K45])" office:value-type="float" office:value="0.325805660062178" calcext:value-type="float">
            <text:p>0,32580566006217800000</text:p>
          </table:table-cell>
          <table:table-cell table:formula="of:=[.B45]*[.K45]" office:value-type="float" office:value="0.122177122523317" calcext:value-type="float">
            <text:p>0,1221771225</text:p>
          </table:table-cell>
          <table:table-cell table:formula="of:=[.C45]*[.K45]" office:value-type="float" office:value="0.0458164209462438" calcext:value-type="float">
            <text:p>0,0458164209</text:p>
          </table:table-cell>
          <table:table-cell table:formula="of:=[.D45]*[.K45]" office:value-type="float" office:value="0.0171811578548414" calcext:value-type="float">
            <text:p>0,0171811579</text:p>
          </table:table-cell>
        </table:table-row>
        <table:table-row table:style-name="ro1">
          <table:table-cell table:style-name="ce2" office:value-type="float" office:value="0.5" calcext:value-type="float">
            <text:p>0,5</text:p>
          </table:table-cell>
          <table:table-cell table:style-name="ce5" table:formula="of:=[.A46] ^2" office:value-type="float" office:value="0.25" calcext:value-type="float">
            <text:p>0,250000000000</text:p>
          </table:table-cell>
          <table:table-cell table:style-name="ce5" table:formula="of:=[.A46] ^ 3" office:value-type="float" office:value="0.125" calcext:value-type="float">
            <text:p>0,125000000000</text:p>
          </table:table-cell>
          <table:table-cell table:style-name="ce5" table:formula="of:=[.A46] ^ 4" office:value-type="float" office:value="0.0625" calcext:value-type="float">
            <text:p>0,062500000000</text:p>
          </table:table-cell>
          <table:table-cell table:style-name="ce5" table:formula="of:=[.A46] ^ 5" office:value-type="float" office:value="0.03125" calcext:value-type="float">
            <text:p>0,031250000000</text:p>
          </table:table-cell>
          <table:table-cell table:formula="of:=[.A46]^6" office:value-type="float" office:value="0.015625" calcext:value-type="float">
            <text:p>0,015625000000</text:p>
          </table:table-cell>
          <table:table-cell table:formula="of:=[.A46]^7" office:value-type="float" office:value="0.0078125" calcext:value-type="float">
            <text:p>0,007812500000</text:p>
          </table:table-cell>
          <table:table-cell table:formula="of:=[.A46]^8" office:value-type="float" office:value="0.00390625" calcext:value-type="float">
            <text:p>0,003906250000</text:p>
          </table:table-cell>
          <table:table-cell table:formula="of:=[.A46]^9" office:value-type="float" office:value="0.001953125" calcext:value-type="float">
            <text:p>0,001953125000</text:p>
          </table:table-cell>
          <table:table-cell table:formula="of:=[.A46]^10" office:value-type="float" office:value="0.0009765625" calcext:value-type="float">
            <text:p>0,000976562500</text:p>
          </table:table-cell>
          <table:table-cell table:style-name="ce5" table:formula="of:=(2.718281^-([.A46]^2))" office:value-type="float" office:value="0.778800842410789" calcext:value-type="float">
            <text:p>0,778800842411</text:p>
          </table:table-cell>
          <table:table-cell table:formula="of:=([.A46]*[.K46])" office:value-type="float" office:value="0.389400421205394" calcext:value-type="float">
            <text:p>0,38940042120539400000</text:p>
          </table:table-cell>
          <table:table-cell table:formula="of:=[.B46]*[.K46]" office:value-type="float" office:value="0.194700210602697" calcext:value-type="float">
            <text:p>0,1947002106</text:p>
          </table:table-cell>
          <table:table-cell table:formula="of:=[.C46]*[.K46]" office:value-type="float" office:value="0.0973501053013486" calcext:value-type="float">
            <text:p>0,0973501053</text:p>
          </table:table-cell>
          <table:table-cell table:formula="of:=[.D46]*[.K46]" office:value-type="float" office:value="0.0486750526506743" calcext:value-type="float">
            <text:p>0,0486750527</text:p>
          </table:table-cell>
        </table:table-row>
        <table:table-row table:style-name="ro1">
          <table:table-cell table:style-name="ce2" office:value-type="float" office:value="0.625" calcext:value-type="float">
            <text:p>0,625</text:p>
          </table:table-cell>
          <table:table-cell table:style-name="ce5" table:formula="of:=[.A47] ^2" office:value-type="float" office:value="0.390625" calcext:value-type="float">
            <text:p>0,390625000000</text:p>
          </table:table-cell>
          <table:table-cell table:style-name="ce5" table:formula="of:=[.A47] ^ 3" office:value-type="float" office:value="0.244140625" calcext:value-type="float">
            <text:p>0,244140625000</text:p>
          </table:table-cell>
          <table:table-cell table:style-name="ce5" table:formula="of:=[.A47] ^ 4" office:value-type="float" office:value="0.152587890625" calcext:value-type="float">
            <text:p>0,152587890625</text:p>
          </table:table-cell>
          <table:table-cell table:style-name="ce5" table:formula="of:=[.A47] ^ 5" office:value-type="float" office:value="0.095367431640625" calcext:value-type="float">
            <text:p>0,095367431641</text:p>
          </table:table-cell>
          <table:table-cell table:formula="of:=[.A47]^6" office:value-type="float" office:value="0.0596046447753906" calcext:value-type="float">
            <text:p>0,059604644775</text:p>
          </table:table-cell>
          <table:table-cell table:formula="of:=[.A47]^7" office:value-type="float" office:value="0.0372529029846191" calcext:value-type="float">
            <text:p>0,037252902985</text:p>
          </table:table-cell>
          <table:table-cell table:formula="of:=[.A47]^8" office:value-type="float" office:value="0.023283064365387" calcext:value-type="float">
            <text:p>0,023283064365</text:p>
          </table:table-cell>
          <table:table-cell table:formula="of:=[.A47]^9" office:value-type="float" office:value="0.0145519152283669" calcext:value-type="float">
            <text:p>0,014551915228</text:p>
          </table:table-cell>
          <table:table-cell table:formula="of:=[.A47]^10" office:value-type="float" office:value="0.00909494701772928" calcext:value-type="float">
            <text:p>0,009094947018</text:p>
          </table:table-cell>
          <table:table-cell table:style-name="ce5" table:formula="of:=(2.718281^-([.A47]^2))" office:value-type="float" office:value="0.67663392671634" calcext:value-type="float">
            <text:p>0,676633926716</text:p>
          </table:table-cell>
          <table:table-cell table:formula="of:=([.A47]*[.K47])" office:value-type="float" office:value="0.422896204197713" calcext:value-type="float">
            <text:p>0,42289620419771300000</text:p>
          </table:table-cell>
          <table:table-cell table:formula="of:=[.B47]*[.K47]" office:value-type="float" office:value="0.26431012762357" calcext:value-type="float">
            <text:p>0,2643101276</text:p>
          </table:table-cell>
          <table:table-cell table:formula="of:=[.C47]*[.K47]" office:value-type="float" office:value="0.165193829764732" calcext:value-type="float">
            <text:p>0,1651938298</text:p>
          </table:table-cell>
          <table:table-cell table:formula="of:=[.D47]*[.K47]" office:value-type="float" office:value="0.103246143602957" calcext:value-type="float">
            <text:p>0,1032461436</text:p>
          </table:table-cell>
        </table:table-row>
        <table:table-row table:style-name="ro1">
          <table:table-cell table:style-name="ce2" office:value-type="float" office:value="0.75" calcext:value-type="float">
            <text:p>0,75</text:p>
          </table:table-cell>
          <table:table-cell table:style-name="ce5" table:formula="of:=[.A48] ^2" office:value-type="float" office:value="0.5625" calcext:value-type="float">
            <text:p>0,562500000000</text:p>
          </table:table-cell>
          <table:table-cell table:style-name="ce5" table:formula="of:=[.A48] ^ 3" office:value-type="float" office:value="0.421875" calcext:value-type="float">
            <text:p>0,421875000000</text:p>
          </table:table-cell>
          <table:table-cell table:style-name="ce5" table:formula="of:=[.A48] ^ 4" office:value-type="float" office:value="0.31640625" calcext:value-type="float">
            <text:p>0,316406250000</text:p>
          </table:table-cell>
          <table:table-cell table:style-name="ce5" table:formula="of:=[.A48] ^ 5" office:value-type="float" office:value="0.2373046875" calcext:value-type="float">
            <text:p>0,237304687500</text:p>
          </table:table-cell>
          <table:table-cell table:formula="of:=[.A48]^6" office:value-type="float" office:value="0.177978515625" calcext:value-type="float">
            <text:p>0,177978515625</text:p>
          </table:table-cell>
          <table:table-cell table:formula="of:=[.A48]^7" office:value-type="float" office:value="0.13348388671875" calcext:value-type="float">
            <text:p>0,133483886719</text:p>
          </table:table-cell>
          <table:table-cell table:formula="of:=[.A48]^8" office:value-type="float" office:value="0.100112915039063" calcext:value-type="float">
            <text:p>0,100112915039</text:p>
          </table:table-cell>
          <table:table-cell table:formula="of:=[.A48]^9" office:value-type="float" office:value="0.0750846862792969" calcext:value-type="float">
            <text:p>0,075084686279</text:p>
          </table:table-cell>
          <table:table-cell table:formula="of:=[.A48]^10" office:value-type="float" office:value="0.0563135147094727" calcext:value-type="float">
            <text:p>0,056313514709</text:p>
          </table:table-cell>
          <table:table-cell table:style-name="ce5" table:formula="of:=(2.718281^-([.A48]^2))" office:value-type="float" office:value="0.569782922411574" calcext:value-type="float">
            <text:p>0,569782922412</text:p>
          </table:table-cell>
          <table:table-cell table:formula="of:=([.A48]*[.K48])" office:value-type="float" office:value="0.427337191808681" calcext:value-type="float">
            <text:p>0,42733719180868100000</text:p>
          </table:table-cell>
          <table:table-cell table:formula="of:=[.B48]*[.K48]" office:value-type="float" office:value="0.32050289385651" calcext:value-type="float">
            <text:p>0,3205028939</text:p>
          </table:table-cell>
          <table:table-cell table:formula="of:=[.C48]*[.K48]" office:value-type="float" office:value="0.240377170392383" calcext:value-type="float">
            <text:p>0,2403771704</text:p>
          </table:table-cell>
          <table:table-cell table:formula="of:=[.D48]*[.K48]" office:value-type="float" office:value="0.180282877794287" calcext:value-type="float">
            <text:p>0,1802828778</text:p>
          </table:table-cell>
        </table:table-row>
        <table:table-row table:style-name="ro1">
          <table:table-cell table:style-name="ce2" office:value-type="float" office:value="0.875" calcext:value-type="float">
            <text:p>0,875</text:p>
          </table:table-cell>
          <table:table-cell table:style-name="ce5" table:formula="of:=[.A49] ^2" office:value-type="float" office:value="0.765625" calcext:value-type="float">
            <text:p>0,765625000000</text:p>
          </table:table-cell>
          <table:table-cell table:style-name="ce5" table:formula="of:=[.A49] ^ 3" office:value-type="float" office:value="0.669921875" calcext:value-type="float">
            <text:p>0,669921875000</text:p>
          </table:table-cell>
          <table:table-cell table:style-name="ce5" table:formula="of:=[.A49] ^ 4" office:value-type="float" office:value="0.586181640625" calcext:value-type="float">
            <text:p>0,586181640625</text:p>
          </table:table-cell>
          <table:table-cell table:style-name="ce5" table:formula="of:=[.A49] ^ 5" office:value-type="float" office:value="0.512908935546875" calcext:value-type="float">
            <text:p>0,512908935547</text:p>
          </table:table-cell>
          <table:table-cell table:formula="of:=[.A49]^6" office:value-type="float" office:value="0.448795318603516" calcext:value-type="float">
            <text:p>0,448795318604</text:p>
          </table:table-cell>
          <table:table-cell table:formula="of:=[.A49]^7" office:value-type="float" office:value="0.392695903778076" calcext:value-type="float">
            <text:p>0,392695903778</text:p>
          </table:table-cell>
          <table:table-cell table:formula="of:=[.A49]^8" office:value-type="float" office:value="0.343608915805817" calcext:value-type="float">
            <text:p>0,343608915806</text:p>
          </table:table-cell>
          <table:table-cell table:formula="of:=[.A49]^9" office:value-type="float" office:value="0.30065780133009" calcext:value-type="float">
            <text:p>0,300657801330</text:p>
          </table:table-cell>
          <table:table-cell table:formula="of:=[.A49]^10" office:value-type="float" office:value="0.263075576163828" calcext:value-type="float">
            <text:p>0,263075576164</text:p>
          </table:table-cell>
          <table:table-cell table:style-name="ce5" table:formula="of:=(2.718281^-([.A49]^2))" office:value-type="float" office:value="0.465043296648131" calcext:value-type="float">
            <text:p>0,465043296648</text:p>
          </table:table-cell>
          <table:table-cell table:formula="of:=([.A49]*[.K49])" office:value-type="float" office:value="0.406912884567115" calcext:value-type="float">
            <text:p>0,40691288456711500000</text:p>
          </table:table-cell>
          <table:table-cell table:formula="of:=[.B49]*[.K49]" office:value-type="float" office:value="0.356048773996225" calcext:value-type="float">
            <text:p>0,356048774</text:p>
          </table:table-cell>
          <table:table-cell table:formula="of:=[.C49]*[.K49]" office:value-type="float" office:value="0.311542677246697" calcext:value-type="float">
            <text:p>0,3115426772</text:p>
          </table:table-cell>
          <table:table-cell table:formula="of:=[.D49]*[.K49]" office:value-type="float" office:value="0.27259984259086" calcext:value-type="float">
            <text:p>0,2725998426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table:formula="of:=[.A50] ^2" office:value-type="float" office:value="1" calcext:value-type="float">
            <text:p>1,000000000000</text:p>
          </table:table-cell>
          <table:table-cell table:style-name="ce5" table:formula="of:=[.A50] ^ 3" office:value-type="float" office:value="1" calcext:value-type="float">
            <text:p>1,000000000000</text:p>
          </table:table-cell>
          <table:table-cell table:style-name="ce5" table:formula="of:=[.A50] ^ 4" office:value-type="float" office:value="1" calcext:value-type="float">
            <text:p>1,000000000000</text:p>
          </table:table-cell>
          <table:table-cell table:style-name="ce5" table:formula="of:=[.A50] ^ 5" office:value-type="float" office:value="1" calcext:value-type="float">
            <text:p>1,000000000000</text:p>
          </table:table-cell>
          <table:table-cell table:formula="of:=[.A50]^6" office:value-type="float" office:value="1" calcext:value-type="float">
            <text:p>1,000000000000</text:p>
          </table:table-cell>
          <table:table-cell table:formula="of:=[.A50]^7" office:value-type="float" office:value="1" calcext:value-type="float">
            <text:p>1,000000000000</text:p>
          </table:table-cell>
          <table:table-cell table:formula="of:=[.A50]^8" office:value-type="float" office:value="1" calcext:value-type="float">
            <text:p>1,000000000000</text:p>
          </table:table-cell>
          <table:table-cell table:formula="of:=[.A50]^9" office:value-type="float" office:value="1" calcext:value-type="float">
            <text:p>1,000000000000</text:p>
          </table:table-cell>
          <table:table-cell table:formula="of:=[.A50]^10" office:value-type="float" office:value="1" calcext:value-type="float">
            <text:p>1,000000000000</text:p>
          </table:table-cell>
          <table:table-cell table:style-name="ce5" table:formula="of:=(2.718281^-([.A50]^2))" office:value-type="float" office:value="0.367879553291216" calcext:value-type="float">
            <text:p>0,367879553291</text:p>
          </table:table-cell>
          <table:table-cell table:formula="of:=([.A50]*[.K50])" office:value-type="float" office:value="0.367879553291216" calcext:value-type="float">
            <text:p>0,36787955329121600000</text:p>
          </table:table-cell>
          <table:table-cell table:formula="of:=[.B50]*[.K50]" office:value-type="float" office:value="0.367879553291216" calcext:value-type="float">
            <text:p>0,3678795533</text:p>
          </table:table-cell>
          <table:table-cell table:formula="of:=[.C50]*[.K50]" office:value-type="float" office:value="0.367879553291216" calcext:value-type="float">
            <text:p>0,3678795533</text:p>
          </table:table-cell>
          <table:table-cell table:formula="of:=[.D50]*[.K50]" office:value-type="float" office:value="0.367879553291216" calcext:value-type="float">
            <text:p>0,3678795533</text:p>
          </table:table-cell>
        </table:table-row>
        <table:table-row table:style-name="ro1">
          <table:table-cell table:style-name="ce2" office:value-type="float" office:value="1.125" calcext:value-type="float">
            <text:p>1,125</text:p>
          </table:table-cell>
          <table:table-cell table:style-name="ce5" table:formula="of:=[.A51] ^2" office:value-type="float" office:value="1.265625" calcext:value-type="float">
            <text:p>1,265625000000</text:p>
          </table:table-cell>
          <table:table-cell table:style-name="ce5" table:formula="of:=[.A51] ^ 3" office:value-type="float" office:value="1.423828125" calcext:value-type="float">
            <text:p>1,423828125000</text:p>
          </table:table-cell>
          <table:table-cell table:style-name="ce5" table:formula="of:=[.A51] ^ 4" office:value-type="float" office:value="1.601806640625" calcext:value-type="float">
            <text:p>1,601806640625</text:p>
          </table:table-cell>
          <table:table-cell table:style-name="Default" table:number-columns-repeated="6"/>
          <table:table-cell table:style-name="ce5" table:formula="of:=(2.718281^-([.A51]^2))" office:value-type="float" office:value="0.282063060493542" calcext:value-type="float">
            <text:p>0,282063060494</text:p>
          </table:table-cell>
          <table:table-cell table:style-name="Default" table:number-columns-repeated="4"/>
        </table:table-row>
        <table:table-row table:style-name="ro1">
          <table:table-cell table:style-name="ce2" office:value-type="float" office:value="1.25" calcext:value-type="float">
            <text:p>1,25</text:p>
          </table:table-cell>
          <table:table-cell table:style-name="ce5" table:formula="of:=[.A52] ^2" office:value-type="float" office:value="1.5625" calcext:value-type="float">
            <text:p>1,562500000000</text:p>
          </table:table-cell>
          <table:table-cell table:style-name="ce5" table:formula="of:=[.A52] ^ 3" office:value-type="float" office:value="1.953125" calcext:value-type="float">
            <text:p>1,953125000000</text:p>
          </table:table-cell>
          <table:table-cell table:style-name="ce5" table:formula="of:=[.A52] ^ 4" office:value-type="float" office:value="2.44140625" calcext:value-type="float">
            <text:p>2,441406250000</text:p>
          </table:table-cell>
          <table:table-cell table:number-columns-repeated="6"/>
          <table:table-cell table:style-name="ce5" table:formula="of:=(2.718281^-([.A52]^2))" office:value-type="float" office:value="0.209611486969733" calcext:value-type="float">
            <text:p>0,209611486970</text:p>
          </table:table-cell>
          <table:table-cell table:number-columns-repeated="4"/>
        </table:table-row>
        <table:table-row table:style-name="ro1">
          <table:table-cell table:style-name="ce2" office:value-type="float" office:value="1.375" calcext:value-type="float">
            <text:p>1,375</text:p>
          </table:table-cell>
          <table:table-cell table:style-name="ce5" table:formula="of:=[.A53] ^2" office:value-type="float" office:value="1.890625" calcext:value-type="float">
            <text:p>1,890625000000</text:p>
          </table:table-cell>
          <table:table-cell table:style-name="ce5" table:formula="of:=[.A53] ^ 3" office:value-type="float" office:value="2.599609375" calcext:value-type="float">
            <text:p>2,599609375000</text:p>
          </table:table-cell>
          <table:table-cell table:style-name="ce5" table:formula="of:=[.A53] ^ 4" office:value-type="float" office:value="3.574462890625" calcext:value-type="float">
            <text:p>3,574462890625</text:p>
          </table:table-cell>
          <table:table-cell table:number-columns-repeated="6"/>
          <table:table-cell table:style-name="ce5" table:formula="of:=(2.718281^-([.A53]^2))" office:value-type="float" office:value="0.150977505450885" calcext:value-type="float">
            <text:p>0,150977505451</text:p>
          </table:table-cell>
          <table:table-cell table:number-columns-repeated="4"/>
        </table:table-row>
        <table:table-row table:style-name="ro1">
          <table:table-cell table:style-name="ce2" office:value-type="float" office:value="1.5" calcext:value-type="float">
            <text:p>1,5</text:p>
          </table:table-cell>
          <table:table-cell table:style-name="ce5" table:formula="of:=[.A54] ^2" office:value-type="float" office:value="2.25" calcext:value-type="float">
            <text:p>2,250000000000</text:p>
          </table:table-cell>
          <table:table-cell table:style-name="ce5" table:formula="of:=[.A54] ^ 3" office:value-type="float" office:value="3.375" calcext:value-type="float">
            <text:p>3,375000000000</text:p>
          </table:table-cell>
          <table:table-cell table:style-name="ce5" table:formula="of:=[.A54] ^ 4" office:value-type="float" office:value="5.0625" calcext:value-type="float">
            <text:p>5,062500000000</text:p>
          </table:table-cell>
          <table:table-cell table:number-columns-repeated="6"/>
          <table:table-cell table:style-name="ce5" table:formula="of:=(2.718281^-([.A54]^2))" office:value-type="float" office:value="0.105399296838297" calcext:value-type="float">
            <text:p>0,105399296838</text:p>
          </table:table-cell>
          <table:table-cell table:number-columns-repeated="4"/>
        </table:table-row>
        <table:table-row table:style-name="ro1">
          <table:table-cell table:style-name="ce2" office:value-type="float" office:value="1.625" calcext:value-type="float">
            <text:p>1,625</text:p>
          </table:table-cell>
          <table:table-cell table:style-name="ce5" table:formula="of:=[.A55] ^2" office:value-type="float" office:value="2.640625" calcext:value-type="float">
            <text:p>2,640625000000</text:p>
          </table:table-cell>
          <table:table-cell table:style-name="ce5" table:formula="of:=[.A55] ^ 3" office:value-type="float" office:value="4.291015625" calcext:value-type="float">
            <text:p>4,291015625000</text:p>
          </table:table-cell>
          <table:table-cell table:style-name="ce5" table:formula="of:=[.A55] ^ 4" office:value-type="float" office:value="6.972900390625" calcext:value-type="float">
            <text:p>6,972900390625</text:p>
          </table:table-cell>
          <table:table-cell table:number-columns-repeated="6"/>
          <table:table-cell table:style-name="ce5" table:formula="of:=(2.718281^-([.A55]^2))" office:value-type="float" office:value="0.0713167400928383" calcext:value-type="float">
            <text:p>0,071316740093</text:p>
          </table:table-cell>
          <table:table-cell table:number-columns-repeated="4"/>
        </table:table-row>
        <table:table-row table:style-name="ro1">
          <table:table-cell table:style-name="ce2" office:value-type="float" office:value="1.75" calcext:value-type="float">
            <text:p>1,75</text:p>
          </table:table-cell>
          <table:table-cell table:style-name="ce5" table:formula="of:=[.A56] ^2" office:value-type="float" office:value="3.0625" calcext:value-type="float">
            <text:p>3,062500000000</text:p>
          </table:table-cell>
          <table:table-cell table:style-name="ce5" table:formula="of:=[.A56] ^ 3" office:value-type="float" office:value="5.359375" calcext:value-type="float">
            <text:p>5,359375000000</text:p>
          </table:table-cell>
          <table:table-cell table:style-name="ce5" table:formula="of:=[.A56] ^ 4" office:value-type="float" office:value="9.37890625" calcext:value-type="float">
            <text:p>9,378906250000</text:p>
          </table:table-cell>
          <table:table-cell table:number-columns-repeated="6"/>
          <table:table-cell table:style-name="ce5" table:formula="of:=(2.718281^-([.A56]^2))" office:value-type="float" office:value="0.0467706660381634" calcext:value-type="float">
            <text:p>0,046770666038</text:p>
          </table:table-cell>
          <table:table-cell table:number-columns-repeated="4"/>
        </table:table-row>
        <table:table-row table:style-name="ro1">
          <table:table-cell table:style-name="ce2" office:value-type="float" office:value="1.875" calcext:value-type="float">
            <text:p>1,875</text:p>
          </table:table-cell>
          <table:table-cell table:style-name="ce5" table:formula="of:=[.A57] ^2" office:value-type="float" office:value="3.515625" calcext:value-type="float">
            <text:p>3,515625000000</text:p>
          </table:table-cell>
          <table:table-cell table:style-name="ce5" table:formula="of:=[.A57] ^ 3" office:value-type="float" office:value="6.591796875" calcext:value-type="float">
            <text:p>6,591796875000</text:p>
          </table:table-cell>
          <table:table-cell table:style-name="ce5" table:formula="of:=[.A57] ^ 4" office:value-type="float" office:value="12.359619140625" calcext:value-type="float">
            <text:p>12,359619140625</text:p>
          </table:table-cell>
          <table:table-cell table:number-columns-repeated="6"/>
          <table:table-cell table:style-name="ce5" table:formula="of:=(2.718281^-([.A57]^2))" office:value-type="float" office:value="0.0297292482400774" calcext:value-type="float">
            <text:p>0,029729248240</text:p>
          </table:table-cell>
          <table:table-cell table:number-columns-repeated="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table:formula="of:=[.A58] ^2" office:value-type="float" office:value="4" calcext:value-type="float">
            <text:p>4,000000000000</text:p>
          </table:table-cell>
          <table:table-cell table:style-name="ce5" table:formula="of:=[.A58] ^ 3" office:value-type="float" office:value="8" calcext:value-type="float">
            <text:p>8,000000000000</text:p>
          </table:table-cell>
          <table:table-cell table:style-name="ce5" table:formula="of:=[.A58] ^ 4" office:value-type="float" office:value="16" calcext:value-type="float">
            <text:p>16,000000000000</text:p>
          </table:table-cell>
          <table:table-cell table:number-columns-repeated="6"/>
          <table:table-cell table:style-name="ce5" table:formula="of:=(2.718281^-([.A58]^2))" office:value-type="float" office:value="0.0183156612172037" calcext:value-type="float">
            <text:p>0,018315661217</text:p>
          </table:table-cell>
          <table:table-cell table:number-columns-repeated="4"/>
        </table:table-row>
        <table:table-row table:style-name="ro1">
          <table:table-cell table:style-name="ce2" office:value-type="float" office:value="2.125" calcext:value-type="float">
            <text:p>2,125</text:p>
          </table:table-cell>
          <table:table-cell table:style-name="ce5" table:formula="of:=[.A59] ^2" office:value-type="float" office:value="4.515625" calcext:value-type="float">
            <text:p>4,515625000000</text:p>
          </table:table-cell>
          <table:table-cell table:style-name="ce5" table:formula="of:=[.A59] ^ 3" office:value-type="float" office:value="9.595703125" calcext:value-type="float">
            <text:p>9,595703125000</text:p>
          </table:table-cell>
          <table:table-cell table:style-name="ce5" table:formula="of:=[.A59] ^ 4" office:value-type="float" office:value="20.390869140625" calcext:value-type="float">
            <text:p>20,390869140625</text:p>
          </table:table-cell>
          <table:table-cell table:number-columns-repeated="6"/>
          <table:table-cell table:style-name="ce5" table:formula="of:=(2.718281^-([.A59]^2))" office:value-type="float" office:value="0.0109367825622434" calcext:value-type="float">
            <text:p>0,010936782562</text:p>
          </table:table-cell>
          <table:table-cell table:number-columns-repeated="4"/>
        </table:table-row>
        <table:table-row table:style-name="ro1">
          <table:table-cell table:style-name="ce2" office:value-type="float" office:value="2.25" calcext:value-type="float">
            <text:p>2,25</text:p>
          </table:table-cell>
          <table:table-cell table:style-name="ce5" table:formula="of:=[.A60] ^2" office:value-type="float" office:value="5.0625" calcext:value-type="float">
            <text:p>5,062500000000</text:p>
          </table:table-cell>
          <table:table-cell table:style-name="ce5" table:formula="of:=[.A60] ^ 3" office:value-type="float" office:value="11.390625" calcext:value-type="float">
            <text:p>11,390625000000</text:p>
          </table:table-cell>
          <table:table-cell table:style-name="ce5" table:formula="of:=[.A60] ^ 4" office:value-type="float" office:value="25.62890625" calcext:value-type="float">
            <text:p>25,628906250000</text:p>
          </table:table-cell>
          <table:table-cell table:number-columns-repeated="6"/>
          <table:table-cell table:style-name="ce5" table:formula="of:=(2.718281^-([.A60]^2))" office:value-type="float" office:value="0.00632972519369859" calcext:value-type="float">
            <text:p>0,006329725194</text:p>
          </table:table-cell>
          <table:table-cell table:number-columns-repeated="4"/>
        </table:table-row>
        <table:table-row table:style-name="ro1">
          <table:table-cell table:style-name="ce2" office:value-type="float" office:value="2.375" calcext:value-type="float">
            <text:p>2,375</text:p>
          </table:table-cell>
          <table:table-cell table:style-name="ce5" table:formula="of:=[.A61] ^2" office:value-type="float" office:value="5.640625" calcext:value-type="float">
            <text:p>5,640625000000</text:p>
          </table:table-cell>
          <table:table-cell table:style-name="ce5" table:formula="of:=[.A61] ^ 3" office:value-type="float" office:value="13.396484375" calcext:value-type="float">
            <text:p>13,396484375000</text:p>
          </table:table-cell>
          <table:table-cell table:style-name="ce5" table:formula="of:=[.A61] ^ 4" office:value-type="float" office:value="31.816650390625" calcext:value-type="float">
            <text:p>31,816650390625</text:p>
          </table:table-cell>
          <table:table-cell table:number-columns-repeated="6"/>
          <table:table-cell table:style-name="ce5" table:formula="of:=(2.718281^-([.A61]^2))" office:value-type="float" office:value="0.00355065466120589" calcext:value-type="float">
            <text:p>0,003550654661</text:p>
          </table:table-cell>
          <table:table-cell table:number-columns-repeated="4"/>
        </table:table-row>
        <table:table-row table:style-name="ro1">
          <table:table-cell table:style-name="ce2" office:value-type="float" office:value="2.5" calcext:value-type="float">
            <text:p>2,5</text:p>
          </table:table-cell>
          <table:table-cell table:style-name="ce5" table:formula="of:=[.A62] ^2" office:value-type="float" office:value="6.25" calcext:value-type="float">
            <text:p>6,250000000000</text:p>
          </table:table-cell>
          <table:table-cell table:style-name="ce5" table:formula="of:=[.A62] ^ 3" office:value-type="float" office:value="15.625" calcext:value-type="float">
            <text:p>15,625000000000</text:p>
          </table:table-cell>
          <table:table-cell table:style-name="ce5" table:formula="of:=[.A62] ^ 4" office:value-type="float" office:value="39.0625" calcext:value-type="float">
            <text:p>39,062500000000</text:p>
          </table:table-cell>
          <table:table-cell table:number-columns-repeated="6"/>
          <table:table-cell table:style-name="ce5" table:formula="of:=(2.718281^-([.A62]^2))" office:value-type="float" office:value="0.00193045781342175" calcext:value-type="float">
            <text:p>0,001930457813</text:p>
          </table:table-cell>
          <table:table-cell table:number-columns-repeated="4"/>
        </table:table-row>
        <table:table-row table:style-name="ro1">
          <table:table-cell table:style-name="ce2" office:value-type="float" office:value="2.625" calcext:value-type="float">
            <text:p>2,625</text:p>
          </table:table-cell>
          <table:table-cell table:style-name="ce5" table:formula="of:=[.A63] ^2" office:value-type="float" office:value="6.890625" calcext:value-type="float">
            <text:p>6,890625000000</text:p>
          </table:table-cell>
          <table:table-cell table:style-name="ce5" table:formula="of:=[.A63] ^ 3" office:value-type="float" office:value="18.087890625" calcext:value-type="float">
            <text:p>18,087890625000</text:p>
          </table:table-cell>
          <table:table-cell table:style-name="ce5" table:formula="of:=[.A63] ^ 4" office:value-type="float" office:value="47.480712890625" calcext:value-type="float">
            <text:p>47,480712890625</text:p>
          </table:table-cell>
          <table:table-cell table:number-columns-repeated="6"/>
          <table:table-cell table:style-name="ce5" table:formula="of:=(2.718281^-([.A63]^2))" office:value-type="float" office:value="0.00101727997997887" calcext:value-type="float">
            <text:p>0,001017279980</text:p>
          </table:table-cell>
          <table:table-cell table:number-columns-repeated="4"/>
        </table:table-row>
        <table:table-row table:style-name="ro1">
          <table:table-cell table:style-name="ce2" office:value-type="float" office:value="2.75" calcext:value-type="float">
            <text:p>2,75</text:p>
          </table:table-cell>
          <table:table-cell table:style-name="ce5" table:formula="of:=[.A64] ^2" office:value-type="float" office:value="7.5625" calcext:value-type="float">
            <text:p>7,562500000000</text:p>
          </table:table-cell>
          <table:table-cell table:style-name="ce5" table:formula="of:=[.A64] ^ 3" office:value-type="float" office:value="20.796875" calcext:value-type="float">
            <text:p>20,796875000000</text:p>
          </table:table-cell>
          <table:table-cell table:style-name="ce5" table:formula="of:=[.A64] ^ 4" office:value-type="float" office:value="57.19140625" calcext:value-type="float">
            <text:p>57,191406250000</text:p>
          </table:table-cell>
          <table:table-cell table:number-columns-repeated="6"/>
          <table:table-cell table:style-name="ce5" table:formula="of:=(2.718281^-([.A64]^2))" office:value-type="float" office:value="0.00051957587969613" calcext:value-type="float">
            <text:p>0,000519575880</text:p>
          </table:table-cell>
          <table:table-cell table:number-columns-repeated="4"/>
        </table:table-row>
        <table:table-row table:style-name="ro1">
          <table:table-cell table:style-name="ce2" office:value-type="float" office:value="2.875" calcext:value-type="float">
            <text:p>2,875</text:p>
          </table:table-cell>
          <table:table-cell table:style-name="ce5" table:formula="of:=[.A65] ^2" office:value-type="float" office:value="8.265625" calcext:value-type="float">
            <text:p>8,265625000000</text:p>
          </table:table-cell>
          <table:table-cell table:style-name="ce5" table:formula="of:=[.A65] ^ 3" office:value-type="float" office:value="23.763671875" calcext:value-type="float">
            <text:p>23,763671875000</text:p>
          </table:table-cell>
          <table:table-cell table:style-name="ce5" table:formula="of:=[.A65] ^ 4" office:value-type="float" office:value="68.320556640625" calcext:value-type="float">
            <text:p>68,320556640625</text:p>
          </table:table-cell>
          <table:table-cell table:number-columns-repeated="6"/>
          <table:table-cell table:style-name="ce5" table:formula="of:=(2.718281^-([.A65]^2))" office:value-type="float" office:value="0.000257208766744775" calcext:value-type="float">
            <text:p>0,000257208767</text:p>
          </table:table-cell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table:formula="of:=[.A66] ^2" office:value-type="float" office:value="9" calcext:value-type="float">
            <text:p>9,000000000000</text:p>
          </table:table-cell>
          <table:table-cell table:style-name="ce5" table:formula="of:=[.A66] ^ 3" office:value-type="float" office:value="27" calcext:value-type="float">
            <text:p>27,000000000000</text:p>
          </table:table-cell>
          <table:table-cell table:style-name="ce5" table:formula="of:=[.A66] ^ 4" office:value-type="float" office:value="81" calcext:value-type="float">
            <text:p>81,000000000000</text:p>
          </table:table-cell>
          <table:table-cell table:number-columns-repeated="6"/>
          <table:table-cell table:style-name="ce5" table:formula="of:=(2.718281^-([.A66]^2))" office:value-type="float" office:value="0.000123410142595038" calcext:value-type="float">
            <text:p>0,000123410143</text:p>
          </table:table-cell>
          <table:table-cell table:number-columns-repeated="4"/>
        </table:table-row>
        <table:table-row table:style-name="ro1">
          <table:table-cell table:style-name="ce2" office:value-type="float" office:value="3.125" calcext:value-type="float">
            <text:p>3,125</text:p>
          </table:table-cell>
          <table:table-cell table:style-name="ce5" table:formula="of:=[.A67] ^2" office:value-type="float" office:value="9.765625" calcext:value-type="float">
            <text:p>9,765625000000</text:p>
          </table:table-cell>
          <table:table-cell table:style-name="ce5" table:formula="of:=[.A67] ^ 3" office:value-type="float" office:value="30.517578125" calcext:value-type="float">
            <text:p>30,517578125000</text:p>
          </table:table-cell>
          <table:table-cell table:style-name="ce5" table:formula="of:=[.A67] ^ 4" office:value-type="float" office:value="95.367431640625" calcext:value-type="float">
            <text:p>95,367431640625</text:p>
          </table:table-cell>
          <table:table-cell table:number-columns-repeated="6"/>
          <table:table-cell table:style-name="ce5" table:formula="of:=(2.718281^-([.A67]^2))" office:value-type="float" office:value="0.0000573910595522122" calcext:value-type="float">
            <text:p>0,000057391060</text:p>
          </table:table-cell>
          <table:table-cell table:number-columns-repeated="4"/>
        </table:table-row>
        <table:table-row table:style-name="ro1">
          <table:table-cell table:style-name="ce2" office:value-type="float" office:value="3.25" calcext:value-type="float">
            <text:p>3,25</text:p>
          </table:table-cell>
          <table:table-cell table:style-name="ce5" table:formula="of:=[.A68] ^2" office:value-type="float" office:value="10.5625" calcext:value-type="float">
            <text:p>10,562500000000</text:p>
          </table:table-cell>
          <table:table-cell table:style-name="ce5" table:formula="of:=[.A68] ^ 3" office:value-type="float" office:value="34.328125" calcext:value-type="float">
            <text:p>34,328125000000</text:p>
          </table:table-cell>
          <table:table-cell table:style-name="ce5" table:formula="of:=[.A68] ^ 4" office:value-type="float" office:value="111.56640625" calcext:value-type="float">
            <text:p>111,566406250000</text:p>
          </table:table-cell>
          <table:table-cell table:number-columns-repeated="6"/>
          <table:table-cell table:style-name="ce5" table:formula="of:=(2.718281^-([.A68]^2))" office:value-type="float" office:value="0.0000258681834964927" calcext:value-type="float">
            <text:p>0,000025868183</text:p>
          </table:table-cell>
          <table:table-cell table:number-columns-repeated="4"/>
        </table:table-row>
        <table:table-row table:style-name="ro1">
          <table:table-cell table:style-name="ce2" office:value-type="float" office:value="3.375" calcext:value-type="float">
            <text:p>3,375</text:p>
          </table:table-cell>
          <table:table-cell table:style-name="ce5" table:formula="of:=[.A69] ^2" office:value-type="float" office:value="11.390625" calcext:value-type="float">
            <text:p>11,390625000000</text:p>
          </table:table-cell>
          <table:table-cell table:style-name="ce5" table:formula="of:=[.A69] ^ 3" office:value-type="float" office:value="38.443359375" calcext:value-type="float">
            <text:p>38,443359375000</text:p>
          </table:table-cell>
          <table:table-cell table:style-name="ce5" table:formula="of:=[.A69] ^ 4" office:value-type="float" office:value="129.746337890625" calcext:value-type="float">
            <text:p>129,746337890625</text:p>
          </table:table-cell>
          <table:table-cell table:number-columns-repeated="6"/>
          <table:table-cell table:style-name="ce5" table:formula="of:=(2.718281^-([.A69]^2))" office:value-type="float" office:value="0.0000113009752750474" calcext:value-type="float">
            <text:p>0,000011300975</text:p>
          </table:table-cell>
          <table:table-cell table:number-columns-repeated="4"/>
        </table:table-row>
        <table:table-row table:style-name="ro1">
          <table:table-cell table:style-name="ce2" office:value-type="float" office:value="3.5" calcext:value-type="float">
            <text:p>3,5</text:p>
          </table:table-cell>
          <table:table-cell table:style-name="ce5" table:formula="of:=[.A70] ^2" office:value-type="float" office:value="12.25" calcext:value-type="float">
            <text:p>12,250000000000</text:p>
          </table:table-cell>
          <table:table-cell table:style-name="ce5" table:formula="of:=[.A70] ^ 3" office:value-type="float" office:value="42.875" calcext:value-type="float">
            <text:p>42,875000000000</text:p>
          </table:table-cell>
          <table:table-cell table:style-name="ce5" table:formula="of:=[.A70] ^ 4" office:value-type="float" office:value="150.0625" calcext:value-type="float">
            <text:p>150,062500000000</text:p>
          </table:table-cell>
          <table:table-cell table:number-columns-repeated="6"/>
          <table:table-cell table:style-name="ce5" table:formula="of:=(2.718281^-([.A70]^2))" office:value-type="float" office:value="0.00000478513525725669" calcext:value-type="float">
            <text:p>0,000004785135</text:p>
          </table:table-cell>
          <table:table-cell table:number-columns-repeated="4"/>
        </table:table-row>
        <table:table-row table:style-name="ro1">
          <table:table-cell table:style-name="ce2" office:value-type="float" office:value="3.625" calcext:value-type="float">
            <text:p>3,625</text:p>
          </table:table-cell>
          <table:table-cell table:style-name="ce5" table:formula="of:=[.A71] ^2" office:value-type="float" office:value="13.140625" calcext:value-type="float">
            <text:p>13,140625000000</text:p>
          </table:table-cell>
          <table:table-cell table:style-name="ce5" table:formula="of:=[.A71] ^ 3" office:value-type="float" office:value="47.634765625" calcext:value-type="float">
            <text:p>47,634765625000</text:p>
          </table:table-cell>
          <table:table-cell table:style-name="ce5" table:formula="of:=[.A71] ^ 4" office:value-type="float" office:value="172.676025390625" calcext:value-type="float">
            <text:p>172,676025390625</text:p>
          </table:table-cell>
          <table:table-cell table:number-columns-repeated="6"/>
          <table:table-cell table:style-name="ce5" table:formula="of:=(2.718281^-([.A71]^2))" office:value-type="float" office:value="0.00000196381608578773" calcext:value-type="float">
            <text:p>0,000001963816</text:p>
          </table:table-cell>
          <table:table-cell table:number-columns-repeated="4"/>
        </table:table-row>
        <table:table-row table:style-name="ro1">
          <table:table-cell table:style-name="ce2" office:value-type="float" office:value="3.75" calcext:value-type="float">
            <text:p>3,75</text:p>
          </table:table-cell>
          <table:table-cell table:style-name="ce5" table:formula="of:=[.A72] ^2" office:value-type="float" office:value="14.0625" calcext:value-type="float">
            <text:p>14,062500000000</text:p>
          </table:table-cell>
          <table:table-cell table:style-name="ce5" table:formula="of:=[.A72] ^ 3" office:value-type="float" office:value="52.734375" calcext:value-type="float">
            <text:p>52,734375000000</text:p>
          </table:table-cell>
          <table:table-cell table:style-name="ce5" table:formula="of:=[.A72] ^ 4" office:value-type="float" office:value="197.75390625" calcext:value-type="float">
            <text:p>197,753906250000</text:p>
          </table:table-cell>
          <table:table-cell table:number-columns-repeated="6"/>
          <table:table-cell table:style-name="ce5" table:formula="of:=(2.718281^-([.A72]^2))" office:value-type="float" office:value="0.000000781152288741744" calcext:value-type="float">
            <text:p>0,000000781152</text:p>
          </table:table-cell>
          <table:table-cell table:number-columns-repeated="4"/>
        </table:table-row>
        <table:table-row table:style-name="ro1">
          <table:table-cell table:style-name="ce2" office:value-type="float" office:value="3.875" calcext:value-type="float">
            <text:p>3,875</text:p>
          </table:table-cell>
          <table:table-cell table:style-name="ce5" table:formula="of:=[.A73] ^2" office:value-type="float" office:value="15.015625" calcext:value-type="float">
            <text:p>15,015625000000</text:p>
          </table:table-cell>
          <table:table-cell table:style-name="ce5" table:formula="of:=[.A73] ^ 3" office:value-type="float" office:value="58.185546875" calcext:value-type="float">
            <text:p>58,185546875000</text:p>
          </table:table-cell>
          <table:table-cell table:style-name="ce5" table:formula="of:=[.A73] ^ 4" office:value-type="float" office:value="225.468994140625" calcext:value-type="float">
            <text:p>225,468994140625</text:p>
          </table:table-cell>
          <table:table-cell table:number-columns-repeated="6"/>
          <table:table-cell table:style-name="ce5" table:formula="of:=(2.718281^-([.A73]^2))" office:value-type="float" office:value="0.000000301161122823855" calcext:value-type="float">
            <text:p>0,000000301161</text:p>
          </table:table-cell>
          <table:table-cell table:number-columns-repeated="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table:formula="of:=[.A74] ^2" office:value-type="float" office:value="16" calcext:value-type="float">
            <text:p>16,000000000000</text:p>
          </table:table-cell>
          <table:table-cell table:style-name="ce5" table:formula="of:=[.A74] ^ 3" office:value-type="float" office:value="64" calcext:value-type="float">
            <text:p>64,000000000000</text:p>
          </table:table-cell>
          <table:table-cell table:style-name="ce5" table:formula="of:=[.A74] ^ 4" office:value-type="float" office:value="256" calcext:value-type="float">
            <text:p>256,000000000000</text:p>
          </table:table-cell>
          <table:table-cell table:number-columns-repeated="6"/>
          <table:table-cell table:style-name="ce5" table:formula="of:=(2.718281^-([.A74]^2))" office:value-type="float" office:value="0.000000112535723483697" calcext:value-type="float">
            <text:p>0,000000112536</text:p>
          </table:table-cell>
          <table:table-cell table:number-columns-repeated="4"/>
        </table:table-row>
        <table:table-row table:style-name="ro1">
          <table:table-cell table:style-name="ce2" office:value-type="float" office:value="4.125" calcext:value-type="float">
            <text:p>4,125</text:p>
          </table:table-cell>
          <table:table-cell table:style-name="ce5" table:formula="of:=[.A75] ^2" office:value-type="float" office:value="17.015625" calcext:value-type="float">
            <text:p>17,015625000000</text:p>
          </table:table-cell>
          <table:table-cell table:style-name="ce5" table:formula="of:=[.A75] ^ 3" office:value-type="float" office:value="70.189453125" calcext:value-type="float">
            <text:p>70,189453125000</text:p>
          </table:table-cell>
          <table:table-cell table:style-name="ce5" table:formula="of:=[.A75] ^ 4" office:value-type="float" office:value="289.531494140625" calcext:value-type="float">
            <text:p>289,531494140625</text:p>
          </table:table-cell>
          <table:table-cell table:number-columns-repeated="6"/>
          <table:table-cell table:style-name="ce5" table:formula="of:=(2.718281^-([.A75]^2))" office:value-type="float" office:value="0.000000040757750700947" calcext:value-type="float">
            <text:p>0,000000040758</text:p>
          </table:table-cell>
          <table:table-cell table:number-columns-repeated="4"/>
        </table:table-row>
        <table:table-row table:style-name="ro1">
          <table:table-cell table:style-name="ce2" office:value-type="float" office:value="4.25" calcext:value-type="float">
            <text:p>4,25</text:p>
          </table:table-cell>
          <table:table-cell table:style-name="ce5" table:formula="of:=[.A76] ^2" office:value-type="float" office:value="18.0625" calcext:value-type="float">
            <text:p>18,062500000000</text:p>
          </table:table-cell>
          <table:table-cell table:style-name="ce5" table:formula="of:=[.A76] ^ 3" office:value-type="float" office:value="76.765625" calcext:value-type="float">
            <text:p>76,765625000000</text:p>
          </table:table-cell>
          <table:table-cell table:style-name="ce5" table:formula="of:=[.A76] ^ 4" office:value-type="float" office:value="326.25390625" calcext:value-type="float">
            <text:p>326,253906250000</text:p>
          </table:table-cell>
          <table:table-cell table:number-columns-repeated="6"/>
          <table:table-cell table:style-name="ce5" table:formula="of:=(2.718281^-([.A76]^2))" office:value-type="float" office:value="0.0000000143073206796371" calcext:value-type="float">
            <text:p>0,000000014307</text:p>
          </table:table-cell>
          <table:table-cell table:number-columns-repeated="4"/>
        </table:table-row>
        <table:table-row table:style-name="ro1">
          <table:table-cell table:style-name="ce2" office:value-type="float" office:value="4.375" calcext:value-type="float">
            <text:p>4,375</text:p>
          </table:table-cell>
          <table:table-cell table:style-name="ce5" table:formula="of:=[.A77] ^2" office:value-type="float" office:value="19.140625" calcext:value-type="float">
            <text:p>19,140625000000</text:p>
          </table:table-cell>
          <table:table-cell table:style-name="ce5" table:formula="of:=[.A77] ^ 3" office:value-type="float" office:value="83.740234375" calcext:value-type="float">
            <text:p>83,740234375000</text:p>
          </table:table-cell>
          <table:table-cell table:style-name="ce5" table:formula="of:=[.A77] ^ 4" office:value-type="float" office:value="366.363525390625" calcext:value-type="float">
            <text:p>366,363525390625</text:p>
          </table:table-cell>
          <table:table-cell table:number-columns-repeated="6"/>
          <table:table-cell table:style-name="ce5" table:formula="of:=(2.718281^-([.A77]^2))" office:value-type="float" office:value="0.00000000486782229869826" calcext:value-type="float">
            <text:p>0,000000004868</text:p>
          </table:table-cell>
          <table:table-cell table:number-columns-repeated="4"/>
        </table:table-row>
        <table:table-row table:style-name="ro1">
          <table:table-cell table:style-name="ce2" office:value-type="float" office:value="4.5" calcext:value-type="float">
            <text:p>4,5</text:p>
          </table:table-cell>
          <table:table-cell table:style-name="ce5" table:formula="of:=[.A78] ^2" office:value-type="float" office:value="20.25" calcext:value-type="float">
            <text:p>20,250000000000</text:p>
          </table:table-cell>
          <table:table-cell table:style-name="ce5" table:formula="of:=[.A78] ^ 3" office:value-type="float" office:value="91.125" calcext:value-type="float">
            <text:p>91,125000000000</text:p>
          </table:table-cell>
          <table:table-cell table:style-name="ce5" table:formula="of:=[.A78] ^ 4" office:value-type="float" office:value="410.0625" calcext:value-type="float">
            <text:p>410,062500000000</text:p>
          </table:table-cell>
          <table:table-cell table:number-columns-repeated="6"/>
          <table:table-cell table:style-name="ce5" table:formula="of:=(2.718281^-([.A78]^2))" office:value-type="float" office:value="0.00000000160523796213028" calcext:value-type="float">
            <text:p>0,000000001605</text:p>
          </table:table-cell>
          <table:table-cell table:number-columns-repeated="4"/>
        </table:table-row>
        <table:table-row table:style-name="ro1">
          <table:table-cell table:style-name="ce2" office:value-type="float" office:value="4.625" calcext:value-type="float">
            <text:p>4,625</text:p>
          </table:table-cell>
          <table:table-cell table:style-name="ce5" table:formula="of:=[.A79] ^2" office:value-type="float" office:value="21.390625" calcext:value-type="float">
            <text:p>21,390625000000</text:p>
          </table:table-cell>
          <table:table-cell table:style-name="ce5" table:formula="of:=[.A79] ^ 3" office:value-type="float" office:value="98.931640625" calcext:value-type="float">
            <text:p>98,931640625000</text:p>
          </table:table-cell>
          <table:table-cell table:style-name="ce5" table:formula="of:=[.A79] ^ 4" office:value-type="float" office:value="457.558837890625" calcext:value-type="float">
            <text:p>457,558837890625</text:p>
          </table:table-cell>
          <table:table-cell table:number-columns-repeated="6"/>
          <table:table-cell table:style-name="ce5" table:formula="of:=(2.718281^-([.A79]^2))" office:value-type="float" office:value="0.000000000513065047416581" calcext:value-type="float">
            <text:p>0,000000000513</text:p>
          </table:table-cell>
          <table:table-cell table:number-columns-repeated="4"/>
        </table:table-row>
        <table:table-row table:style-name="ro1">
          <table:table-cell table:style-name="ce2" office:value-type="float" office:value="4.75" calcext:value-type="float">
            <text:p>4,75</text:p>
          </table:table-cell>
          <table:table-cell table:style-name="ce5" table:formula="of:=[.A80] ^2" office:value-type="float" office:value="22.5625" calcext:value-type="float">
            <text:p>22,562500000000</text:p>
          </table:table-cell>
          <table:table-cell table:style-name="ce5" table:formula="of:=[.A80] ^ 3" office:value-type="float" office:value="107.171875" calcext:value-type="float">
            <text:p>107,171875000000</text:p>
          </table:table-cell>
          <table:table-cell table:style-name="ce5" table:formula="of:=[.A80] ^ 4" office:value-type="float" office:value="509.06640625" calcext:value-type="float">
            <text:p>509,066406250000</text:p>
          </table:table-cell>
          <table:table-cell table:number-columns-repeated="6"/>
          <table:table-cell table:style-name="ce5" table:formula="of:=(2.718281^-([.A80]^2))" office:value-type="float" office:value="0.00000000015894019388459" calcext:value-type="float">
            <text:p>0,000000000159</text:p>
          </table:table-cell>
          <table:table-cell table:number-columns-repeated="4"/>
        </table:table-row>
        <table:table-row table:style-name="ro1">
          <table:table-cell table:style-name="ce2" office:value-type="float" office:value="4.875" calcext:value-type="float">
            <text:p>4,875</text:p>
          </table:table-cell>
          <table:table-cell table:style-name="ce5" table:formula="of:=[.A81] ^2" office:value-type="float" office:value="23.765625" calcext:value-type="float">
            <text:p>23,765625000000</text:p>
          </table:table-cell>
          <table:table-cell table:style-name="ce5" table:formula="of:=[.A81] ^ 3" office:value-type="float" office:value="115.857421875" calcext:value-type="float">
            <text:p>115,857421875000</text:p>
          </table:table-cell>
          <table:table-cell table:style-name="ce5" table:formula="of:=[.A81] ^ 4" office:value-type="float" office:value="564.804931640625" calcext:value-type="float">
            <text:p>564,804931640625</text:p>
          </table:table-cell>
          <table:table-cell table:number-columns-repeated="6"/>
          <table:table-cell table:style-name="ce5" table:formula="of:=(2.718281^-([.A81]^2))" office:value-type="float" office:value="0.0000000000477225178605671" calcext:value-type="float">
            <text:p>0,000000000048</text:p>
          </table:table-cell>
          <table:table-cell table:number-columns-repeated="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table:formula="of:=[.A82] ^2" office:value-type="float" office:value="25" calcext:value-type="float">
            <text:p>25,000000000000</text:p>
          </table:table-cell>
          <table:table-cell table:style-name="ce5" table:formula="of:=[.A82] ^ 3" office:value-type="float" office:value="125" calcext:value-type="float">
            <text:p>125,000000000000</text:p>
          </table:table-cell>
          <table:table-cell table:style-name="ce5" table:formula="of:=[.A82] ^ 4" office:value-type="float" office:value="625" calcext:value-type="float">
            <text:p>625,000000000000</text:p>
          </table:table-cell>
          <table:table-cell table:number-columns-repeated="6"/>
          <table:table-cell table:style-name="ce5" table:formula="of:=(2.718281^-([.A82]^2))" office:value-type="float" office:value="0.0000000000138880496821587" calcext:value-type="float">
            <text:p>0,000000000014</text:p>
          </table:table-cell>
          <table:table-cell table:number-columns-repeated="4"/>
        </table:table-row>
        <table:table-row table:style-name="ro1">
          <table:table-cell/>
          <table:table-cell table:style-name="ce4" table:formula="of:=SUM([.B2:.B50])" office:value-type="float" office:value="349.125" calcext:value-type="float">
            <text:p>349,125000000000</text:p>
          </table:table-cell>
          <table:table-cell table:style-name="ce4" table:formula="of:=SUM([.C2:.C50])" office:value-type="float" office:value="-1310.75" calcext:value-type="float">
            <text:p>-1310,750000000000</text:p>
          </table:table-cell>
          <table:table-cell table:style-name="ce4" table:formula="of:=SUM([.D2:.D50])" office:value-type="float" office:value="5319.849609375" calcext:value-type="float">
            <text:p>5319,849609375000</text:p>
          </table:table-cell>
          <table:table-cell table:style-name="ce4" table:formula="of:=SUM([.E2:.E50])" office:value-type="float" office:value="-22426.49609375" calcext:value-type="float">
            <text:p>-22426,496093750000</text:p>
          </table:table-cell>
          <table:table-cell table:style-name="ce4" table:formula="of:=SUM([.F2:.F50])" office:value-type="float" office:value="97295.1911315918" calcext:value-type="float">
            <text:p>97295,191131591800</text:p>
          </table:table-cell>
          <table:table-cell table:style-name="ce4" table:formula="of:=SUM([.G2:.G50])" office:value-type="float" office:value="-430824.894592285" calcext:value-type="float">
            <text:p>-430824,894592285000</text:p>
          </table:table-cell>
          <table:table-cell table:style-name="ce4" table:formula="of:=SUM([.H2:.H50])" office:value-type="float" office:value="1937932.65163565" calcext:value-type="float">
            <text:p>1937932,651635650000</text:p>
          </table:table-cell>
          <table:table-cell table:style-name="ce4" table:formula="of:=SUM([.I2:.I50])" office:value-type="float" office:value="-8825660.84858227" calcext:value-type="float">
            <text:p>-8825660,848582270000</text:p>
          </table:table-cell>
          <table:table-cell table:style-name="ce4" table:formula="of:=SUM([.J2:.J50])" office:value-type="float" office:value="40597475.4941605" calcext:value-type="float">
            <text:p>40597475,494160500000</text:p>
          </table:table-cell>
          <table:table-cell table:style-name="ce4" table:formula="of:=SUM([.K2:.K50])" office:value-type="float" office:value="13.240681641388" calcext:value-type="float">
            <text:p>13,240681641388</text:p>
          </table:table-cell>
          <table:table-cell table:style-name="ce8" table:formula="of:=SUM([.L2:.L50])" office:value-type="float" office:value="-1.29142097495647" calcext:value-type="float">
            <text:p>-1,29142097495647000000</text:p>
          </table:table-cell>
          <table:table-cell table:style-name="ce4" table:formula="of:=SUM([.M2:.M50])" office:value-type="float" office:value="5.24462407859606" calcext:value-type="float">
            <text:p>5,244624078596</text:p>
          </table:table-cell>
          <table:table-cell table:style-name="ce4" table:formula="of:=SUM([.N2:.N50])" office:value-type="float" office:value="-2.75525790464778" calcext:value-type="float">
            <text:p>-2,755257904648</text:p>
          </table:table-cell>
          <table:table-cell table:style-name="ce4" table:formula="of:=SUM([.O2:.O50])" office:value-type="float" office:value="6.31114016605436" calcext:value-type="float">
            <text:p>6,311140166054</text:p>
          </table:table-cell>
        </table:table-row>
        <table:table-row table:style-name="ro1" table:number-rows-repeated="104849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5" number:min-integer-digits="1"/>
    </number:number-style>
    <number:number-style style:name="N108">
      <number:number number:decimal-places="12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2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 style:data-style-name="N2" text:time-value="17:24:39.37471020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2T17:27:08.228336877</meta:creation-date>
    <meta:generator>LibreOffice/4.2.8.2$Linux_X86_64 LibreOffice_project/420m0$Build-2</meta:generator>
    <dc:date>2015-06-16T21:42:41.211624866</dc:date>
    <meta:editing-duration>P0D</meta:editing-duration>
    <meta:editing-cycles>3</meta:editing-cycles>
    <meta:document-statistic meta:table-count="2" meta:cell-count="1688" meta:object-count="0"/>
  </office:meta>
</office:document-meta>
</file>